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7cm"/>
    </style:style>
    <style:style style:name="co4" style:family="table-column">
      <style:table-column-properties fo:break-before="auto" style:column-width="4.667cm"/>
    </style:style>
    <style:style style:name="co5" style:family="table-column">
      <style:table-column-properties fo:break-before="auto" style:column-width="8.925cm"/>
    </style:style>
    <style:style style:name="co6" style:family="table-column">
      <style:table-column-properties fo:break-before="auto" style:column-width="4.098cm"/>
    </style:style>
    <style:style style:name="co7" style:family="table-column">
      <style:table-column-properties fo:break-before="auto" style:column-width="8.356cm"/>
    </style:style>
    <style:style style:name="co8" style:family="table-column">
      <style:table-column-properties fo:break-before="auto" style:column-width="10.5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upedeck+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2" table:default-cell-style-name="ce6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row table:style-name="ro1">
          <table:table-cell table:style-name="ce1" office:value-type="string" calcext:value-type="string" table:number-columns-spanned="2" table:number-rows-spanned="1">
            <text:p>Loupedeck+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dditional Modifier</text:p>
          </table:table-cell>
          <table:covered-table-cell table:style-name="ce4"/>
          <table:table-cell table:style-name="ce7" office:value-type="string" calcext:value-type="string" table:number-columns-spanned="3" table:number-rows-spanned="1">
            <text:p>darktable action</text:p>
          </table:table-cell>
          <table:covered-table-cell table:style-name="ce8"/>
          <table:covered-table-cell table:style-name="ce2"/>
          <table:table-cell table:style-name="ce9" office:value-type="string" calcext:value-type="string" table:number-columns-spanned="3" table:number-rows-spanned="1">
            <text:p>shortcutsrc information</text:p>
          </table:table-cell>
          <table:covered-table-cell table:number-columns-repeated="2" table:style-name="ce10"/>
        </table:table-row>
        <table:table-row table:style-name="ro1">
          <table:table-cell table:style-name="ce2" office:value-type="string" calcext:value-type="string">
            <text:p>Control / Key</text:p>
          </table:table-cell>
          <table:table-cell table:style-name="ce5" office:value-type="string" calcext:value-type="string">
            <text:p>Action</text:p>
          </table:table-cell>
          <table:table-cell table:style-name="ce2" office:value-type="string" calcext:value-type="string">
            <text:p>Control / Key</text:p>
          </table:table-cell>
          <table:table-cell table:style-name="ce5" office:value-type="string" calcext:value-type="string">
            <text:p>Action</text:p>
          </table:table-cell>
          <table:table-cell table:style-name="ce8" office:value-type="string" calcext:value-type="string">
            <text:p>View</text:p>
          </table:table-cell>
          <table:table-cell table:style-name="ce8" office:value-type="string" calcext:value-type="string">
            <text:p>Module</text:p>
          </table:table-cell>
          <table:table-cell table:style-name="ce2" office:value-type="string" calcext:value-type="string">
            <text:p>action</text:p>
          </table:table-cell>
          <table:table-cell table:style-name="ce10" office:value-type="string" calcext:value-type="string">
            <text:p>shortcut code</text:p>
          </table:table-cell>
          <table:table-cell table:style-name="ce10" office:value-type="string" calcext:value-type="string">
            <text:p>action code</text:p>
          </table:table-cell>
          <table:table-cell table:style-name="ce10" office:value-type="string" calcext:value-type="string">
            <text:p>shortcutsrc code</text:p>
          </table:table-cell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midi:B6</text:p>
          </table:table-cell>
          <table:table-cell table:style-name="Default" office:value-type="string" calcext:value-type="string">
            <text:p>views/darkroom/undo</text:p>
          </table:table-cell>
          <table:table-cell table:style-name="Default" table:formula="of:=IF([.H3]=&quot;&quot;;&quot;&quot;;IF([.I3]=&quot;&quot;;&quot;&quot;;COM.MICROSOFT.CONCAT([.H3];&quot;=&quot;;[.I3])))" office:value-type="string" office:string-value="midi:B6=views/darkroom/undo" calcext:value-type="string">
            <text:p>midi:B6=views/darkroom/undo</text:p>
          </table:table-cell>
        </table:table-row>
        <table:table-row table:style-name="ro1">
          <table:table-cell office:value-type="string" calcext:value-type="string">
            <text:p>Redo</text:p>
          </table:table-cell>
          <table:table-cell office:value-type="string" calcext:value-type="string">
            <text:p>Press</text:p>
          </table:table-cell>
          <table:table-cell table:style-name="Default"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midi:C7</text:p>
          </table:table-cell>
          <table:table-cell table:style-name="Default" office:value-type="string" calcext:value-type="string">
            <text:p>views/darkroom/redo</text:p>
          </table:table-cell>
          <table:table-cell table:style-name="Default" table:formula="of:=IF([.H4]=&quot;&quot;;&quot;&quot;;IF([.I4]=&quot;&quot;;&quot;&quot;;COM.MICROSOFT.CONCAT([.H4];&quot;=&quot;;[.I4])))" office:value-type="string" office:string-value="midi:C7=views/darkroom/redo" calcext:value-type="string">
            <text:p>midi:C7=views/darkroom/redo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 table:style-name="Default" table:formula="of:=IF([.H5]=&quot;&quot;;&quot;&quot;;IF([.I5]=&quot;&quot;;&quot;&quot;;COM.MICROSOFT.CONCAT([.H5];&quot;=&quot;;[.I5])))">
            <text:p/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shift key press</text:p>
          </table:table-cell>
          <table:table-cell office:value-type="string" calcext:value-type="string">
            <text:p>midi:F#8</text:p>
          </table:table-cell>
          <table:table-cell office:value-type="string" calcext:value-type="string">
            <text:p>global/modifiers;shift</text:p>
          </table:table-cell>
          <table:table-cell table:style-name="Default" table:formula="of:=IF([.H6]=&quot;&quot;;&quot;&quot;;IF([.I6]=&quot;&quot;;&quot;&quot;;COM.MICROSOFT.CONCAT([.H6];&quot;=&quot;;[.I6])))" office:value-type="string" office:string-value="midi:F#8=global/modifiers;shift" calcext:value-type="string">
            <text:p>midi:F#8=global/modifiers;shift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ctrl key press</text:p>
          </table:table-cell>
          <table:table-cell office:value-type="string" calcext:value-type="string">
            <text:p>midi:G8</text:p>
          </table:table-cell>
          <table:table-cell office:value-type="string" calcext:value-type="string">
            <text:p>global/modifiers;ctrl</text:p>
          </table:table-cell>
          <table:table-cell table:style-name="Default" table:formula="of:=IF([.H7]=&quot;&quot;;&quot;&quot;;IF([.I7]=&quot;&quot;;&quot;&quot;;COM.MICROSOFT.CONCAT([.H7];&quot;=&quot;;[.I7])))" office:value-type="string" office:string-value="midi:G8=global/modifiers;ctrl" calcext:value-type="string">
            <text:p>midi:G8=global/modifiers;ctrl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modifiers</text:p>
          </table:table-cell>
          <table:table-cell office:value-type="string" calcext:value-type="string">
            <text:p>alt (option) key press</text:p>
          </table:table-cell>
          <table:table-cell office:value-type="string" calcext:value-type="string">
            <text:p>midi:G#8</text:p>
          </table:table-cell>
          <table:table-cell table:style-name="ce12" office:value-type="string" calcext:value-type="string">
            <text:p>global/modifiers;alt</text:p>
          </table:table-cell>
          <table:table-cell table:style-name="Default" table:formula="of:=IF([.H8]=&quot;&quot;;&quot;&quot;;IF([.I8]=&quot;&quot;;&quot;&quot;;COM.MICROSOFT.CONCAT([.H8];&quot;=&quot;;[.I8])))" office:value-type="string" office:string-value="midi:G#8=global/modifiers;alt" calcext:value-type="string">
            <text:p>midi:G#8=global/modifiers;alt</text:p>
          </table:table-cell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Default"/>
          <table:table-cell table:style-name="Default" table:formula="of:=IF([.H9]=&quot;&quot;;&quot;&quot;;IF([.I9]=&quot;&quot;;&quot;&quot;;COM.MICROSOFT.CONCAT([.H9];&quot;=&quot;;[.I9])))">
            <text:p/>
          </table:table-cell>
        </table:table-row>
        <table:table-row table:style-name="ro1">
          <table:table-cell office:value-type="string" calcext:value-type="string">
            <text:p>Purple / Tab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oggle 5 star rating on/off</text:p>
          </table:table-cell>
          <table:table-cell office:value-type="string" calcext:value-type="string">
            <text:p>midi:A#4;shift</text:p>
          </table:table-cell>
          <table:table-cell table:style-name="Default" office:value-type="string" calcext:value-type="string">
            <text:p>views/thumbtable/rating;five</text:p>
          </table:table-cell>
          <table:table-cell table:style-name="Default" table:formula="of:=IF([.H10]=&quot;&quot;;&quot;&quot;;IF([.I10]=&quot;&quot;;&quot;&quot;;COM.MICROSOFT.CONCAT([.H10];&quot;=&quot;;[.I10])))" office:value-type="string" office:string-value="midi:A#4;shift=views/thumbtable/rating;five" calcext:value-type="string">
            <text:p>midi:A#4;shift=views/thumbtable/rating;five</text:p>
          </table:table-cell>
        </table:table-row>
        <table:table-row table:style-name="ro1">
          <table:table-cell office:value-type="string" calcext:value-type="string">
            <text:p>Purple / Tab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oggle colour label purple on/off</text:p>
          </table:table-cell>
          <table:table-cell office:value-type="string" calcext:value-type="string">
            <text:p>midi:A#4</text:p>
          </table:table-cell>
          <table:table-cell table:style-name="Default" office:value-type="string" calcext:value-type="string">
            <text:p>views/thumbtable/color label;purple</text:p>
          </table:table-cell>
          <table:table-cell table:style-name="Default" table:formula="of:=IF([.H11]=&quot;&quot;;&quot;&quot;;IF([.I11]=&quot;&quot;;&quot;&quot;;COM.MICROSOFT.CONCAT([.H11];&quot;=&quot;;[.I11])))" office:value-type="string" office:string-value="midi:A#4=views/thumbtable/color label;purple" calcext:value-type="string">
            <text:p>midi:A#4=views/thumbtable/color label;purple</text:p>
          </table:table-cell>
        </table:table-row>
        <table:table-row table:style-name="ro1">
          <table:table-cell office:value-type="string" calcext:value-type="string">
            <text:p>Blue / Alt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oggle 4 star rating on/off</text:p>
          </table:table-cell>
          <table:table-cell office:value-type="string" calcext:value-type="string">
            <text:p>midi:A4;shift</text:p>
          </table:table-cell>
          <table:table-cell table:style-name="Default" office:value-type="string" calcext:value-type="string">
            <text:p>views/thumbtable/rating;four</text:p>
          </table:table-cell>
          <table:table-cell table:style-name="Default" table:formula="of:=IF([.H12]=&quot;&quot;;&quot;&quot;;IF([.I12]=&quot;&quot;;&quot;&quot;;COM.MICROSOFT.CONCAT([.H12];&quot;=&quot;;[.I12])))" office:value-type="string" office:string-value="midi:A4;shift=views/thumbtable/rating;four" calcext:value-type="string">
            <text:p>midi:A4;shift=views/thumbtable/rating;four</text:p>
          </table:table-cell>
        </table:table-row>
        <table:table-row table:style-name="ro1">
          <table:table-cell office:value-type="string" calcext:value-type="string">
            <text:p>Blue / Alt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oggle colour label blue on/off</text:p>
          </table:table-cell>
          <table:table-cell office:value-type="string" calcext:value-type="string">
            <text:p>midi:A4</text:p>
          </table:table-cell>
          <table:table-cell table:style-name="Default" office:value-type="string" calcext:value-type="string">
            <text:p>views/thumbtable/color label;blue</text:p>
          </table:table-cell>
          <table:table-cell table:style-name="Default" table:formula="of:=IF([.H13]=&quot;&quot;;&quot;&quot;;IF([.I13]=&quot;&quot;;&quot;&quot;;COM.MICROSOFT.CONCAT([.H13];&quot;=&quot;;[.I13])))" office:value-type="string" office:string-value="midi:A4=views/thumbtable/color label;blue" calcext:value-type="string">
            <text:p>midi:A4=views/thumbtable/color label;blue</text:p>
          </table:table-cell>
        </table:table-row>
        <table:table-row table:style-name="ro1">
          <table:table-cell office:value-type="string" calcext:value-type="string">
            <text:p>Red / Shift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oggle 1 star rating on/off</text:p>
          </table:table-cell>
          <table:table-cell office:value-type="string" calcext:value-type="string">
            <text:p>midi:F#4;shift</text:p>
          </table:table-cell>
          <table:table-cell table:style-name="Default" office:value-type="string" calcext:value-type="string">
            <text:p>views/thumbtable/rating;one</text:p>
          </table:table-cell>
          <table:table-cell table:style-name="Default" table:formula="of:=IF([.H14]=&quot;&quot;;&quot;&quot;;IF([.I14]=&quot;&quot;;&quot;&quot;;COM.MICROSOFT.CONCAT([.H14];&quot;=&quot;;[.I14])))" office:value-type="string" office:string-value="midi:F#4;shift=views/thumbtable/rating;one" calcext:value-type="string">
            <text:p>midi:F#4;shift=views/thumbtable/rating;one</text:p>
          </table:table-cell>
        </table:table-row>
        <table:table-row table:style-name="ro1">
          <table:table-cell office:value-type="string" calcext:value-type="string">
            <text:p>Red / Shift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oggle colour label red on/off</text:p>
          </table:table-cell>
          <table:table-cell office:value-type="string" calcext:value-type="string">
            <text:p>midi:F#4</text:p>
          </table:table-cell>
          <table:table-cell table:style-name="Default" office:value-type="string" calcext:value-type="string">
            <text:p>views/thumbtable/color label;red</text:p>
          </table:table-cell>
          <table:table-cell table:style-name="Default" table:formula="of:=IF([.H15]=&quot;&quot;;&quot;&quot;;IF([.I15]=&quot;&quot;;&quot;&quot;;COM.MICROSOFT.CONCAT([.H15];&quot;=&quot;;[.I15])))" office:value-type="string" office:string-value="midi:F#4=views/thumbtable/color label;red" calcext:value-type="string">
            <text:p>midi:F#4=views/thumbtable/color label;red</text:p>
          </table:table-cell>
        </table:table-row>
        <table:table-row table:style-name="ro1">
          <table:table-cell office:value-type="string" calcext:value-type="string">
            <text:p>Green / #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oggle 3 star rating on/off</text:p>
          </table:table-cell>
          <table:table-cell office:value-type="string" calcext:value-type="string">
            <text:p>midi:G#4;shift</text:p>
          </table:table-cell>
          <table:table-cell table:style-name="Default" office:value-type="string" calcext:value-type="string">
            <text:p>views/thumbtable/rating;three</text:p>
          </table:table-cell>
          <table:table-cell table:style-name="Default" table:formula="of:=IF([.H16]=&quot;&quot;;&quot;&quot;;IF([.I16]=&quot;&quot;;&quot;&quot;;COM.MICROSOFT.CONCAT([.H16];&quot;=&quot;;[.I16])))" office:value-type="string" office:string-value="midi:G#4;shift=views/thumbtable/rating;three" calcext:value-type="string">
            <text:p>midi:G#4;shift=views/thumbtable/rating;three</text:p>
          </table:table-cell>
        </table:table-row>
        <table:table-row table:style-name="ro1">
          <table:table-cell office:value-type="string" calcext:value-type="string">
            <text:p>Green / #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oggle colour label green on/off</text:p>
          </table:table-cell>
          <table:table-cell office:value-type="string" calcext:value-type="string">
            <text:p>midi:G#4</text:p>
          </table:table-cell>
          <table:table-cell table:style-name="Default" office:value-type="string" calcext:value-type="string">
            <text:p>views/thumbtable/color label;green</text:p>
          </table:table-cell>
          <table:table-cell table:style-name="Default" table:formula="of:=IF([.H17]=&quot;&quot;;&quot;&quot;;IF([.I17]=&quot;&quot;;&quot;&quot;;COM.MICROSOFT.CONCAT([.H17];&quot;=&quot;;[.I17])))" office:value-type="string" office:string-value="midi:G#4=views/thumbtable/color label;green" calcext:value-type="string">
            <text:p>midi:G#4=views/thumbtable/color label;green</text:p>
          </table:table-cell>
        </table:table-row>
        <table:table-row table:style-name="ro1">
          <table:table-cell office:value-type="string" calcext:value-type="string">
            <text:p>Yellow / Ctrl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oggle 2 star rating on/off</text:p>
          </table:table-cell>
          <table:table-cell office:value-type="string" calcext:value-type="string">
            <text:p>midi:G4;shift</text:p>
          </table:table-cell>
          <table:table-cell table:style-name="Default" office:value-type="string" calcext:value-type="string">
            <text:p>views/thumbtable/rating;two</text:p>
          </table:table-cell>
          <table:table-cell table:style-name="Default" table:formula="of:=IF([.H18]=&quot;&quot;;&quot;&quot;;IF([.I18]=&quot;&quot;;&quot;&quot;;COM.MICROSOFT.CONCAT([.H18];&quot;=&quot;;[.I18])))" office:value-type="string" office:string-value="midi:G4;shift=views/thumbtable/rating;two" calcext:value-type="string">
            <text:p>midi:G4;shift=views/thumbtable/rating;two</text:p>
          </table:table-cell>
        </table:table-row>
        <table:table-row table:style-name="ro1">
          <table:table-cell office:value-type="string" calcext:value-type="string">
            <text:p>Yellow / Ctrl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oggle colour label yellow on/off</text:p>
          </table:table-cell>
          <table:table-cell office:value-type="string" calcext:value-type="string">
            <text:p>midi:G4</text:p>
          </table:table-cell>
          <table:table-cell table:style-name="Default" office:value-type="string" calcext:value-type="string">
            <text:p>views/thumbtable/color label;yellow</text:p>
          </table:table-cell>
          <table:table-cell table:style-name="Default" table:formula="of:=IF([.H19]=&quot;&quot;;&quot;&quot;;IF([.I19]=&quot;&quot;;&quot;&quot;;COM.MICROSOFT.CONCAT([.H19];&quot;=&quot;;[.I19])))" office:value-type="string" office:string-value="midi:G4=views/thumbtable/color label;yellow" calcext:value-type="string">
            <text:p>midi:G4=views/thumbtable/color label;yellow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/>
          <table:table-cell table:style-name="Default" table:formula="of:=IF([.H20]=&quot;&quot;;&quot;&quot;;IF([.I20]=&quot;&quot;;&quot;&quot;;COM.MICROSOFT.CONCAT([.H20];&quot;=&quot;;[.I20])))">
            <text:p/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lighttable</text:p>
          </table:table-cell>
          <table:table-cell office:value-type="string" calcext:value-type="string">
            <text:p>history stack</text:p>
          </table:table-cell>
          <table:table-cell office:value-type="string" calcext:value-type="string">
            <text:p>selective copy</text:p>
          </table:table-cell>
          <table:table-cell office:value-type="string" calcext:value-type="string">
            <text:p>midi:G#6;shift</text:p>
          </table:table-cell>
          <table:table-cell table:style-name="Default" office:value-type="string" calcext:value-type="string">
            <text:p>lib/copy_history/selective copy</text:p>
          </table:table-cell>
          <table:table-cell table:style-name="Default" table:formula="of:=IF([.H21]=&quot;&quot;;&quot;&quot;;IF([.I21]=&quot;&quot;;&quot;&quot;;COM.MICROSOFT.CONCAT([.H21];&quot;=&quot;;[.I21])))" office:value-type="string" office:string-value="midi:G#6;shift=lib/copy_history/selective copy" calcext:value-type="string">
            <text:p>midi:G#6;shift=lib/copy_history/selective copy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Press</text:p>
          </table:table-cell>
          <table:table-cell table:style-name="Default" table:number-columns-repeated="2"/>
          <table:table-cell office:value-type="string" calcext:value-type="string">
            <text:p>lighttable</text:p>
          </table:table-cell>
          <table:table-cell office:value-type="string" calcext:value-type="string">
            <text:p>history stack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midi:G#6</text:p>
          </table:table-cell>
          <table:table-cell table:style-name="Default" office:value-type="string" calcext:value-type="string">
            <text:p>lib/copy_history/copy</text:p>
          </table:table-cell>
          <table:table-cell table:style-name="Default" table:formula="of:=IF([.H22]=&quot;&quot;;&quot;&quot;;IF([.I22]=&quot;&quot;;&quot;&quot;;COM.MICROSOFT.CONCAT([.H22];&quot;=&quot;;[.I22])))" office:value-type="string" office:string-value="midi:G#6=lib/copy_history/copy" calcext:value-type="string">
            <text:p>midi:G#6=lib/copy_history/copy</text:p>
          </table:table-cell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2 (Ctrl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lighttable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create duplicate</text:p>
          </table:table-cell>
          <table:table-cell office:value-type="string" calcext:value-type="string">
            <text:p>midi:G#6;ctrl</text:p>
          </table:table-cell>
          <table:table-cell table:style-name="Default" office:value-type="string" calcext:value-type="string">
            <text:p>lib/image/duplicate</text:p>
          </table:table-cell>
          <table:table-cell table:style-name="Default" table:formula="of:=IF([.H23]=&quot;&quot;;&quot;&quot;;IF([.I23]=&quot;&quot;;&quot;&quot;;COM.MICROSOFT.CONCAT([.H23];&quot;=&quot;;[.I23])))" office:value-type="string" office:string-value="midi:G#6;ctrl=lib/image/duplicate" calcext:value-type="string">
            <text:p>midi:G#6;ctrl=lib/image/duplicate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/>
          <table:table-cell office:value-type="string" calcext:value-type="string">
            <text:p>lighttable</text:p>
          </table:table-cell>
          <table:table-cell office:value-type="string" calcext:value-type="string">
            <text:p>history stack</text:p>
          </table:table-cell>
          <table:table-cell office:value-type="string" calcext:value-type="string">
            <text:p>selective paste</text:p>
          </table:table-cell>
          <table:table-cell office:value-type="string" calcext:value-type="string">
            <text:p>midi:A6;shift</text:p>
          </table:table-cell>
          <table:table-cell table:style-name="Default" office:value-type="string" calcext:value-type="string">
            <text:p>lib/copy_history/selective paste</text:p>
          </table:table-cell>
          <table:table-cell table:style-name="Default" table:formula="of:=IF([.H24]=&quot;&quot;;&quot;&quot;;IF([.I24]=&quot;&quot;;&quot;&quot;;COM.MICROSOFT.CONCAT([.H24];&quot;=&quot;;[.I24])))" office:value-type="string" office:string-value="midi:A6;shift=lib/copy_history/selective paste" calcext:value-type="string">
            <text:p>midi:A6;shift=lib/copy_history/selective paste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lighttable</text:p>
          </table:table-cell>
          <table:table-cell office:value-type="string" calcext:value-type="string">
            <text:p>history stack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midi:A6</text:p>
          </table:table-cell>
          <table:table-cell table:style-name="Default" office:value-type="string" calcext:value-type="string">
            <text:p>lib/copy_history/paste</text:p>
          </table:table-cell>
          <table:table-cell table:style-name="Default" table:formula="of:=IF([.H25]=&quot;&quot;;&quot;&quot;;IF([.I25]=&quot;&quot;;&quot;&quot;;COM.MICROSOFT.CONCAT([.H25];&quot;=&quot;;[.I25])))" office:value-type="string" office:string-value="midi:A6=lib/copy_history/paste" calcext:value-type="string">
            <text:p>midi:A6=lib/copy_history/paste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Press</text:p>
          </table:table-cell>
          <table:table-cell table:style-name="ce6"/>
          <table:table-cell table:style-name="ce3"/>
          <table:table-cell office:value-type="string" calcext:value-type="string">
            <text:p>Global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oggle darkroom / lighttable views </text:p>
          </table:table-cell>
          <table:table-cell office:value-type="string" calcext:value-type="string">
            <text:p>midi:D8</text:p>
          </table:table-cell>
          <table:table-cell table:style-name="Default" office:value-type="string" calcext:value-type="string">
            <text:p>global/switch views/darkroom</text:p>
          </table:table-cell>
          <table:table-cell table:style-name="Default" table:formula="of:=IF([.H26]=&quot;&quot;;&quot;&quot;;IF([.I26]=&quot;&quot;;&quot;&quot;;COM.MICROSOFT.CONCAT([.H26];&quot;=&quot;;[.I26])))" office:value-type="string" office:string-value="midi:D8=global/switch views/darkroom" calcext:value-type="string">
            <text:p>midi:D8=global/switch views/darkroom</text:p>
          </table:table-cell>
        </table:table-row>
        <table:table-row table:style-name="ro1">
          <table:table-cell table:number-columns-repeated="9"/>
          <table:table-cell table:style-name="Default" table:formula="of:=IF([.H27]=&quot;&quot;;&quot;&quot;;IF([.I27]=&quot;&quot;;&quot;&quot;;COM.MICROSOFT.CONCAT([.H27];&quot;=&quot;;[.I27])))">
            <text:p/>
          </table:table-cell>
        </table:table-row>
        <table:table-row table:style-name="ro1">
          <table:table-cell office:value-type="string" calcext:value-type="string">
            <text:p>Control Dial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rotate and perspective</text:p>
          </table:table-cell>
          <table:table-cell office:value-type="string" calcext:value-type="string">
            <text:p>lens shift (vertical) +/-</text:p>
          </table:table-cell>
          <table:table-cell office:value-type="string" calcext:value-type="string">
            <text:p>midi:C#3;midi:CC48</text:p>
          </table:table-cell>
          <table:table-cell table:style-name="Default" office:value-type="string" calcext:value-type="string">
            <text:p>iop/ashift/lens shift (vertical)</text:p>
          </table:table-cell>
          <table:table-cell table:style-name="Default" table:formula="of:=IF([.H28]=&quot;&quot;;&quot;&quot;;IF([.I28]=&quot;&quot;;&quot;&quot;;COM.MICROSOFT.CONCAT([.H28];&quot;=&quot;;[.I28])))" office:value-type="string" office:string-value="midi:C#3;midi:CC48=iop/ashift/lens shift (vertical)" calcext:value-type="string">
            <text:p>midi:C#3;midi:CC48=iop/ashift/lens shift (vertical)</text:p>
          </table:table-cell>
        </table:table-row>
        <table:table-row table:style-name="ro1">
          <table:table-cell office:value-type="string" calcext:value-type="string">
            <text:p>Control Dial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rotate and perspective</text:p>
          </table:table-cell>
          <table:table-cell office:value-type="string" calcext:value-type="string">
            <text:p>Reset all module values to default</text:p>
          </table:table-cell>
          <table:table-cell office:value-type="string" calcext:value-type="string">
            <text:p>midi:C3</text:p>
          </table:table-cell>
          <table:table-cell table:style-name="Default" office:value-type="string" calcext:value-type="string">
            <text:p>iop/ashift;reset;ctrl-activate</text:p>
          </table:table-cell>
          <table:table-cell table:style-name="Default" table:formula="of:=IF([.H29]=&quot;&quot;;&quot;&quot;;IF([.I29]=&quot;&quot;;&quot;&quot;;COM.MICROSOFT.CONCAT([.H29];&quot;=&quot;;[.I29])))" office:value-type="string" office:string-value="midi:C3=iop/ashift;reset;ctrl-activate" calcext:value-type="string">
            <text:p>midi:C3=iop/ashift;reset;ctrl-activate</text:p>
          </table:table-cell>
        </table:table-row>
        <table:table-row table:style-name="ro1">
          <table:table-cell office:value-type="string" calcext:value-type="string">
            <text:p>Control Dial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rotate and perspective</text:p>
          </table:table-cell>
          <table:table-cell office:value-type="string" calcext:value-type="string">
            <text:p>lens shift (horizontal) +/-</text:p>
          </table:table-cell>
          <table:table-cell office:value-type="string" calcext:value-type="string">
            <text:p>midi:D3;midi:CC48</text:p>
          </table:table-cell>
          <table:table-cell table:style-name="Default" office:value-type="string" calcext:value-type="string">
            <text:p>iop/ashift/lens shift (horizontal)</text:p>
          </table:table-cell>
          <table:table-cell table:style-name="Default" table:formula="of:=IF([.H30]=&quot;&quot;;&quot;&quot;;IF([.I30]=&quot;&quot;;&quot;&quot;;COM.MICROSOFT.CONCAT([.H30];&quot;=&quot;;[.I30])))" office:value-type="string" office:string-value="midi:D3;midi:CC48=iop/ashift/lens shift (horizontal)" calcext:value-type="string">
            <text:p>midi:D3;midi:CC48=iop/ashift/lens shift (horizontal)</text:p>
          </table:table-cell>
        </table:table-row>
        <table:table-row table:style-name="ro1">
          <table:table-cell office:value-type="string" calcext:value-type="string">
            <text:p>Control Dial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rotate and perspective</text:p>
          </table:table-cell>
          <table:table-cell office:value-type="string" calcext:value-type="string">
            <text:p>rotation <text:s/>+/-</text:p>
          </table:table-cell>
          <table:table-cell office:value-type="string" calcext:value-type="string">
            <text:p>None;midi:CC48</text:p>
          </table:table-cell>
          <table:table-cell table:style-name="Default" office:value-type="string" calcext:value-type="string">
            <text:p>iop/ashift/rotation;*-1</text:p>
          </table:table-cell>
          <table:table-cell table:style-name="Default" table:formula="of:=IF([.H31]=&quot;&quot;;&quot;&quot;;IF([.I31]=&quot;&quot;;&quot;&quot;;COM.MICROSOFT.CONCAT([.H31];&quot;=&quot;;[.I31])))" office:value-type="string" office:string-value="None;midi:CC48=iop/ashift/rotation;*-1" calcext:value-type="string">
            <text:p>None;midi:CC48=iop/ashift/rotation;*-1</text:p>
          </table:table-cell>
        </table:table-row>
        <table:table-row table:style-name="ro1">
          <table:table-cell office:value-type="string" calcext:value-type="string">
            <text:p>Control Dial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lighttable</text:p>
          </table:table-cell>
          <table:table-cell office:value-type="string" calcext:value-type="string">
            <text:p>zoomable lighttable lay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None;midi:CC48</text:p>
          </table:table-cell>
          <table:table-cell table:style-name="Default" office:value-type="string" calcext:value-type="string">
            <text:p>views/lighttable/zoom out</text:p>
          </table:table-cell>
          <table:table-cell table:style-name="Default" table:formula="of:=IF([.H32]=&quot;&quot;;&quot;&quot;;IF([.I32]=&quot;&quot;;&quot;&quot;;COM.MICROSOFT.CONCAT([.H32];&quot;=&quot;;[.I32])))" office:value-type="string" office:string-value="None;midi:CC48=views/lighttable/zoom out" calcext:value-type="string">
            <text:p>None;midi:CC48=views/lighttable/zoom out</text:p>
          </table:table-cell>
        </table:table-row>
        <table:table-row table:style-name="ro1">
          <table:table-cell office:value-type="string" calcext:value-type="string">
            <text:p>Control Dial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lighttable</text:p>
          </table:table-cell>
          <table:table-cell office:value-type="string" calcext:value-type="string">
            <text:p>zoomable lighttable layout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none;shift;midi:CC48</text:p>
          </table:table-cell>
          <table:table-cell table:style-name="Default" office:value-type="string" calcext:value-type="string">
            <text:p>views/lighttable/zoom in</text:p>
          </table:table-cell>
          <table:table-cell table:style-name="Default" table:formula="of:=IF([.H33]=&quot;&quot;;&quot;&quot;;IF([.I33]=&quot;&quot;;&quot;&quot;;COM.MICROSOFT.CONCAT([.H33];&quot;=&quot;;[.I33])))" office:value-type="string" office:string-value="none;shift;midi:CC48=views/lighttable/zoom in" calcext:value-type="string">
            <text:p>none;shift;midi:CC48=views/lighttable/zoom in</text:p>
          </table:table-cell>
        </table:table-row>
        <table:table-row table:style-name="ro1">
          <table:table-cell table:number-columns-repeated="9"/>
          <table:table-cell table:style-name="Default" table:formula="of:=IF([.H34]=&quot;&quot;;&quot;&quot;;IF([.I34]=&quot;&quot;;&quot;&quot;;COM.MICROSOFT.CONCAT([.H34];&quot;=&quot;;[.I34])))">
            <text:p/>
          </table:table-cell>
        </table:table-row>
        <table:table-row table:style-name="ro1">
          <table:table-cell office:value-type="string" calcext:value-type="string">
            <text:p>Custom Mode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toggle grouping</text:p>
          </table:table-cell>
          <table:table-cell office:value-type="string" calcext:value-type="string">
            <text:p>midi:A8</text:p>
          </table:table-cell>
          <table:table-cell office:value-type="string" calcext:value-type="string">
            <text:p>global/grouping</text:p>
          </table:table-cell>
          <table:table-cell table:style-name="Default" table:formula="of:=IF([.H35]=&quot;&quot;;&quot;&quot;;IF([.I35]=&quot;&quot;;&quot;&quot;;COM.MICROSOFT.CONCAT([.H35];&quot;=&quot;;[.I35])))" office:value-type="string" office:string-value="midi:A8=global/grouping" calcext:value-type="string">
            <text:p>midi:A8=global/grouping</text:p>
          </table:table-cell>
        </table:table-row>
        <table:table-row table:style-name="ro1">
          <table:table-cell office:value-type="string" calcext:value-type="string">
            <text:p>Clr / BW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tone equalizer</text:p>
          </table:table-cell>
          <table:table-cell office:value-type="string" calcext:value-type="string">
            <text:p>activate advanced panel</text:p>
          </table:table-cell>
          <table:table-cell office:value-type="string" calcext:value-type="string">
            <text:p>midi:F7</text:p>
          </table:table-cell>
          <table:table-cell office:value-type="string" calcext:value-type="string">
            <text:p>iop/toneequal/page;advanced</text:p>
          </table:table-cell>
          <table:table-cell table:style-name="Default" table:formula="of:=IF([.H36]=&quot;&quot;;&quot;&quot;;IF([.I36]=&quot;&quot;;&quot;&quot;;COM.MICROSOFT.CONCAT([.H36];&quot;=&quot;;[.I36])))" office:value-type="string" office:string-value="midi:F7=iop/toneequal/page;advanced" calcext:value-type="string">
            <text:p>midi:F7=iop/toneequal/page;advanced</text:p>
          </table:table-cell>
        </table:table-row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</text:p>
          </table:table-cell>
          <table:table-cell office:value-type="string" calcext:value-type="string">
            <text:p>activate hue channel</text:p>
          </table:table-cell>
          <table:table-cell office:value-type="string" calcext:value-type="string">
            <text:p>midi:D7</text:p>
          </table:table-cell>
          <table:table-cell office:value-type="string" calcext:value-type="string">
            <text:p>iop/colorzones/channel;hue</text:p>
          </table:table-cell>
          <table:table-cell table:style-name="Default" table:formula="of:=IF([.H37]=&quot;&quot;;&quot;&quot;;IF([.I37]=&quot;&quot;;&quot;&quot;;COM.MICROSOFT.CONCAT([.H37];&quot;=&quot;;[.I37])))" office:value-type="string" office:string-value="midi:D7=iop/colorzones/channel;hue" calcext:value-type="string">
            <text:p>midi:D7=iop/colorzones/channel;hue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</text:p>
          </table:table-cell>
          <table:table-cell office:value-type="string" calcext:value-type="string">
            <text:p>activate chroma channel</text:p>
          </table:table-cell>
          <table:table-cell office:value-type="string" calcext:value-type="string">
            <text:p>midi:D#7</text:p>
          </table:table-cell>
          <table:table-cell office:value-type="string" calcext:value-type="string">
            <text:p>iop/colorzones/channel;chroma</text:p>
          </table:table-cell>
          <table:table-cell table:style-name="Default" table:formula="of:=IF([.H38]=&quot;&quot;;&quot;&quot;;IF([.I38]=&quot;&quot;;&quot;&quot;;COM.MICROSOFT.CONCAT([.H38];&quot;=&quot;;[.I38])))" office:value-type="string" office:string-value="midi:D#7=iop/colorzones/channel;chroma" calcext:value-type="string">
            <text:p>midi:D#7=iop/colorzones/channel;chroma</text:p>
          </table:table-cell>
        </table:table-row>
        <table:table-row table:style-name="ro1">
          <table:table-cell office:value-type="string" calcext:value-type="string">
            <text:p>Lum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</text:p>
          </table:table-cell>
          <table:table-cell office:value-type="string" calcext:value-type="string">
            <text:p>activate lightness channel</text:p>
          </table:table-cell>
          <table:table-cell office:value-type="string" calcext:value-type="string">
            <text:p>midi:E7</text:p>
          </table:table-cell>
          <table:table-cell office:value-type="string" calcext:value-type="string">
            <text:p>iop/colorzones/channel;lightness</text:p>
          </table:table-cell>
          <table:table-cell table:style-name="Default" table:formula="of:=IF([.H39]=&quot;&quot;;&quot;&quot;;IF([.I39]=&quot;&quot;;&quot;&quot;;COM.MICROSOFT.CONCAT([.H39];&quot;=&quot;;[.I39])))" office:value-type="string" office:string-value="midi:E7=iop/colorzones/channel;lightness" calcext:value-type="string">
            <text:p>midi:E7=iop/colorzones/channel;lightness</text:p>
          </table:table-cell>
        </table:table-row>
        <table:table-row table:style-name="ro1">
          <table:table-cell table:number-columns-repeated="9"/>
          <table:table-cell table:style-name="Default" table:formula="of:=IF([.H40]=&quot;&quot;;&quot;&quot;;IF([.I40]=&quot;&quot;;&quot;&quot;;COM.MICROSOFT.CONCAT([.H40];&quot;=&quot;;[.I40])))">
            <text:p/>
          </table:table-cell>
        </table:table-row>
        <table:table-row table:style-name="ro1">
          <table:table-cell office:value-type="string" calcext:value-type="string">
            <text:p>Hue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</text:p>
          </table:table-cell>
          <table:table-cell office:value-type="string" calcext:value-type="string">
            <text:p>activate hue channel</text:p>
          </table:table-cell>
          <table:table-cell office:value-type="string" calcext:value-type="string">
            <text:p>midi:D7;shift</text:p>
          </table:table-cell>
          <table:table-cell office:value-type="string" calcext:value-type="string">
            <text:p>iop/colorequal/page;hue</text:p>
          </table:table-cell>
          <table:table-cell table:style-name="Default" table:formula="of:=IF([.H41]=&quot;&quot;;&quot;&quot;;IF([.I41]=&quot;&quot;;&quot;&quot;;COM.MICROSOFT.CONCAT([.H41];&quot;=&quot;;[.I41])))" office:value-type="string" office:string-value="midi:D7;shift=iop/colorequal/page;hue" calcext:value-type="string">
            <text:p>midi:D7;shift=iop/colorequal/page;hue</text:p>
          </table:table-cell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</text:p>
          </table:table-cell>
          <table:table-cell office:value-type="string" calcext:value-type="string">
            <text:p>activate saturation channel</text:p>
          </table:table-cell>
          <table:table-cell office:value-type="string" calcext:value-type="string">
            <text:p>midi:D#7;shift</text:p>
          </table:table-cell>
          <table:table-cell office:value-type="string" calcext:value-type="string">
            <text:p>iop/colorequal/page;saturation</text:p>
          </table:table-cell>
          <table:table-cell table:style-name="Default" table:formula="of:=IF([.H42]=&quot;&quot;;&quot;&quot;;IF([.I42]=&quot;&quot;;&quot;&quot;;COM.MICROSOFT.CONCAT([.H42];&quot;=&quot;;[.I42])))" office:value-type="string" office:string-value="midi:D#7;shift=iop/colorequal/page;saturation" calcext:value-type="string">
            <text:p>midi:D#7;shift=iop/colorequal/page;saturation</text:p>
          </table:table-cell>
        </table:table-row>
        <table:table-row table:style-name="ro1">
          <table:table-cell office:value-type="string" calcext:value-type="string">
            <text:p>Lum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</text:p>
          </table:table-cell>
          <table:table-cell office:value-type="string" calcext:value-type="string">
            <text:p>activate brightness channel</text:p>
          </table:table-cell>
          <table:table-cell office:value-type="string" calcext:value-type="string">
            <text:p>midi:E7;shift</text:p>
          </table:table-cell>
          <table:table-cell office:value-type="string" calcext:value-type="string">
            <text:p>iop/colorequal/page;brightness</text:p>
          </table:table-cell>
          <table:table-cell table:style-name="Default" table:formula="of:=IF([.H43]=&quot;&quot;;&quot;&quot;;IF([.I43]=&quot;&quot;;&quot;&quot;;COM.MICROSOFT.CONCAT([.H43];&quot;=&quot;;[.I43])))" office:value-type="string" office:string-value="midi:E7;shift=iop/colorequal/page;brightness" calcext:value-type="string">
            <text:p>midi:E7;shift=iop/colorequal/page;brightness</text:p>
          </table:table-cell>
        </table:table-row>
        <table:table-row table:style-name="ro1">
          <table:table-cell table:number-columns-repeated="9"/>
          <table:table-cell table:style-name="Default" table:formula="of:=IF([.H44]=&quot;&quot;;&quot;&quot;;IF([.I44]=&quot;&quot;;&quot;&quot;;COM.MICROSOFT.CONCAT([.H44];&quot;=&quot;;[.I44])))">
            <text:p/>
          </table:table-cell>
        </table:table-row>
        <table:table-row table:style-name="ro1">
          <table:table-cell office:value-type="string" calcext:value-type="string">
            <text:p>Hue – red scroll wheel</text:p>
          </table:table-cell>
          <table:table-cell office:value-type="string" calcext:value-type="string">
            <text:p>scroll</text:p>
          </table:table-cell>
          <table:table-cell/>
          <table:table-cell table:style-name="Default"/>
          <table:table-cell office:value-type="string" calcext:value-type="string">
            <text:p>darkroom</text:p>
          </table:table-cell>
          <table:table-cell office:value-type="string" calcext:value-type="string">
            <text:p>color zones – hue</text:p>
          </table:table-cell>
          <table:table-cell office:value-type="string" calcext:value-type="string">
            <text:p>red +/-</text:p>
          </table:table-cell>
          <table:table-cell office:value-type="string" calcext:value-type="string">
            <text:p>none;midi:CC1</text:p>
          </table:table-cell>
          <table:table-cell office:value-type="string" calcext:value-type="string">
            <text:p>iop/colorzones/graph;red</text:p>
          </table:table-cell>
          <table:table-cell table:style-name="Default" table:formula="of:=IF([.H45]=&quot;&quot;;&quot;&quot;;IF([.I45]=&quot;&quot;;&quot;&quot;;COM.MICROSOFT.CONCAT([.H45];&quot;=&quot;;[.I45])))" office:value-type="string" office:string-value="none;midi:CC1=iop/colorzones/graph;red" calcext:value-type="string">
            <text:p>none;midi:CC1=iop/colorzones/graph;red</text:p>
          </table:table-cell>
        </table:table-row>
        <table:table-row table:style-name="ro1">
          <table:table-cell office:value-type="string" calcext:value-type="string">
            <text:p>Hue – orange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hue</text:p>
          </table:table-cell>
          <table:table-cell office:value-type="string" calcext:value-type="string">
            <text:p>orange +/-</text:p>
          </table:table-cell>
          <table:table-cell office:value-type="string" calcext:value-type="string">
            <text:p>none;midi:CC2</text:p>
          </table:table-cell>
          <table:table-cell office:value-type="string" calcext:value-type="string">
            <text:p>iop/colorzones/graph;orange</text:p>
          </table:table-cell>
          <table:table-cell table:style-name="Default" table:formula="of:=IF([.H46]=&quot;&quot;;&quot;&quot;;IF([.I46]=&quot;&quot;;&quot;&quot;;COM.MICROSOFT.CONCAT([.H46];&quot;=&quot;;[.I46])))" office:value-type="string" office:string-value="none;midi:CC2=iop/colorzones/graph;orange" calcext:value-type="string">
            <text:p>none;midi:CC2=iop/colorzones/graph;orange</text:p>
          </table:table-cell>
        </table:table-row>
        <table:table-row table:style-name="ro1">
          <table:table-cell office:value-type="string" calcext:value-type="string">
            <text:p>Hue – yellow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hue</text:p>
          </table:table-cell>
          <table:table-cell office:value-type="string" calcext:value-type="string">
            <text:p>yellow +/-</text:p>
          </table:table-cell>
          <table:table-cell office:value-type="string" calcext:value-type="string">
            <text:p>none;midi:CC3</text:p>
          </table:table-cell>
          <table:table-cell office:value-type="string" calcext:value-type="string">
            <text:p>iop/colorzones/graph;yellow</text:p>
          </table:table-cell>
          <table:table-cell table:style-name="Default" table:formula="of:=IF([.H47]=&quot;&quot;;&quot;&quot;;IF([.I47]=&quot;&quot;;&quot;&quot;;COM.MICROSOFT.CONCAT([.H47];&quot;=&quot;;[.I47])))" office:value-type="string" office:string-value="none;midi:CC3=iop/colorzones/graph;yellow" calcext:value-type="string">
            <text:p>none;midi:CC3=iop/colorzones/graph;yellow</text:p>
          </table:table-cell>
        </table:table-row>
        <table:table-row table:style-name="ro1">
          <table:table-cell office:value-type="string" calcext:value-type="string">
            <text:p>Hue – green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hue</text:p>
          </table:table-cell>
          <table:table-cell office:value-type="string" calcext:value-type="string">
            <text:p>green +/-</text:p>
          </table:table-cell>
          <table:table-cell office:value-type="string" calcext:value-type="string">
            <text:p>none;midi:CC4</text:p>
          </table:table-cell>
          <table:table-cell office:value-type="string" calcext:value-type="string">
            <text:p>iop/colorzones/graph;green</text:p>
          </table:table-cell>
          <table:table-cell table:style-name="Default" table:formula="of:=IF([.H48]=&quot;&quot;;&quot;&quot;;IF([.I48]=&quot;&quot;;&quot;&quot;;COM.MICROSOFT.CONCAT([.H48];&quot;=&quot;;[.I48])))" office:value-type="string" office:string-value="none;midi:CC4=iop/colorzones/graph;green" calcext:value-type="string">
            <text:p>none;midi:CC4=iop/colorzones/graph;green</text:p>
          </table:table-cell>
        </table:table-row>
        <table:table-row table:style-name="ro1">
          <table:table-cell office:value-type="string" calcext:value-type="string">
            <text:p>Hue – aqua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hue</text:p>
          </table:table-cell>
          <table:table-cell office:value-type="string" calcext:value-type="string">
            <text:p>aqua +/-</text:p>
          </table:table-cell>
          <table:table-cell office:value-type="string" calcext:value-type="string">
            <text:p>none;midi:CC5</text:p>
          </table:table-cell>
          <table:table-cell office:value-type="string" calcext:value-type="string">
            <text:p>iop/colorzones/graph;aqua</text:p>
          </table:table-cell>
          <table:table-cell table:style-name="Default" table:formula="of:=IF([.H49]=&quot;&quot;;&quot;&quot;;IF([.I49]=&quot;&quot;;&quot;&quot;;COM.MICROSOFT.CONCAT([.H49];&quot;=&quot;;[.I49])))" office:value-type="string" office:string-value="none;midi:CC5=iop/colorzones/graph;aqua" calcext:value-type="string">
            <text:p>none;midi:CC5=iop/colorzones/graph;aqua</text:p>
          </table:table-cell>
        </table:table-row>
        <table:table-row table:style-name="ro1">
          <table:table-cell office:value-type="string" calcext:value-type="string">
            <text:p>Hue – blue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hue</text:p>
          </table:table-cell>
          <table:table-cell office:value-type="string" calcext:value-type="string">
            <text:p>blue +/-</text:p>
          </table:table-cell>
          <table:table-cell office:value-type="string" calcext:value-type="string">
            <text:p>none;midi:CC6</text:p>
          </table:table-cell>
          <table:table-cell office:value-type="string" calcext:value-type="string">
            <text:p>iop/colorzones/graph;blue</text:p>
          </table:table-cell>
          <table:table-cell table:style-name="Default" table:formula="of:=IF([.H50]=&quot;&quot;;&quot;&quot;;IF([.I50]=&quot;&quot;;&quot;&quot;;COM.MICROSOFT.CONCAT([.H50];&quot;=&quot;;[.I50])))" office:value-type="string" office:string-value="none;midi:CC6=iop/colorzones/graph;blue" calcext:value-type="string">
            <text:p>none;midi:CC6=iop/colorzones/graph;blue</text:p>
          </table:table-cell>
        </table:table-row>
        <table:table-row table:style-name="ro1">
          <table:table-cell office:value-type="string" calcext:value-type="string">
            <text:p>Hue – purple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hue</text:p>
          </table:table-cell>
          <table:table-cell office:value-type="string" calcext:value-type="string">
            <text:p>purple +/-</text:p>
          </table:table-cell>
          <table:table-cell office:value-type="string" calcext:value-type="string">
            <text:p>none;midi:CC7</text:p>
          </table:table-cell>
          <table:table-cell office:value-type="string" calcext:value-type="string">
            <text:p>iop/colorzones/graph;purple</text:p>
          </table:table-cell>
          <table:table-cell table:style-name="Default" table:formula="of:=IF([.H51]=&quot;&quot;;&quot;&quot;;IF([.I51]=&quot;&quot;;&quot;&quot;;COM.MICROSOFT.CONCAT([.H51];&quot;=&quot;;[.I51])))" office:value-type="string" office:string-value="none;midi:CC7=iop/colorzones/graph;purple" calcext:value-type="string">
            <text:p>none;midi:CC7=iop/colorzones/graph;purple</text:p>
          </table:table-cell>
        </table:table-row>
        <table:table-row table:style-name="ro1">
          <table:table-cell office:value-type="string" calcext:value-type="string">
            <text:p>Hue – magenta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hue</text:p>
          </table:table-cell>
          <table:table-cell office:value-type="string" calcext:value-type="string">
            <text:p>magenta +/-</text:p>
          </table:table-cell>
          <table:table-cell office:value-type="string" calcext:value-type="string">
            <text:p>none;midi:CC8</text:p>
          </table:table-cell>
          <table:table-cell office:value-type="string" calcext:value-type="string">
            <text:p>iop/colorzones/graph;magenta</text:p>
          </table:table-cell>
          <table:table-cell table:style-name="Default" table:formula="of:=IF([.H52]=&quot;&quot;;&quot;&quot;;IF([.I52]=&quot;&quot;;&quot;&quot;;COM.MICROSOFT.CONCAT([.H52];&quot;=&quot;;[.I52])))" office:value-type="string" office:string-value="none;midi:CC8=iop/colorzones/graph;magenta" calcext:value-type="string">
            <text:p>none;midi:CC8=iop/colorzones/graph;magenta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Default" table:formula="of:=IF([.H53]=&quot;&quot;;&quot;&quot;;IF([.I53]=&quot;&quot;;&quot;&quot;;COM.MICROSOFT.CONCAT([.H53];&quot;=&quot;;[.I53])))">
            <text:p/>
          </table:table-cell>
        </table:table-row>
        <table:table-row table:style-name="ro1">
          <table:table-cell office:value-type="string" calcext:value-type="string">
            <text:p>Sat – red scroll wheel</text:p>
          </table:table-cell>
          <table:table-cell office:value-type="string" calcext:value-type="string">
            <text:p>scroll</text:p>
          </table:table-cell>
          <table:table-cell/>
          <table:table-cell table:style-name="Default"/>
          <table:table-cell office:value-type="string" calcext:value-type="string">
            <text:p>darkroom</text:p>
          </table:table-cell>
          <table:table-cell office:value-type="string" calcext:value-type="string">
            <text:p>color zones – chroma</text:p>
          </table:table-cell>
          <table:table-cell office:value-type="string" calcext:value-type="string">
            <text:p>red +/-</text:p>
          </table:table-cell>
          <table:table-cell office:value-type="string" calcext:value-type="string">
            <text:p>none;midi:CC9</text:p>
          </table:table-cell>
          <table:table-cell office:value-type="string" calcext:value-type="string">
            <text:p>iop/colorzones/graph;red</text:p>
          </table:table-cell>
          <table:table-cell table:style-name="Default" table:formula="of:=IF([.H54]=&quot;&quot;;&quot;&quot;;IF([.I54]=&quot;&quot;;&quot;&quot;;COM.MICROSOFT.CONCAT([.H54];&quot;=&quot;;[.I54])))" office:value-type="string" office:string-value="none;midi:CC9=iop/colorzones/graph;red" calcext:value-type="string">
            <text:p>none;midi:CC9=iop/colorzones/graph;red</text:p>
          </table:table-cell>
        </table:table-row>
        <table:table-row table:style-name="ro1">
          <table:table-cell office:value-type="string" calcext:value-type="string">
            <text:p>Sat – orange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chroma</text:p>
          </table:table-cell>
          <table:table-cell office:value-type="string" calcext:value-type="string">
            <text:p>orange +/-</text:p>
          </table:table-cell>
          <table:table-cell office:value-type="string" calcext:value-type="string">
            <text:p>none;midi:CC10</text:p>
          </table:table-cell>
          <table:table-cell office:value-type="string" calcext:value-type="string">
            <text:p>iop/colorzones/graph;orange</text:p>
          </table:table-cell>
          <table:table-cell table:style-name="Default" table:formula="of:=IF([.H55]=&quot;&quot;;&quot;&quot;;IF([.I55]=&quot;&quot;;&quot;&quot;;COM.MICROSOFT.CONCAT([.H55];&quot;=&quot;;[.I55])))" office:value-type="string" office:string-value="none;midi:CC10=iop/colorzones/graph;orange" calcext:value-type="string">
            <text:p>none;midi:CC10=iop/colorzones/graph;orange</text:p>
          </table:table-cell>
        </table:table-row>
        <table:table-row table:style-name="ro1">
          <table:table-cell office:value-type="string" calcext:value-type="string">
            <text:p>Sat – yellow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chroma</text:p>
          </table:table-cell>
          <table:table-cell office:value-type="string" calcext:value-type="string">
            <text:p>yellow +/-</text:p>
          </table:table-cell>
          <table:table-cell office:value-type="string" calcext:value-type="string">
            <text:p>none;midi:CC11</text:p>
          </table:table-cell>
          <table:table-cell office:value-type="string" calcext:value-type="string">
            <text:p>iop/colorzones/graph;yellow</text:p>
          </table:table-cell>
          <table:table-cell table:style-name="Default" table:formula="of:=IF([.H56]=&quot;&quot;;&quot;&quot;;IF([.I56]=&quot;&quot;;&quot;&quot;;COM.MICROSOFT.CONCAT([.H56];&quot;=&quot;;[.I56])))" office:value-type="string" office:string-value="none;midi:CC11=iop/colorzones/graph;yellow" calcext:value-type="string">
            <text:p>none;midi:CC11=iop/colorzones/graph;yellow</text:p>
          </table:table-cell>
        </table:table-row>
        <table:table-row table:style-name="ro1">
          <table:table-cell office:value-type="string" calcext:value-type="string">
            <text:p>Sat – green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chroma</text:p>
          </table:table-cell>
          <table:table-cell office:value-type="string" calcext:value-type="string">
            <text:p>green +/-</text:p>
          </table:table-cell>
          <table:table-cell office:value-type="string" calcext:value-type="string">
            <text:p>none;midi:CC12</text:p>
          </table:table-cell>
          <table:table-cell office:value-type="string" calcext:value-type="string">
            <text:p>iop/colorzones/graph;green</text:p>
          </table:table-cell>
          <table:table-cell table:style-name="Default" table:formula="of:=IF([.H57]=&quot;&quot;;&quot;&quot;;IF([.I57]=&quot;&quot;;&quot;&quot;;COM.MICROSOFT.CONCAT([.H57];&quot;=&quot;;[.I57])))" office:value-type="string" office:string-value="none;midi:CC12=iop/colorzones/graph;green" calcext:value-type="string">
            <text:p>none;midi:CC12=iop/colorzones/graph;green</text:p>
          </table:table-cell>
        </table:table-row>
        <table:table-row table:style-name="ro1">
          <table:table-cell office:value-type="string" calcext:value-type="string">
            <text:p>Sat – aqua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chroma</text:p>
          </table:table-cell>
          <table:table-cell office:value-type="string" calcext:value-type="string">
            <text:p>aqua +/-</text:p>
          </table:table-cell>
          <table:table-cell office:value-type="string" calcext:value-type="string">
            <text:p>none;midi:CC13</text:p>
          </table:table-cell>
          <table:table-cell office:value-type="string" calcext:value-type="string">
            <text:p>iop/colorzones/graph;aqua</text:p>
          </table:table-cell>
          <table:table-cell table:style-name="Default" table:formula="of:=IF([.H58]=&quot;&quot;;&quot;&quot;;IF([.I58]=&quot;&quot;;&quot;&quot;;COM.MICROSOFT.CONCAT([.H58];&quot;=&quot;;[.I58])))" office:value-type="string" office:string-value="none;midi:CC13=iop/colorzones/graph;aqua" calcext:value-type="string">
            <text:p>none;midi:CC13=iop/colorzones/graph;aqua</text:p>
          </table:table-cell>
        </table:table-row>
        <table:table-row table:style-name="ro1">
          <table:table-cell office:value-type="string" calcext:value-type="string">
            <text:p>Sat – blue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chroma</text:p>
          </table:table-cell>
          <table:table-cell office:value-type="string" calcext:value-type="string">
            <text:p>blue +/-</text:p>
          </table:table-cell>
          <table:table-cell office:value-type="string" calcext:value-type="string">
            <text:p>none;midi:CC14</text:p>
          </table:table-cell>
          <table:table-cell office:value-type="string" calcext:value-type="string">
            <text:p>iop/colorzones/graph;blue</text:p>
          </table:table-cell>
          <table:table-cell table:style-name="Default" table:formula="of:=IF([.H59]=&quot;&quot;;&quot;&quot;;IF([.I59]=&quot;&quot;;&quot;&quot;;COM.MICROSOFT.CONCAT([.H59];&quot;=&quot;;[.I59])))" office:value-type="string" office:string-value="none;midi:CC14=iop/colorzones/graph;blue" calcext:value-type="string">
            <text:p>none;midi:CC14=iop/colorzones/graph;blue</text:p>
          </table:table-cell>
        </table:table-row>
        <table:table-row table:style-name="ro1">
          <table:table-cell office:value-type="string" calcext:value-type="string">
            <text:p>Sat – purple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chroma</text:p>
          </table:table-cell>
          <table:table-cell office:value-type="string" calcext:value-type="string">
            <text:p>purple +/-</text:p>
          </table:table-cell>
          <table:table-cell office:value-type="string" calcext:value-type="string">
            <text:p>none;midi:CC15</text:p>
          </table:table-cell>
          <table:table-cell office:value-type="string" calcext:value-type="string">
            <text:p>iop/colorzones/graph;purple</text:p>
          </table:table-cell>
          <table:table-cell table:style-name="Default" table:formula="of:=IF([.H60]=&quot;&quot;;&quot;&quot;;IF([.I60]=&quot;&quot;;&quot;&quot;;COM.MICROSOFT.CONCAT([.H60];&quot;=&quot;;[.I60])))" office:value-type="string" office:string-value="none;midi:CC15=iop/colorzones/graph;purple" calcext:value-type="string">
            <text:p>none;midi:CC15=iop/colorzones/graph;purple</text:p>
          </table:table-cell>
        </table:table-row>
        <table:table-row table:style-name="ro1">
          <table:table-cell office:value-type="string" calcext:value-type="string">
            <text:p>Sat – magenta scroll wheel</text:p>
          </table:table-cell>
          <table:table-cell office:value-type="string" calcext:value-type="string">
            <text:p>scroll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chroma</text:p>
          </table:table-cell>
          <table:table-cell office:value-type="string" calcext:value-type="string">
            <text:p>magenta +/-</text:p>
          </table:table-cell>
          <table:table-cell office:value-type="string" calcext:value-type="string">
            <text:p>none;midi:CC16</text:p>
          </table:table-cell>
          <table:table-cell office:value-type="string" calcext:value-type="string">
            <text:p>iop/colorzones/graph;magenta</text:p>
          </table:table-cell>
          <table:table-cell table:style-name="Default" table:formula="of:=IF([.H61]=&quot;&quot;;&quot;&quot;;IF([.I61]=&quot;&quot;;&quot;&quot;;COM.MICROSOFT.CONCAT([.H61];&quot;=&quot;;[.I61])))" office:value-type="string" office:string-value="none;midi:CC16=iop/colorzones/graph;magenta" calcext:value-type="string">
            <text:p>none;midi:CC16=iop/colorzones/graph;magenta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Default" table:formula="of:=IF([.H62]=&quot;&quot;;&quot;&quot;;IF([.I62]=&quot;&quot;;&quot;&quot;;COM.MICROSOFT.CONCAT([.H62];&quot;=&quot;;[.I62])))">
            <text:p/>
          </table:table-cell>
        </table:table-row>
        <table:table-row table:style-name="ro1">
          <table:table-cell office:value-type="string" calcext:value-type="string">
            <text:p>Lum – red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lightness</text:p>
          </table:table-cell>
          <table:table-cell office:value-type="string" calcext:value-type="string">
            <text:p>red +/-</text:p>
          </table:table-cell>
          <table:table-cell office:value-type="string" calcext:value-type="string">
            <text:p>none;midi:CC17</text:p>
          </table:table-cell>
          <table:table-cell office:value-type="string" calcext:value-type="string">
            <text:p>iop/colorzones/graph;red</text:p>
          </table:table-cell>
          <table:table-cell table:style-name="Default" table:formula="of:=IF([.H63]=&quot;&quot;;&quot;&quot;;IF([.I63]=&quot;&quot;;&quot;&quot;;COM.MICROSOFT.CONCAT([.H63];&quot;=&quot;;[.I63])))" office:value-type="string" office:string-value="none;midi:CC17=iop/colorzones/graph;red" calcext:value-type="string">
            <text:p>none;midi:CC17=iop/colorzones/graph;red</text:p>
          </table:table-cell>
        </table:table-row>
        <table:table-row table:style-name="ro1">
          <table:table-cell office:value-type="string" calcext:value-type="string">
            <text:p>Lum – orange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lightness</text:p>
          </table:table-cell>
          <table:table-cell office:value-type="string" calcext:value-type="string">
            <text:p>orange +/-</text:p>
          </table:table-cell>
          <table:table-cell office:value-type="string" calcext:value-type="string">
            <text:p>none;midi:CC18</text:p>
          </table:table-cell>
          <table:table-cell office:value-type="string" calcext:value-type="string">
            <text:p>iop/colorzones/graph;orange</text:p>
          </table:table-cell>
          <table:table-cell table:style-name="Default" table:formula="of:=IF([.H64]=&quot;&quot;;&quot;&quot;;IF([.I64]=&quot;&quot;;&quot;&quot;;COM.MICROSOFT.CONCAT([.H64];&quot;=&quot;;[.I64])))" office:value-type="string" office:string-value="none;midi:CC18=iop/colorzones/graph;orange" calcext:value-type="string">
            <text:p>none;midi:CC18=iop/colorzones/graph;orange</text:p>
          </table:table-cell>
        </table:table-row>
        <table:table-row table:style-name="ro1">
          <table:table-cell office:value-type="string" calcext:value-type="string">
            <text:p>Lum – yellow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lightness</text:p>
          </table:table-cell>
          <table:table-cell office:value-type="string" calcext:value-type="string">
            <text:p>yellow +/-</text:p>
          </table:table-cell>
          <table:table-cell office:value-type="string" calcext:value-type="string">
            <text:p>none;midi:CC19</text:p>
          </table:table-cell>
          <table:table-cell office:value-type="string" calcext:value-type="string">
            <text:p>iop/colorzones/graph;yellow</text:p>
          </table:table-cell>
          <table:table-cell table:style-name="Default" table:formula="of:=IF([.H65]=&quot;&quot;;&quot;&quot;;IF([.I65]=&quot;&quot;;&quot;&quot;;COM.MICROSOFT.CONCAT([.H65];&quot;=&quot;;[.I65])))" office:value-type="string" office:string-value="none;midi:CC19=iop/colorzones/graph;yellow" calcext:value-type="string">
            <text:p>none;midi:CC19=iop/colorzones/graph;yellow</text:p>
          </table:table-cell>
        </table:table-row>
        <table:table-row table:style-name="ro1">
          <table:table-cell office:value-type="string" calcext:value-type="string">
            <text:p>Lum – green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lightness</text:p>
          </table:table-cell>
          <table:table-cell office:value-type="string" calcext:value-type="string">
            <text:p>green +/-</text:p>
          </table:table-cell>
          <table:table-cell office:value-type="string" calcext:value-type="string">
            <text:p>none;midi:CC20</text:p>
          </table:table-cell>
          <table:table-cell office:value-type="string" calcext:value-type="string">
            <text:p>iop/colorzones/graph;green</text:p>
          </table:table-cell>
          <table:table-cell table:style-name="Default" table:formula="of:=IF([.H66]=&quot;&quot;;&quot;&quot;;IF([.I66]=&quot;&quot;;&quot;&quot;;COM.MICROSOFT.CONCAT([.H66];&quot;=&quot;;[.I66])))" office:value-type="string" office:string-value="none;midi:CC20=iop/colorzones/graph;green" calcext:value-type="string">
            <text:p>none;midi:CC20=iop/colorzones/graph;green</text:p>
          </table:table-cell>
        </table:table-row>
        <table:table-row table:style-name="ro1">
          <table:table-cell office:value-type="string" calcext:value-type="string">
            <text:p>Lum – aqua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lightness</text:p>
          </table:table-cell>
          <table:table-cell office:value-type="string" calcext:value-type="string">
            <text:p>aqua +/-</text:p>
          </table:table-cell>
          <table:table-cell office:value-type="string" calcext:value-type="string">
            <text:p>none;midi:CC21</text:p>
          </table:table-cell>
          <table:table-cell office:value-type="string" calcext:value-type="string">
            <text:p>iop/colorzones/graph;aqua</text:p>
          </table:table-cell>
          <table:table-cell table:style-name="Default" table:formula="of:=IF([.H67]=&quot;&quot;;&quot;&quot;;IF([.I67]=&quot;&quot;;&quot;&quot;;COM.MICROSOFT.CONCAT([.H67];&quot;=&quot;;[.I67])))" office:value-type="string" office:string-value="none;midi:CC21=iop/colorzones/graph;aqua" calcext:value-type="string">
            <text:p>none;midi:CC21=iop/colorzones/graph;aqua</text:p>
          </table:table-cell>
        </table:table-row>
        <table:table-row table:style-name="ro1">
          <table:table-cell office:value-type="string" calcext:value-type="string">
            <text:p>Lum – blue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lightness</text:p>
          </table:table-cell>
          <table:table-cell office:value-type="string" calcext:value-type="string">
            <text:p>blue +/-</text:p>
          </table:table-cell>
          <table:table-cell office:value-type="string" calcext:value-type="string">
            <text:p>none;midi:CC22</text:p>
          </table:table-cell>
          <table:table-cell office:value-type="string" calcext:value-type="string">
            <text:p>iop/colorzones/graph;blue</text:p>
          </table:table-cell>
          <table:table-cell table:style-name="Default" table:formula="of:=IF([.H68]=&quot;&quot;;&quot;&quot;;IF([.I68]=&quot;&quot;;&quot;&quot;;COM.MICROSOFT.CONCAT([.H68];&quot;=&quot;;[.I68])))" office:value-type="string" office:string-value="none;midi:CC22=iop/colorzones/graph;blue" calcext:value-type="string">
            <text:p>none;midi:CC22=iop/colorzones/graph;blue</text:p>
          </table:table-cell>
        </table:table-row>
        <table:table-row table:style-name="ro1">
          <table:table-cell office:value-type="string" calcext:value-type="string">
            <text:p>Lum – magenta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lightness</text:p>
          </table:table-cell>
          <table:table-cell office:value-type="string" calcext:value-type="string">
            <text:p>magenta +/-</text:p>
          </table:table-cell>
          <table:table-cell office:value-type="string" calcext:value-type="string">
            <text:p>none;midi:CC23</text:p>
          </table:table-cell>
          <table:table-cell office:value-type="string" calcext:value-type="string">
            <text:p>iop/colorzones/graph;purple</text:p>
          </table:table-cell>
          <table:table-cell table:style-name="Default" table:formula="of:=IF([.H69]=&quot;&quot;;&quot;&quot;;IF([.I69]=&quot;&quot;;&quot;&quot;;COM.MICROSOFT.CONCAT([.H69];&quot;=&quot;;[.I69])))" office:value-type="string" office:string-value="none;midi:CC23=iop/colorzones/graph;purple" calcext:value-type="string">
            <text:p>none;midi:CC23=iop/colorzones/graph;purple</text:p>
          </table:table-cell>
        </table:table-row>
        <table:table-row table:style-name="ro1">
          <table:table-cell office:value-type="string" calcext:value-type="string">
            <text:p>Lum – purple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zones – lightness</text:p>
          </table:table-cell>
          <table:table-cell office:value-type="string" calcext:value-type="string">
            <text:p>purple +/-</text:p>
          </table:table-cell>
          <table:table-cell office:value-type="string" calcext:value-type="string">
            <text:p>none;midi:CC24</text:p>
          </table:table-cell>
          <table:table-cell office:value-type="string" calcext:value-type="string">
            <text:p>iop/colorzones/graph;magenta</text:p>
          </table:table-cell>
          <table:table-cell table:style-name="Default" table:formula="of:=IF([.H70]=&quot;&quot;;&quot;&quot;;IF([.I70]=&quot;&quot;;&quot;&quot;;COM.MICROSOFT.CONCAT([.H70];&quot;=&quot;;[.I70])))" office:value-type="string" office:string-value="none;midi:CC24=iop/colorzones/graph;magenta" calcext:value-type="string">
            <text:p>none;midi:CC24=iop/colorzones/graph;magenta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formula="of:=IF([.H71]=&quot;&quot;;&quot;&quot;;IF([.I71]=&quot;&quot;;&quot;&quot;;COM.MICROSOFT.CONCAT([.H71];&quot;=&quot;;[.I71])))">
            <text:p/>
          </table:table-cell>
        </table:table-row>
        <table:table-row table:style-name="ro1">
          <table:table-cell office:value-type="string" calcext:value-type="string">
            <text:p>Clr / BW – red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tone equalizer – simple</text:p>
          </table:table-cell>
          <table:table-cell office:value-type="string" calcext:value-type="string">
            <text:p>-7 EV +/-</text:p>
          </table:table-cell>
          <table:table-cell office:value-type="string" calcext:value-type="string">
            <text:p>none;midi:CC25</text:p>
          </table:table-cell>
          <table:table-cell table:style-name="Default" office:value-type="string" calcext:value-type="string">
            <text:p>iop/toneequal/simple/-7 EV</text:p>
          </table:table-cell>
          <table:table-cell table:style-name="Default" table:formula="of:=IF([.H72]=&quot;&quot;;&quot;&quot;;IF([.I72]=&quot;&quot;;&quot;&quot;;COM.MICROSOFT.CONCAT([.H72];&quot;=&quot;;[.I72])))" office:value-type="string" office:string-value="none;midi:CC25=iop/toneequal/simple/-7 EV" calcext:value-type="string">
            <text:p>none;midi:CC25=iop/toneequal/simple/-7 EV</text:p>
          </table:table-cell>
        </table:table-row>
        <table:table-row table:style-name="ro1">
          <table:table-cell office:value-type="string" calcext:value-type="string">
            <text:p>Clr / BW – orange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tone equalizer – simple</text:p>
          </table:table-cell>
          <table:table-cell office:value-type="string" calcext:value-type="string">
            <text:p>-6 EV +/-</text:p>
          </table:table-cell>
          <table:table-cell office:value-type="string" calcext:value-type="string">
            <text:p>none;midi:CC26</text:p>
          </table:table-cell>
          <table:table-cell table:style-name="Default" office:value-type="string" calcext:value-type="string">
            <text:p>iop/toneequal/simple/-6 EV</text:p>
          </table:table-cell>
          <table:table-cell table:style-name="Default" table:formula="of:=IF([.H73]=&quot;&quot;;&quot;&quot;;IF([.I73]=&quot;&quot;;&quot;&quot;;COM.MICROSOFT.CONCAT([.H73];&quot;=&quot;;[.I73])))" office:value-type="string" office:string-value="none;midi:CC26=iop/toneequal/simple/-6 EV" calcext:value-type="string">
            <text:p>none;midi:CC26=iop/toneequal/simple/-6 EV</text:p>
          </table:table-cell>
        </table:table-row>
        <table:table-row table:style-name="ro1">
          <table:table-cell office:value-type="string" calcext:value-type="string">
            <text:p>Clr / BW – yellow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tone equalizer – simple</text:p>
          </table:table-cell>
          <table:table-cell office:value-type="string" calcext:value-type="string">
            <text:p>-5 EV +/-</text:p>
          </table:table-cell>
          <table:table-cell office:value-type="string" calcext:value-type="string">
            <text:p>none;midi:CC27</text:p>
          </table:table-cell>
          <table:table-cell table:style-name="Default" office:value-type="string" calcext:value-type="string">
            <text:p>iop/toneequal/simple/-5 EV</text:p>
          </table:table-cell>
          <table:table-cell table:style-name="Default" table:formula="of:=IF([.H74]=&quot;&quot;;&quot;&quot;;IF([.I74]=&quot;&quot;;&quot;&quot;;COM.MICROSOFT.CONCAT([.H74];&quot;=&quot;;[.I74])))" office:value-type="string" office:string-value="none;midi:CC27=iop/toneequal/simple/-5 EV" calcext:value-type="string">
            <text:p>none;midi:CC27=iop/toneequal/simple/-5 EV</text:p>
          </table:table-cell>
        </table:table-row>
        <table:table-row table:style-name="ro1">
          <table:table-cell office:value-type="string" calcext:value-type="string">
            <text:p>Clr / BW – green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tone equalizer – simple</text:p>
          </table:table-cell>
          <table:table-cell office:value-type="string" calcext:value-type="string">
            <text:p>-4 EV +/-</text:p>
          </table:table-cell>
          <table:table-cell office:value-type="string" calcext:value-type="string">
            <text:p>none;midi:CC28</text:p>
          </table:table-cell>
          <table:table-cell table:style-name="Default" office:value-type="string" calcext:value-type="string">
            <text:p>iop/toneequal/simple/-4 EV</text:p>
          </table:table-cell>
          <table:table-cell table:style-name="Default" table:formula="of:=IF([.H75]=&quot;&quot;;&quot;&quot;;IF([.I75]=&quot;&quot;;&quot;&quot;;COM.MICROSOFT.CONCAT([.H75];&quot;=&quot;;[.I75])))" office:value-type="string" office:string-value="none;midi:CC28=iop/toneequal/simple/-4 EV" calcext:value-type="string">
            <text:p>none;midi:CC28=iop/toneequal/simple/-4 EV</text:p>
          </table:table-cell>
        </table:table-row>
        <table:table-row table:style-name="ro1">
          <table:table-cell office:value-type="string" calcext:value-type="string">
            <text:p>Clr / BW – aqua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tone equalizer – simple</text:p>
          </table:table-cell>
          <table:table-cell office:value-type="string" calcext:value-type="string">
            <text:p>-3 EV +/-</text:p>
          </table:table-cell>
          <table:table-cell office:value-type="string" calcext:value-type="string">
            <text:p>none;midi:CC29</text:p>
          </table:table-cell>
          <table:table-cell table:style-name="Default" office:value-type="string" calcext:value-type="string">
            <text:p>iop/toneequal/simple/-3 EV</text:p>
          </table:table-cell>
          <table:table-cell table:style-name="Default" table:formula="of:=IF([.H76]=&quot;&quot;;&quot;&quot;;IF([.I76]=&quot;&quot;;&quot;&quot;;COM.MICROSOFT.CONCAT([.H76];&quot;=&quot;;[.I76])))" office:value-type="string" office:string-value="none;midi:CC29=iop/toneequal/simple/-3 EV" calcext:value-type="string">
            <text:p>none;midi:CC29=iop/toneequal/simple/-3 EV</text:p>
          </table:table-cell>
        </table:table-row>
        <table:table-row table:style-name="ro2">
          <table:table-cell office:value-type="string" calcext:value-type="string">
            <text:p>Clr / BW – blue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tone equalizer – simple</text:p>
          </table:table-cell>
          <table:table-cell office:value-type="string" calcext:value-type="string">
            <text:p>-2 EV +/-</text:p>
          </table:table-cell>
          <table:table-cell office:value-type="string" calcext:value-type="string">
            <text:p>none;midi:CC30</text:p>
          </table:table-cell>
          <table:table-cell table:style-name="Default" office:value-type="string" calcext:value-type="string">
            <text:p>iop/toneequal/simple/-2 EV</text:p>
          </table:table-cell>
          <table:table-cell table:style-name="Default" table:formula="of:=IF([.H77]=&quot;&quot;;&quot;&quot;;IF([.I77]=&quot;&quot;;&quot;&quot;;COM.MICROSOFT.CONCAT([.H77];&quot;=&quot;;[.I77])))" office:value-type="string" office:string-value="none;midi:CC30=iop/toneequal/simple/-2 EV" calcext:value-type="string">
            <text:p>none;midi:CC30=iop/toneequal/simple/-2 EV</text:p>
          </table:table-cell>
        </table:table-row>
        <table:table-row table:style-name="ro1">
          <table:table-cell office:value-type="string" calcext:value-type="string">
            <text:p>Clr / BW – purple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tone equalizer – simple</text:p>
          </table:table-cell>
          <table:table-cell office:value-type="string" calcext:value-type="string">
            <text:p>-1 EV +/-</text:p>
          </table:table-cell>
          <table:table-cell office:value-type="string" calcext:value-type="string">
            <text:p>none;midi:CC31</text:p>
          </table:table-cell>
          <table:table-cell table:style-name="Default" office:value-type="string" calcext:value-type="string">
            <text:p>iop/toneequal/simple/-1 EV</text:p>
          </table:table-cell>
          <table:table-cell table:style-name="Default" table:formula="of:=IF([.H78]=&quot;&quot;;&quot;&quot;;IF([.I78]=&quot;&quot;;&quot;&quot;;COM.MICROSOFT.CONCAT([.H78];&quot;=&quot;;[.I78])))" office:value-type="string" office:string-value="none;midi:CC31=iop/toneequal/simple/-1 EV" calcext:value-type="string">
            <text:p>none;midi:CC31=iop/toneequal/simple/-1 EV</text:p>
          </table:table-cell>
        </table:table-row>
        <table:table-row table:style-name="ro1">
          <table:table-cell office:value-type="string" calcext:value-type="string">
            <text:p>Clr / BW – magenta scroll wheel</text:p>
          </table:table-cell>
          <table:table-cell office:value-type="string" calcext:value-type="string">
            <text:p>scroll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tone equalizer – simple</text:p>
          </table:table-cell>
          <table:table-cell office:value-type="string" calcext:value-type="string">
            <text:p>+0 EV +/-</text:p>
          </table:table-cell>
          <table:table-cell office:value-type="string" calcext:value-type="string">
            <text:p>none;midi:CC32</text:p>
          </table:table-cell>
          <table:table-cell table:style-name="Default" office:value-type="string" calcext:value-type="string">
            <text:p>iop/toneequal/simple/+0 EV</text:p>
          </table:table-cell>
          <table:table-cell table:style-name="Default" table:formula="of:=IF([.H79]=&quot;&quot;;&quot;&quot;;IF([.I79]=&quot;&quot;;&quot;&quot;;COM.MICROSOFT.CONCAT([.H79];&quot;=&quot;;[.I79])))" office:value-type="string" office:string-value="none;midi:CC32=iop/toneequal/simple/+0 EV" calcext:value-type="string">
            <text:p>none;midi:CC32=iop/toneequal/simple/+0 EV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style-name="Default" table:formula="of:=IF([.H80]=&quot;&quot;;&quot;&quot;;IF([.I80]=&quot;&quot;;&quot;&quot;;COM.MICROSOFT.CONCAT([.H80];&quot;=&quot;;[.I80])))">
            <text:p/>
          </table:table-cell>
        </table:table-row>
        <table:table-row table:style-name="ro1">
          <table:table-cell office:value-type="string" calcext:value-type="string">
            <text:p>Hue – red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hue</text:p>
          </table:table-cell>
          <table:table-cell office:value-type="string" calcext:value-type="string">
            <text:p>red +/-</text:p>
          </table:table-cell>
          <table:table-cell office:value-type="string" calcext:value-type="string">
            <text:p>None;shift;midi:CC1</text:p>
          </table:table-cell>
          <table:table-cell office:value-type="string" calcext:value-type="string">
            <text:p>iop/colorequal/graph;red</text:p>
          </table:table-cell>
          <table:table-cell table:style-name="Default" table:formula="of:=IF([.H81]=&quot;&quot;;&quot;&quot;;IF([.I81]=&quot;&quot;;&quot;&quot;;COM.MICROSOFT.CONCAT([.H81];&quot;=&quot;;[.I81])))" office:value-type="string" office:string-value="None;shift;midi:CC1=iop/colorequal/graph;red" calcext:value-type="string">
            <text:p>None;shift;midi:CC1=iop/colorequal/graph;red</text:p>
          </table:table-cell>
        </table:table-row>
        <table:table-row table:style-name="ro1">
          <table:table-cell office:value-type="string" calcext:value-type="string">
            <text:p>Hue – orange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hue</text:p>
          </table:table-cell>
          <table:table-cell office:value-type="string" calcext:value-type="string">
            <text:p>orange +/-</text:p>
          </table:table-cell>
          <table:table-cell office:value-type="string" calcext:value-type="string">
            <text:p>None;shift;midi:CC2</text:p>
          </table:table-cell>
          <table:table-cell office:value-type="string" calcext:value-type="string">
            <text:p><text:span text:style-name="T2">iop/colorequal/graph</text:span>;orange</text:p>
          </table:table-cell>
          <table:table-cell table:style-name="Default" table:formula="of:=IF([.H82]=&quot;&quot;;&quot;&quot;;IF([.I82]=&quot;&quot;;&quot;&quot;;COM.MICROSOFT.CONCAT([.H82];&quot;=&quot;;[.I82])))" office:value-type="string" office:string-value="None;shift;midi:CC2=iop/colorequal/graph;orange" calcext:value-type="string">
            <text:p>None;shift;midi:CC2=iop/colorequal/graph;orange</text:p>
          </table:table-cell>
        </table:table-row>
        <table:table-row table:style-name="ro1">
          <table:table-cell office:value-type="string" calcext:value-type="string">
            <text:p>Hue – yellow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hue</text:p>
          </table:table-cell>
          <table:table-cell office:value-type="string" calcext:value-type="string">
            <text:p>yellow +/-</text:p>
          </table:table-cell>
          <table:table-cell office:value-type="string" calcext:value-type="string">
            <text:p>None;shift;midi:CC3</text:p>
          </table:table-cell>
          <table:table-cell office:value-type="string" calcext:value-type="string">
            <text:p><text:span text:style-name="T2">iop/colorequal/graph</text:span>;yellow</text:p>
          </table:table-cell>
          <table:table-cell table:style-name="Default" table:formula="of:=IF([.H83]=&quot;&quot;;&quot;&quot;;IF([.I83]=&quot;&quot;;&quot;&quot;;COM.MICROSOFT.CONCAT([.H83];&quot;=&quot;;[.I83])))" office:value-type="string" office:string-value="None;shift;midi:CC3=iop/colorequal/graph;yellow" calcext:value-type="string">
            <text:p>None;shift;midi:CC3=iop/colorequal/graph;yellow</text:p>
          </table:table-cell>
        </table:table-row>
        <table:table-row table:style-name="ro1">
          <table:table-cell office:value-type="string" calcext:value-type="string">
            <text:p>Hue – green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hue</text:p>
          </table:table-cell>
          <table:table-cell office:value-type="string" calcext:value-type="string">
            <text:p>green +/-</text:p>
          </table:table-cell>
          <table:table-cell office:value-type="string" calcext:value-type="string">
            <text:p>None;shift;midi:CC4</text:p>
          </table:table-cell>
          <table:table-cell office:value-type="string" calcext:value-type="string">
            <text:p><text:span text:style-name="T2">iop/colorequal/graph</text:span>;green</text:p>
          </table:table-cell>
          <table:table-cell table:style-name="Default" table:formula="of:=IF([.H84]=&quot;&quot;;&quot;&quot;;IF([.I84]=&quot;&quot;;&quot;&quot;;COM.MICROSOFT.CONCAT([.H84];&quot;=&quot;;[.I84])))" office:value-type="string" office:string-value="None;shift;midi:CC4=iop/colorequal/graph;green" calcext:value-type="string">
            <text:p>None;shift;midi:CC4=iop/colorequal/graph;green</text:p>
          </table:table-cell>
        </table:table-row>
        <table:table-row table:style-name="ro1">
          <table:table-cell office:value-type="string" calcext:value-type="string">
            <text:p>Hue – aqua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hue</text:p>
          </table:table-cell>
          <table:table-cell office:value-type="string" calcext:value-type="string">
            <text:p>cyan +/-</text:p>
          </table:table-cell>
          <table:table-cell office:value-type="string" calcext:value-type="string">
            <text:p>None;shift;midi:CC5</text:p>
          </table:table-cell>
          <table:table-cell office:value-type="string" calcext:value-type="string">
            <text:p><text:span text:style-name="T2">iop/colorequal/graph</text:span>;cyan</text:p>
          </table:table-cell>
          <table:table-cell table:style-name="Default" table:formula="of:=IF([.H85]=&quot;&quot;;&quot;&quot;;IF([.I85]=&quot;&quot;;&quot;&quot;;COM.MICROSOFT.CONCAT([.H85];&quot;=&quot;;[.I85])))" office:value-type="string" office:string-value="None;shift;midi:CC5=iop/colorequal/graph;cyan" calcext:value-type="string">
            <text:p>None;shift;midi:CC5=iop/colorequal/graph;cyan</text:p>
          </table:table-cell>
        </table:table-row>
        <table:table-row table:style-name="ro1">
          <table:table-cell office:value-type="string" calcext:value-type="string">
            <text:p>Hue – blue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hue</text:p>
          </table:table-cell>
          <table:table-cell office:value-type="string" calcext:value-type="string">
            <text:p>blue +/-</text:p>
          </table:table-cell>
          <table:table-cell office:value-type="string" calcext:value-type="string">
            <text:p>None;shift;midi:CC6</text:p>
          </table:table-cell>
          <table:table-cell office:value-type="string" calcext:value-type="string">
            <text:p><text:span text:style-name="T2">iop/colorequal/graph</text:span>;blue</text:p>
          </table:table-cell>
          <table:table-cell table:style-name="Default" table:formula="of:=IF([.H86]=&quot;&quot;;&quot;&quot;;IF([.I86]=&quot;&quot;;&quot;&quot;;COM.MICROSOFT.CONCAT([.H86];&quot;=&quot;;[.I86])))" office:value-type="string" office:string-value="None;shift;midi:CC6=iop/colorequal/graph;blue" calcext:value-type="string">
            <text:p>None;shift;midi:CC6=iop/colorequal/graph;blue</text:p>
          </table:table-cell>
        </table:table-row>
        <table:table-row table:style-name="ro1">
          <table:table-cell office:value-type="string" calcext:value-type="string">
            <text:p>Hue – purple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hue</text:p>
          </table:table-cell>
          <table:table-cell office:value-type="string" calcext:value-type="string">
            <text:p>lavender +/-</text:p>
          </table:table-cell>
          <table:table-cell office:value-type="string" calcext:value-type="string">
            <text:p>None;shift;midi:CC7</text:p>
          </table:table-cell>
          <table:table-cell office:value-type="string" calcext:value-type="string">
            <text:p><text:span text:style-name="T2">iop/colorequal/graph</text:span>;lavender</text:p>
          </table:table-cell>
          <table:table-cell table:style-name="Default" table:formula="of:=IF([.H87]=&quot;&quot;;&quot;&quot;;IF([.I87]=&quot;&quot;;&quot;&quot;;COM.MICROSOFT.CONCAT([.H87];&quot;=&quot;;[.I87])))" office:value-type="string" office:string-value="None;shift;midi:CC7=iop/colorequal/graph;lavender" calcext:value-type="string">
            <text:p>None;shift;midi:CC7=iop/colorequal/graph;lavender</text:p>
          </table:table-cell>
        </table:table-row>
        <table:table-row table:style-name="ro1">
          <table:table-cell office:value-type="string" calcext:value-type="string">
            <text:p>Hue – magenta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hue</text:p>
          </table:table-cell>
          <table:table-cell office:value-type="string" calcext:value-type="string">
            <text:p>magenta +/-</text:p>
          </table:table-cell>
          <table:table-cell office:value-type="string" calcext:value-type="string">
            <text:p>None;shift;midi:CC8</text:p>
          </table:table-cell>
          <table:table-cell office:value-type="string" calcext:value-type="string">
            <text:p><text:span text:style-name="T2">iop/colorequal/graph</text:span>;magenta</text:p>
          </table:table-cell>
          <table:table-cell table:style-name="Default" table:formula="of:=IF([.H88]=&quot;&quot;;&quot;&quot;;IF([.I88]=&quot;&quot;;&quot;&quot;;COM.MICROSOFT.CONCAT([.H88];&quot;=&quot;;[.I88])))" office:value-type="string" office:string-value="None;shift;midi:CC8=iop/colorequal/graph;magenta" calcext:value-type="string">
            <text:p>None;shift;midi:CC8=iop/colorequal/graph;magenta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/>
          <table:table-cell table:style-name="Default" table:formula="of:=IF([.H89]=&quot;&quot;;&quot;&quot;;IF([.I89]=&quot;&quot;;&quot;&quot;;COM.MICROSOFT.CONCAT([.H89];&quot;=&quot;;[.I89])))">
            <text:p/>
          </table:table-cell>
        </table:table-row>
        <table:table-row table:style-name="ro1">
          <table:table-cell office:value-type="string" calcext:value-type="string">
            <text:p>Sat – red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saturation</text:p>
          </table:table-cell>
          <table:table-cell office:value-type="string" calcext:value-type="string">
            <text:p>red +/-</text:p>
          </table:table-cell>
          <table:table-cell office:value-type="string" calcext:value-type="string">
            <text:p>None;shift;midi:CC9</text:p>
          </table:table-cell>
          <table:table-cell office:value-type="string" calcext:value-type="string">
            <text:p><text:span text:style-name="T2">op/colorequal/graph</text:span>;red</text:p>
          </table:table-cell>
          <table:table-cell table:style-name="Default" table:formula="of:=IF([.H90]=&quot;&quot;;&quot;&quot;;IF([.I90]=&quot;&quot;;&quot;&quot;;COM.MICROSOFT.CONCAT([.H90];&quot;=&quot;;[.I90])))" office:value-type="string" office:string-value="None;shift;midi:CC9=op/colorequal/graph;red" calcext:value-type="string">
            <text:p>None;shift;midi:CC9=op/colorequal/graph;red</text:p>
          </table:table-cell>
        </table:table-row>
        <table:table-row table:style-name="ro1">
          <table:table-cell office:value-type="string" calcext:value-type="string">
            <text:p>Sat – orange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saturation</text:p>
          </table:table-cell>
          <table:table-cell office:value-type="string" calcext:value-type="string">
            <text:p>orange +/-</text:p>
          </table:table-cell>
          <table:table-cell office:value-type="string" calcext:value-type="string">
            <text:p>None;shift;midi:CC10</text:p>
          </table:table-cell>
          <table:table-cell office:value-type="string" calcext:value-type="string">
            <text:p><text:span text:style-name="T2">iop/colorequal/graph</text:span>;orange</text:p>
          </table:table-cell>
          <table:table-cell table:style-name="Default" table:formula="of:=IF([.H91]=&quot;&quot;;&quot;&quot;;IF([.I91]=&quot;&quot;;&quot;&quot;;COM.MICROSOFT.CONCAT([.H91];&quot;=&quot;;[.I91])))" office:value-type="string" office:string-value="None;shift;midi:CC10=iop/colorequal/graph;orange" calcext:value-type="string">
            <text:p>None;shift;midi:CC10=iop/colorequal/graph;orange</text:p>
          </table:table-cell>
        </table:table-row>
        <table:table-row table:style-name="ro1">
          <table:table-cell office:value-type="string" calcext:value-type="string">
            <text:p>Sat – yellow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saturation</text:p>
          </table:table-cell>
          <table:table-cell office:value-type="string" calcext:value-type="string">
            <text:p>yellow +/-</text:p>
          </table:table-cell>
          <table:table-cell office:value-type="string" calcext:value-type="string">
            <text:p>None;shift;midi:CC11</text:p>
          </table:table-cell>
          <table:table-cell office:value-type="string" calcext:value-type="string">
            <text:p><text:span text:style-name="T2">iop/colorequal/graph</text:span>;yellow</text:p>
          </table:table-cell>
          <table:table-cell table:style-name="Default" table:formula="of:=IF([.H92]=&quot;&quot;;&quot;&quot;;IF([.I92]=&quot;&quot;;&quot;&quot;;COM.MICROSOFT.CONCAT([.H92];&quot;=&quot;;[.I92])))" office:value-type="string" office:string-value="None;shift;midi:CC11=iop/colorequal/graph;yellow" calcext:value-type="string">
            <text:p>None;shift;midi:CC11=iop/colorequal/graph;yellow</text:p>
          </table:table-cell>
        </table:table-row>
        <table:table-row table:style-name="ro1">
          <table:table-cell office:value-type="string" calcext:value-type="string">
            <text:p>Sat – green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saturation</text:p>
          </table:table-cell>
          <table:table-cell office:value-type="string" calcext:value-type="string">
            <text:p>green +/-</text:p>
          </table:table-cell>
          <table:table-cell office:value-type="string" calcext:value-type="string">
            <text:p>None;shift;midi:CC12</text:p>
          </table:table-cell>
          <table:table-cell office:value-type="string" calcext:value-type="string">
            <text:p><text:span text:style-name="T2">iop/colorequal/graph</text:span>;green</text:p>
          </table:table-cell>
          <table:table-cell table:style-name="Default" table:formula="of:=IF([.H93]=&quot;&quot;;&quot;&quot;;IF([.I93]=&quot;&quot;;&quot;&quot;;COM.MICROSOFT.CONCAT([.H93];&quot;=&quot;;[.I93])))" office:value-type="string" office:string-value="None;shift;midi:CC12=iop/colorequal/graph;green" calcext:value-type="string">
            <text:p>None;shift;midi:CC12=iop/colorequal/graph;green</text:p>
          </table:table-cell>
        </table:table-row>
        <table:table-row table:style-name="ro1">
          <table:table-cell office:value-type="string" calcext:value-type="string">
            <text:p>Sat – aqua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saturation</text:p>
          </table:table-cell>
          <table:table-cell office:value-type="string" calcext:value-type="string">
            <text:p>cyan +/-</text:p>
          </table:table-cell>
          <table:table-cell office:value-type="string" calcext:value-type="string">
            <text:p>None;shift;midi:CC13</text:p>
          </table:table-cell>
          <table:table-cell office:value-type="string" calcext:value-type="string">
            <text:p><text:span text:style-name="T2">iop/colorequal/graph</text:span>;cyan</text:p>
          </table:table-cell>
          <table:table-cell table:style-name="Default" table:formula="of:=IF([.H94]=&quot;&quot;;&quot;&quot;;IF([.I94]=&quot;&quot;;&quot;&quot;;COM.MICROSOFT.CONCAT([.H94];&quot;=&quot;;[.I94])))" office:value-type="string" office:string-value="None;shift;midi:CC13=iop/colorequal/graph;cyan" calcext:value-type="string">
            <text:p>None;shift;midi:CC13=iop/colorequal/graph;cyan</text:p>
          </table:table-cell>
        </table:table-row>
        <table:table-row table:style-name="ro1">
          <table:table-cell office:value-type="string" calcext:value-type="string">
            <text:p>Sat – blue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saturation</text:p>
          </table:table-cell>
          <table:table-cell office:value-type="string" calcext:value-type="string">
            <text:p>blue +/-</text:p>
          </table:table-cell>
          <table:table-cell office:value-type="string" calcext:value-type="string">
            <text:p>None;shift;midi:CC14</text:p>
          </table:table-cell>
          <table:table-cell office:value-type="string" calcext:value-type="string">
            <text:p><text:span text:style-name="T2">iop/colorequal/graph</text:span>;blue</text:p>
          </table:table-cell>
          <table:table-cell table:style-name="Default" table:formula="of:=IF([.H95]=&quot;&quot;;&quot;&quot;;IF([.I95]=&quot;&quot;;&quot;&quot;;COM.MICROSOFT.CONCAT([.H95];&quot;=&quot;;[.I95])))" office:value-type="string" office:string-value="None;shift;midi:CC14=iop/colorequal/graph;blue" calcext:value-type="string">
            <text:p>None;shift;midi:CC14=iop/colorequal/graph;blue</text:p>
          </table:table-cell>
        </table:table-row>
        <table:table-row table:style-name="ro1">
          <table:table-cell office:value-type="string" calcext:value-type="string">
            <text:p>Sat – purple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saturation</text:p>
          </table:table-cell>
          <table:table-cell office:value-type="string" calcext:value-type="string">
            <text:p>lavender +/-</text:p>
          </table:table-cell>
          <table:table-cell office:value-type="string" calcext:value-type="string">
            <text:p>None;shift;midi:CC15</text:p>
          </table:table-cell>
          <table:table-cell office:value-type="string" calcext:value-type="string">
            <text:p><text:span text:style-name="T2">iop/colorequal/graph</text:span>;lavender</text:p>
          </table:table-cell>
          <table:table-cell table:style-name="Default" table:formula="of:=IF([.H96]=&quot;&quot;;&quot;&quot;;IF([.I96]=&quot;&quot;;&quot;&quot;;COM.MICROSOFT.CONCAT([.H96];&quot;=&quot;;[.I96])))" office:value-type="string" office:string-value="None;shift;midi:CC15=iop/colorequal/graph;lavender" calcext:value-type="string">
            <text:p>None;shift;midi:CC15=iop/colorequal/graph;lavender</text:p>
          </table:table-cell>
        </table:table-row>
        <table:table-row table:style-name="ro1">
          <table:table-cell office:value-type="string" calcext:value-type="string">
            <text:p>Sat – magenta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saturation</text:p>
          </table:table-cell>
          <table:table-cell office:value-type="string" calcext:value-type="string">
            <text:p>magenta +/-</text:p>
          </table:table-cell>
          <table:table-cell office:value-type="string" calcext:value-type="string">
            <text:p>None;shift;midi:CC16</text:p>
          </table:table-cell>
          <table:table-cell office:value-type="string" calcext:value-type="string">
            <text:p><text:span text:style-name="T2">iop/colorequal/graph</text:span>;magenta</text:p>
          </table:table-cell>
          <table:table-cell table:style-name="Default" table:formula="of:=IF([.H97]=&quot;&quot;;&quot;&quot;;IF([.I97]=&quot;&quot;;&quot;&quot;;COM.MICROSOFT.CONCAT([.H97];&quot;=&quot;;[.I97])))" office:value-type="string" office:string-value="None;shift;midi:CC16=iop/colorequal/graph;magenta" calcext:value-type="string">
            <text:p>None;shift;midi:CC16=iop/colorequal/graph;magenta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formula="of:=IF([.H98]=&quot;&quot;;&quot;&quot;;IF([.I98]=&quot;&quot;;&quot;&quot;;COM.MICROSOFT.CONCAT([.H98];&quot;=&quot;;[.I98])))">
            <text:p/>
          </table:table-cell>
        </table:table-row>
        <table:table-row table:style-name="ro1">
          <table:table-cell office:value-type="string" calcext:value-type="string">
            <text:p>Lum – red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brightness</text:p>
          </table:table-cell>
          <table:table-cell office:value-type="string" calcext:value-type="string">
            <text:p>red +/-</text:p>
          </table:table-cell>
          <table:table-cell office:value-type="string" calcext:value-type="string">
            <text:p>None;shift;midi:CC17</text:p>
          </table:table-cell>
          <table:table-cell office:value-type="string" calcext:value-type="string">
            <text:p><text:span text:style-name="T2">iop/colorequal/graph</text:span>;red</text:p>
          </table:table-cell>
          <table:table-cell table:style-name="Default" table:formula="of:=IF([.H99]=&quot;&quot;;&quot;&quot;;IF([.I99]=&quot;&quot;;&quot;&quot;;COM.MICROSOFT.CONCAT([.H99];&quot;=&quot;;[.I99])))" office:value-type="string" office:string-value="None;shift;midi:CC17=iop/colorequal/graph;red" calcext:value-type="string">
            <text:p>None;shift;midi:CC17=iop/colorequal/graph;red</text:p>
          </table:table-cell>
        </table:table-row>
        <table:table-row table:style-name="ro1">
          <table:table-cell office:value-type="string" calcext:value-type="string">
            <text:p>Lum – orange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brightness</text:p>
          </table:table-cell>
          <table:table-cell office:value-type="string" calcext:value-type="string">
            <text:p>orange +/-</text:p>
          </table:table-cell>
          <table:table-cell office:value-type="string" calcext:value-type="string">
            <text:p>None;shift;midi:CC18</text:p>
          </table:table-cell>
          <table:table-cell office:value-type="string" calcext:value-type="string">
            <text:p><text:span text:style-name="T2">iop/colorequal/graph</text:span>;orange</text:p>
          </table:table-cell>
          <table:table-cell table:style-name="Default" table:formula="of:=IF([.H100]=&quot;&quot;;&quot;&quot;;IF([.I100]=&quot;&quot;;&quot;&quot;;COM.MICROSOFT.CONCAT([.H100];&quot;=&quot;;[.I100])))" office:value-type="string" office:string-value="None;shift;midi:CC18=iop/colorequal/graph;orange" calcext:value-type="string">
            <text:p>None;shift;midi:CC18=iop/colorequal/graph;orange</text:p>
          </table:table-cell>
        </table:table-row>
        <table:table-row table:style-name="ro1">
          <table:table-cell office:value-type="string" calcext:value-type="string">
            <text:p>Lum – yellow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brightness</text:p>
          </table:table-cell>
          <table:table-cell office:value-type="string" calcext:value-type="string">
            <text:p>yellow +/-</text:p>
          </table:table-cell>
          <table:table-cell office:value-type="string" calcext:value-type="string">
            <text:p>None;shift;midi:CC19</text:p>
          </table:table-cell>
          <table:table-cell office:value-type="string" calcext:value-type="string">
            <text:p><text:span text:style-name="T2">iop/colorequal/graph</text:span>;yellow</text:p>
          </table:table-cell>
          <table:table-cell table:style-name="Default" table:formula="of:=IF([.H101]=&quot;&quot;;&quot;&quot;;IF([.I101]=&quot;&quot;;&quot;&quot;;COM.MICROSOFT.CONCAT([.H101];&quot;=&quot;;[.I101])))" office:value-type="string" office:string-value="None;shift;midi:CC19=iop/colorequal/graph;yellow" calcext:value-type="string">
            <text:p>None;shift;midi:CC19=iop/colorequal/graph;yellow</text:p>
          </table:table-cell>
        </table:table-row>
        <table:table-row table:style-name="ro1">
          <table:table-cell office:value-type="string" calcext:value-type="string">
            <text:p>Lum – green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brightness</text:p>
          </table:table-cell>
          <table:table-cell office:value-type="string" calcext:value-type="string">
            <text:p>green +/-</text:p>
          </table:table-cell>
          <table:table-cell office:value-type="string" calcext:value-type="string">
            <text:p>None;shift;midi:CC20</text:p>
          </table:table-cell>
          <table:table-cell office:value-type="string" calcext:value-type="string">
            <text:p><text:span text:style-name="T2">iop/colorequal/graph</text:span>;green</text:p>
          </table:table-cell>
          <table:table-cell table:style-name="Default" table:formula="of:=IF([.H102]=&quot;&quot;;&quot;&quot;;IF([.I102]=&quot;&quot;;&quot;&quot;;COM.MICROSOFT.CONCAT([.H102];&quot;=&quot;;[.I102])))" office:value-type="string" office:string-value="None;shift;midi:CC20=iop/colorequal/graph;green" calcext:value-type="string">
            <text:p>None;shift;midi:CC20=iop/colorequal/graph;green</text:p>
          </table:table-cell>
        </table:table-row>
        <table:table-row table:style-name="ro1">
          <table:table-cell office:value-type="string" calcext:value-type="string">
            <text:p>Lum – aqua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brightness</text:p>
          </table:table-cell>
          <table:table-cell office:value-type="string" calcext:value-type="string">
            <text:p>cyan +/-</text:p>
          </table:table-cell>
          <table:table-cell office:value-type="string" calcext:value-type="string">
            <text:p>None;shift;midi:CC21</text:p>
          </table:table-cell>
          <table:table-cell office:value-type="string" calcext:value-type="string">
            <text:p><text:span text:style-name="T2">iop/colorequal/graph</text:span>;cyan</text:p>
          </table:table-cell>
          <table:table-cell table:style-name="Default" table:formula="of:=IF([.H103]=&quot;&quot;;&quot;&quot;;IF([.I103]=&quot;&quot;;&quot;&quot;;COM.MICROSOFT.CONCAT([.H103];&quot;=&quot;;[.I103])))" office:value-type="string" office:string-value="None;shift;midi:CC21=iop/colorequal/graph;cyan" calcext:value-type="string">
            <text:p>None;shift;midi:CC21=iop/colorequal/graph;cyan</text:p>
          </table:table-cell>
        </table:table-row>
        <table:table-row table:style-name="ro1">
          <table:table-cell office:value-type="string" calcext:value-type="string">
            <text:p>Lum – blue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brightness</text:p>
          </table:table-cell>
          <table:table-cell office:value-type="string" calcext:value-type="string">
            <text:p>blue +/-</text:p>
          </table:table-cell>
          <table:table-cell office:value-type="string" calcext:value-type="string">
            <text:p>None;shift;midi:CC22</text:p>
          </table:table-cell>
          <table:table-cell office:value-type="string" calcext:value-type="string">
            <text:p><text:span text:style-name="T2">iop/colorequal/graph</text:span>;blue</text:p>
          </table:table-cell>
          <table:table-cell table:style-name="Default" table:formula="of:=IF([.H104]=&quot;&quot;;&quot;&quot;;IF([.I104]=&quot;&quot;;&quot;&quot;;COM.MICROSOFT.CONCAT([.H104];&quot;=&quot;;[.I104])))" office:value-type="string" office:string-value="None;shift;midi:CC22=iop/colorequal/graph;blue" calcext:value-type="string">
            <text:p>None;shift;midi:CC22=iop/colorequal/graph;blue</text:p>
          </table:table-cell>
        </table:table-row>
        <table:table-row table:style-name="ro1">
          <table:table-cell office:value-type="string" calcext:value-type="string">
            <text:p>Lum – purple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brightness</text:p>
          </table:table-cell>
          <table:table-cell office:value-type="string" calcext:value-type="string">
            <text:p>lavender +/-</text:p>
          </table:table-cell>
          <table:table-cell office:value-type="string" calcext:value-type="string">
            <text:p>None;shift;midi:CC23</text:p>
          </table:table-cell>
          <table:table-cell office:value-type="string" calcext:value-type="string">
            <text:p><text:span text:style-name="T2">iop/colorequal/graph</text:span>;lavender</text:p>
          </table:table-cell>
          <table:table-cell table:style-name="Default" table:formula="of:=IF([.H105]=&quot;&quot;;&quot;&quot;;IF([.I105]=&quot;&quot;;&quot;&quot;;COM.MICROSOFT.CONCAT([.H105];&quot;=&quot;;[.I105])))" office:value-type="string" office:string-value="None;shift;midi:CC23=iop/colorequal/graph;lavender" calcext:value-type="string">
            <text:p>None;shift;midi:CC23=iop/colorequal/graph;lavender</text:p>
          </table:table-cell>
        </table:table-row>
        <table:table-row table:style-name="ro1">
          <table:table-cell office:value-type="string" calcext:value-type="string">
            <text:p>Lum – magenta scroll wheel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equalizer – brightness</text:p>
          </table:table-cell>
          <table:table-cell office:value-type="string" calcext:value-type="string">
            <text:p>magenta +/-</text:p>
          </table:table-cell>
          <table:table-cell office:value-type="string" calcext:value-type="string">
            <text:p>None;shift;midi:CC24</text:p>
          </table:table-cell>
          <table:table-cell office:value-type="string" calcext:value-type="string">
            <text:p><text:span text:style-name="T2">iop/colorequal/graph</text:span>;magenta</text:p>
          </table:table-cell>
          <table:table-cell table:style-name="Default" table:formula="of:=IF([.H106]=&quot;&quot;;&quot;&quot;;IF([.I106]=&quot;&quot;;&quot;&quot;;COM.MICROSOFT.CONCAT([.H106];&quot;=&quot;;[.I106])))" office:value-type="string" office:string-value="None;shift;midi:CC24=iop/colorequal/graph;magenta" calcext:value-type="string">
            <text:p>None;shift;midi:CC24=iop/colorequal/graph;magenta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 table:formula="of:=IF([.H107]=&quot;&quot;;&quot;&quot;;IF([.I107]=&quot;&quot;;&quot;&quot;;COM.MICROSOFT.CONCAT([.H107];&quot;=&quot;;[.I107])))">
            <text:p/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haze removal</text:p>
          </table:table-cell>
          <table:table-cell office:value-type="string" calcext:value-type="string">
            <text:p>strength +/-</text:p>
          </table:table-cell>
          <table:table-cell office:value-type="string" calcext:value-type="string">
            <text:p>None;midi:CC41</text:p>
          </table:table-cell>
          <table:table-cell office:value-type="string" calcext:value-type="string">
            <text:p>iop/hazeremoval/strength</text:p>
          </table:table-cell>
          <table:table-cell table:style-name="Default" table:formula="of:=IF([.H108]=&quot;&quot;;&quot;&quot;;IF([.I108]=&quot;&quot;;&quot;&quot;;COM.MICROSOFT.CONCAT([.H108];&quot;=&quot;;[.I108])))" office:value-type="string" office:string-value="None;midi:CC41=iop/hazeremoval/strength" calcext:value-type="string">
            <text:p>None;midi:CC41=iop/hazeremoval/strength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haze removal</text:p>
          </table:table-cell>
          <table:table-cell/>
          <table:table-cell office:value-type="string" calcext:value-type="string">
            <text:p>none;shift;midi:CC41</text:p>
          </table:table-cell>
          <table:table-cell office:value-type="string" calcext:value-type="string">
            <text:p>iop/hazeremoval/distance</text:p>
          </table:table-cell>
          <table:table-cell table:style-name="Default" table:formula="of:=IF([.H109]=&quot;&quot;;&quot;&quot;;IF([.I109]=&quot;&quot;;&quot;&quot;;COM.MICROSOFT.CONCAT([.H109];&quot;=&quot;;[.I109])))" office:value-type="string" office:string-value="none;shift;midi:CC41=iop/hazeremoval/distance" calcext:value-type="string">
            <text:p>none;shift;midi:CC41=iop/hazeremoval/distance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haze removal</text:p>
          </table:table-cell>
          <table:table-cell office:value-type="string" calcext:value-type="string">
            <text:p>reset to defaul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darkroom</text:p>
          </table:table-cell>
          <table:table-cell office:value-type="string" calcext:value-type="string">
            <text:p>soften</text:p>
          </table:table-cell>
          <table:table-cell office:value-type="string" calcext:value-type="string">
            <text:p>size +/-</text:p>
          </table:table-cell>
          <table:table-cell office:value-type="string" calcext:value-type="string">
            <text:p>midi:C#3;midi:CC41</text:p>
          </table:table-cell>
          <table:table-cell office:value-type="string" calcext:value-type="string">
            <text:p>iop/soften/size</text:p>
          </table:table-cell>
          <table:table-cell table:style-name="Default" table:formula="of:=IF([.H111]=&quot;&quot;;&quot;&quot;;IF([.I111]=&quot;&quot;;&quot;&quot;;COM.MICROSOFT.CONCAT([.H111];&quot;=&quot;;[.I111])))" office:value-type="string" office:string-value="midi:C#3;midi:CC41=iop/soften/size" calcext:value-type="string">
            <text:p>midi:C#3;midi:CC41=iop/soften/size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2</text:p>
          </table:table-cell>
          <table:table-cell table:style-name="Default"/>
          <table:table-cell office:value-type="string" calcext:value-type="string">
            <text:p>darkroom</text:p>
          </table:table-cell>
          <table:table-cell office:value-type="string" calcext:value-type="string">
            <text:p>soften</text:p>
          </table:table-cell>
          <table:table-cell office:value-type="string" calcext:value-type="string">
            <text:p>saturation +/-</text:p>
          </table:table-cell>
          <table:table-cell table:style-name="Default" office:value-type="string" calcext:value-type="string">
            <text:p>midi:D3;midi:CC41</text:p>
          </table:table-cell>
          <table:table-cell office:value-type="string" calcext:value-type="string">
            <text:p>iop/soften/saturation</text:p>
          </table:table-cell>
          <table:table-cell table:style-name="Default" table:formula="of:=IF([.H112]=&quot;&quot;;&quot;&quot;;IF([.I112]=&quot;&quot;;&quot;&quot;;COM.MICROSOFT.CONCAT([.H112];&quot;=&quot;;[.I112])))" office:value-type="string" office:string-value="midi:D3;midi:CC41=iop/soften/saturation" calcext:value-type="string">
            <text:p>midi:D3;midi:CC41=iop/soften/saturation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3</text:p>
          </table:table-cell>
          <table:table-cell table:style-name="Default"/>
          <table:table-cell office:value-type="string" calcext:value-type="string">
            <text:p>darkroom</text:p>
          </table:table-cell>
          <table:table-cell office:value-type="string" calcext:value-type="string">
            <text:p>soften</text:p>
          </table:table-cell>
          <table:table-cell office:value-type="string" calcext:value-type="string">
            <text:p>brightness +/-</text:p>
          </table:table-cell>
          <table:table-cell table:style-name="Default" office:value-type="string" calcext:value-type="string">
            <text:p>midi:D#3;midi:CC41</text:p>
          </table:table-cell>
          <table:table-cell office:value-type="string" calcext:value-type="string">
            <text:p>iop/soften/brightness</text:p>
          </table:table-cell>
          <table:table-cell table:style-name="Default" table:formula="of:=IF([.H113]=&quot;&quot;;&quot;&quot;;IF([.I113]=&quot;&quot;;&quot;&quot;;COM.MICROSOFT.CONCAT([.H113];&quot;=&quot;;[.I113])))" office:value-type="string" office:string-value="midi:D#3;midi:CC41=iop/soften/brightness" calcext:value-type="string">
            <text:p>midi:D#3;midi:CC41=iop/soften/brightnes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4</text:p>
          </table:table-cell>
          <table:table-cell table:style-name="Default"/>
          <table:table-cell office:value-type="string" calcext:value-type="string">
            <text:p>darkroom</text:p>
          </table:table-cell>
          <table:table-cell office:value-type="string" calcext:value-type="string">
            <text:p>soften</text:p>
          </table:table-cell>
          <table:table-cell office:value-type="string" calcext:value-type="string">
            <text:p>mix +/-</text:p>
          </table:table-cell>
          <table:table-cell table:style-name="Default" office:value-type="string" calcext:value-type="string">
            <text:p>midi:E3;midi:CC41</text:p>
          </table:table-cell>
          <table:table-cell office:value-type="string" calcext:value-type="string">
            <text:p>iop/soften/mix</text:p>
          </table:table-cell>
          <table:table-cell table:style-name="Default" table:formula="of:=IF([.H114]=&quot;&quot;;&quot;&quot;;IF([.I114]=&quot;&quot;;&quot;&quot;;COM.MICROSOFT.CONCAT([.H114];&quot;=&quot;;[.I114])))" office:value-type="string" office:string-value="midi:E3;midi:CC41=iop/soften/mix" calcext:value-type="string">
            <text:p>midi:E3;midi:CC41=iop/soften/mix</text:p>
          </table:table-cell>
        </table:table-row>
        <table:table-row table:style-name="ro1">
          <table:table-cell table:number-columns-repeated="9"/>
          <table:table-cell table:style-name="Default" table:formula="of:=IF([.H115]=&quot;&quot;;&quot;&quot;;IF([.I115]=&quot;&quot;;&quot;&quot;;COM.MICROSOFT.CONCAT([.H115];&quot;=&quot;;[.I115])))">
            <text:p/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1<text:span text:style-name="T1">st</text:span> Order Speed</text:p>
          </table:table-cell>
          <table:table-cell table:style-name="Default" office:value-type="string" calcext:value-type="string">
            <text:p>none;midi:CC42</text:p>
          </table:table-cell>
          <table:table-cell office:value-type="string" calcext:value-type="string">
            <text:p>iop/diffuse/1st order speed</text:p>
          </table:table-cell>
          <table:table-cell table:style-name="Default" table:formula="of:=IF([.H116]=&quot;&quot;;&quot;&quot;;IF([.I116]=&quot;&quot;;&quot;&quot;;COM.MICROSOFT.CONCAT([.H116];&quot;=&quot;;[.I116])))" office:value-type="string" office:string-value="none;midi:CC42=iop/diffuse/1st order speed" calcext:value-type="string">
            <text:p>none;midi:CC42=iop/diffuse/1st order spe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2<text:span text:style-name="T1">nd</text:span> Order Speed</text:p>
          </table:table-cell>
          <table:table-cell office:value-type="string" calcext:value-type="string">
            <text:p>midi:C#3;midi:CC42</text:p>
          </table:table-cell>
          <table:table-cell office:value-type="string" calcext:value-type="string">
            <text:p>iop/diffuse/2nd order speed</text:p>
          </table:table-cell>
          <table:table-cell table:style-name="Default" table:formula="of:=IF([.H117]=&quot;&quot;;&quot;&quot;;IF([.I117]=&quot;&quot;;&quot;&quot;;COM.MICROSOFT.CONCAT([.H117];&quot;=&quot;;[.I117])))" office:value-type="string" office:string-value="midi:C#3;midi:CC42=iop/diffuse/2nd order speed" calcext:value-type="string">
            <text:p>midi:C#3;midi:CC42=iop/diffuse/2nd order spe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3<text:span text:style-name="T1">rd</text:span> Order Speed</text:p>
          </table:table-cell>
          <table:table-cell office:value-type="string" calcext:value-type="string">
            <text:p>midi:D3;midi:CC42</text:p>
          </table:table-cell>
          <table:table-cell office:value-type="string" calcext:value-type="string">
            <text:p>iop/diffuse/3rd order speed</text:p>
          </table:table-cell>
          <table:table-cell table:style-name="Default" table:formula="of:=IF([.H118]=&quot;&quot;;&quot;&quot;;IF([.I118]=&quot;&quot;;&quot;&quot;;COM.MICROSOFT.CONCAT([.H118];&quot;=&quot;;[.I118])))" office:value-type="string" office:string-value="midi:D3;midi:CC42=iop/diffuse/3rd order speed" calcext:value-type="string">
            <text:p>midi:D3;midi:CC42=iop/diffuse/3rd order spe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4<text:span text:style-name="T1">th</text:span> Order Speed</text:p>
          </table:table-cell>
          <table:table-cell office:value-type="string" calcext:value-type="string">
            <text:p>midi:D#3;midi:CC42</text:p>
          </table:table-cell>
          <table:table-cell office:value-type="string" calcext:value-type="string">
            <text:p>iop/diffuse/4th order speed</text:p>
          </table:table-cell>
          <table:table-cell table:style-name="Default" table:formula="of:=IF([.H119]=&quot;&quot;;&quot;&quot;;IF([.I119]=&quot;&quot;;&quot;&quot;;COM.MICROSOFT.CONCAT([.H119];&quot;=&quot;;[.I119])))" office:value-type="string" office:string-value="midi:D#3;midi:CC42=iop/diffuse/4th order speed" calcext:value-type="string">
            <text:p>midi:D#3;midi:CC42=iop/diffuse/4th order spe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sharpness</text:p>
          </table:table-cell>
          <table:table-cell table:style-name="Default" office:value-type="string" calcext:value-type="string">
            <text:p>midi:E3;midi:CC42</text:p>
          </table:table-cell>
          <table:table-cell office:value-type="string" calcext:value-type="string">
            <text:p>iop/diffuse/sharpness</text:p>
          </table:table-cell>
          <table:table-cell table:style-name="Default" table:formula="of:=IF([.H120]=&quot;&quot;;&quot;&quot;;IF([.I120]=&quot;&quot;;&quot;&quot;;COM.MICROSOFT.CONCAT([.H120];&quot;=&quot;;[.I120])))" office:value-type="string" office:string-value="midi:E3;midi:CC42=iop/diffuse/sharpness" calcext:value-type="string">
            <text:p>midi:E3;midi:CC42=iop/diffuse/sharpnes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edge sensitivity</text:p>
          </table:table-cell>
          <table:table-cell table:style-name="Default" office:value-type="string" calcext:value-type="string">
            <text:p>midi:F3;midi:CC42</text:p>
          </table:table-cell>
          <table:table-cell office:value-type="string" calcext:value-type="string">
            <text:p>iop/diffuse/edge sensitivity</text:p>
          </table:table-cell>
          <table:table-cell table:style-name="Default" table:formula="of:=IF([.H121]=&quot;&quot;;&quot;&quot;;IF([.I121]=&quot;&quot;;&quot;&quot;;COM.MICROSOFT.CONCAT([.H121];&quot;=&quot;;[.I121])))" office:value-type="string" office:string-value="midi:F3;midi:CC42=iop/diffuse/edge sensitivity" calcext:value-type="string">
            <text:p>midi:F3;midi:CC42=iop/diffuse/edge sensitivity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edge threshold</text:p>
          </table:table-cell>
          <table:table-cell table:style-name="Default" office:value-type="string" calcext:value-type="string">
            <text:p>midi:F#3;midi:CC42</text:p>
          </table:table-cell>
          <table:table-cell table:style-name="Default" office:value-type="string" calcext:value-type="string">
            <text:p>iop/diffuse/edge threshold</text:p>
          </table:table-cell>
          <table:table-cell table:style-name="Default" table:formula="of:=IF([.H122]=&quot;&quot;;&quot;&quot;;IF([.I122]=&quot;&quot;;&quot;&quot;;COM.MICROSOFT.CONCAT([.H122];&quot;=&quot;;[.I122])))" office:value-type="string" office:string-value="midi:F#3;midi:CC42=iop/diffuse/edge threshold" calcext:value-type="string">
            <text:p>midi:F#3;midi:CC42=iop/diffuse/edge threshol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none;shift;midi:CC42</text:p>
          </table:table-cell>
          <table:table-cell office:value-type="string" calcext:value-type="string">
            <text:p>iop/diffuse/iterations</text:p>
          </table:table-cell>
          <table:table-cell table:style-name="Default" table:formula="of:=IF([.H123]=&quot;&quot;;&quot;&quot;;IF([.I123]=&quot;&quot;;&quot;&quot;;COM.MICROSOFT.CONCAT([.H123];&quot;=&quot;;[.I123])))" office:value-type="string" office:string-value="none;shift;midi:CC42=iop/diffuse/iterations" calcext:value-type="string">
            <text:p>none;shift;midi:CC42=iop/diffuse/iteration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L2 (Ctrl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central radius</text:p>
          </table:table-cell>
          <table:table-cell table:style-name="Default" office:value-type="string" calcext:value-type="string">
            <text:p>none;ctrl;midi:CC42</text:p>
          </table:table-cell>
          <table:table-cell office:value-type="string" calcext:value-type="string">
            <text:p>iop/diffuse/central radius</text:p>
          </table:table-cell>
          <table:table-cell table:style-name="Default" table:formula="of:=IF([.H124]=&quot;&quot;;&quot;&quot;;IF([.I124]=&quot;&quot;;&quot;&quot;;COM.MICROSOFT.CONCAT([.H124];&quot;=&quot;;[.I124])))" office:value-type="string" office:string-value="none;ctrl;midi:CC42=iop/diffuse/central radius" calcext:value-type="string">
            <text:p>none;ctrl;midi:CC42=iop/diffuse/central radiu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L3 (option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radius span</text:p>
          </table:table-cell>
          <table:table-cell table:style-name="Default" office:value-type="string" calcext:value-type="string">
            <text:p>none;option;midi:CC42</text:p>
          </table:table-cell>
          <table:table-cell office:value-type="string" calcext:value-type="string">
            <text:p>iop/diffuse/radius span</text:p>
          </table:table-cell>
          <table:table-cell table:style-name="Default" table:formula="of:=IF([.H125]=&quot;&quot;;&quot;&quot;;IF([.I125]=&quot;&quot;;&quot;&quot;;COM.MICROSOFT.CONCAT([.H125];&quot;=&quot;;[.I125])))" office:value-type="string" office:string-value="none;option;midi:CC42=iop/diffuse/radius span" calcext:value-type="string">
            <text:p>none;option;midi:CC42=iop/diffuse/radius span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lick</text:p>
          </table:table-cell>
          <table:table-cell table:style-name="Default"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diffuse or sharpen</text:p>
          </table:table-cell>
          <table:table-cell office:value-type="string" calcext:value-type="string">
            <text:p>1<text:span text:style-name="T1">st</text:span> order speed 0% </text:p>
          </table:table-cell>
          <table:table-cell table:number-columns-repeated="2"/>
          <table:table-cell table:style-name="Default" table:formula="of:=IF([.H126]=&quot;&quot;;&quot;&quot;;IF([.I126]=&quot;&quot;;&quot;&quot;;COM.MICROSOFT.CONCAT([.H126];&quot;=&quot;;[.I126])))">
            <text:p/>
          </table:table-cell>
        </table:table-row>
        <table:table-row table:style-name="ro1">
          <table:table-cell table:number-columns-repeated="9"/>
          <table:table-cell table:style-name="Default" table:formula="of:=IF([.H127]=&quot;&quot;;&quot;&quot;;IF([.I127]=&quot;&quot;;&quot;&quot;;COM.MICROSOFT.CONCAT([.H127];&quot;=&quot;;[.I127])))">
            <text:p/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contrast reset</text:p>
          </table:table-cell>
          <table:table-cell office:value-type="string" calcext:value-type="string">
            <text:p>midi:A#2</text:p>
          </table:table-cell>
          <table:table-cell office:value-type="string" calcext:value-type="string">
            <text:p>iop/colorbalancergb/contrast;reset</text:p>
          </table:table-cell>
          <table:table-cell table:style-name="Default" table:formula="of:=IF([.H128]=&quot;&quot;;&quot;&quot;;IF([.I128]=&quot;&quot;;&quot;&quot;;COM.MICROSOFT.CONCAT([.H128];&quot;=&quot;;[.I128])))" office:value-type="string" office:string-value="midi:A#2=iop/colorbalancergb/contrast;reset" calcext:value-type="string">
            <text:p>midi:A#2=iop/colorbalancergb/contrast;reset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contrast +/- </text:p>
          </table:table-cell>
          <table:table-cell office:value-type="string" calcext:value-type="string">
            <text:p>None;midi:CC46</text:p>
          </table:table-cell>
          <table:table-cell office:value-type="string" calcext:value-type="string">
            <text:p>iop/colorbalancergb/contrast</text:p>
          </table:table-cell>
          <table:table-cell table:style-name="Default" table:formula="of:=IF([.H129]=&quot;&quot;;&quot;&quot;;IF([.I129]=&quot;&quot;;&quot;&quot;;COM.MICROSOFT.CONCAT([.H129];&quot;=&quot;;[.I129])))" office:value-type="string" office:string-value="None;midi:CC46=iop/colorbalancergb/contrast" calcext:value-type="string">
            <text:p>None;midi:CC46=iop/colorbalancergb/contrast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contrast</text:p>
          </table:table-cell>
          <table:table-cell office:value-type="string" calcext:value-type="string">
            <text:p>green-magenta contrast +/-</text:p>
          </table:table-cell>
          <table:table-cell office:value-type="string" calcext:value-type="string">
            <text:p>midi:C#3;midi:CC46</text:p>
          </table:table-cell>
          <table:table-cell office:value-type="string" calcext:value-type="string">
            <text:p>iop/colorcontrast/green-magenta contrast</text:p>
          </table:table-cell>
          <table:table-cell table:style-name="Default" table:formula="of:=IF([.H130]=&quot;&quot;;&quot;&quot;;IF([.I130]=&quot;&quot;;&quot;&quot;;COM.MICROSOFT.CONCAT([.H130];&quot;=&quot;;[.I130])))" office:value-type="string" office:string-value="midi:C#3;midi:CC46=iop/colorcontrast/green-magenta contrast" calcext:value-type="string">
            <text:p>midi:C#3;midi:CC46=iop/colorcontrast/green-magenta contrast</text:p>
          </table:table-cell>
        </table:table-row>
        <table:table-row table:style-name="ro1">
          <table:table-cell office:value-type="string" calcext:value-type="string">
            <text:p>Contras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contrast</text:p>
          </table:table-cell>
          <table:table-cell office:value-type="string" calcext:value-type="string">
            <text:p>blue-yellow contrast +/-</text:p>
          </table:table-cell>
          <table:table-cell office:value-type="string" calcext:value-type="string">
            <text:p>midi:D3;midi:CC46</text:p>
          </table:table-cell>
          <table:table-cell table:style-name="Default" office:value-type="string" calcext:value-type="string">
            <text:p>iop/colorcontrast/blue-yellow contrast</text:p>
          </table:table-cell>
          <table:table-cell table:style-name="Default" table:formula="of:=IF([.H131]=&quot;&quot;;&quot;&quot;;IF([.I131]=&quot;&quot;;&quot;&quot;;COM.MICROSOFT.CONCAT([.H131];&quot;=&quot;;[.I131])))" office:value-type="string" office:string-value="midi:D3;midi:CC46=iop/colorcontrast/blue-yellow contrast" calcext:value-type="string">
            <text:p>midi:D3;midi:CC46=iop/colorcontrast/blue-yellow contrast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Default" table:formula="of:=IF([.H132]=&quot;&quot;;&quot;&quot;;IF([.I132]=&quot;&quot;;&quot;&quot;;COM.MICROSOFT.CONCAT([.H132];&quot;=&quot;;[.I132])))">
            <text:p/>
          </table:table-cell>
        </table:table-row>
        <table:table-row table:style-name="ro1">
          <table:table-cell office:value-type="string" calcext:value-type="string">
            <text:p>Clarity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local contrast</text:p>
          </table:table-cell>
          <table:table-cell office:value-type="string" calcext:value-type="string">
            <text:p>detail +/-</text:p>
          </table:table-cell>
          <table:table-cell office:value-type="string" calcext:value-type="string">
            <text:p>None;midi:CC45</text:p>
          </table:table-cell>
          <table:table-cell office:value-type="string" calcext:value-type="string">
            <text:p>iop/bilat/detail</text:p>
          </table:table-cell>
          <table:table-cell table:style-name="Default" table:formula="of:=IF([.H133]=&quot;&quot;;&quot;&quot;;IF([.I133]=&quot;&quot;;&quot;&quot;;COM.MICROSOFT.CONCAT([.H133];&quot;=&quot;;[.I133])))" office:value-type="string" office:string-value="None;midi:CC45=iop/bilat/detail" calcext:value-type="string">
            <text:p>None;midi:CC45=iop/bilat/detail</text:p>
          </table:table-cell>
        </table:table-row>
        <table:table-row table:style-name="ro1">
          <table:table-cell office:value-type="string" calcext:value-type="string">
            <text:p>Clarity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local contrast</text:p>
          </table:table-cell>
          <table:table-cell office:value-type="string" calcext:value-type="string">
            <text:p>reset to default</text:p>
          </table:table-cell>
          <table:table-cell table:number-columns-repeated="2"/>
          <table:table-cell table:style-name="Default" table:formula="of:=IF([.H134]=&quot;&quot;;&quot;&quot;;IF([.I134]=&quot;&quot;;&quot;&quot;;COM.MICROSOFT.CONCAT([.H134];&quot;=&quot;;[.I134])))">
            <text:p/>
          </table:table-cell>
        </table:table-row>
        <table:table-row table:style-name="ro1">
          <table:table-cell office:value-type="string" calcext:value-type="string">
            <text:p>Clarity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local contrast</text:p>
          </table:table-cell>
          <table:table-cell office:value-type="string" calcext:value-type="string">
            <text:p>shadows +/-</text:p>
          </table:table-cell>
          <table:table-cell office:value-type="string" calcext:value-type="string">
            <text:p>midi:C#3;midi:CC45</text:p>
          </table:table-cell>
          <table:table-cell office:value-type="string" calcext:value-type="string">
            <text:p>iop/bilat/shadows</text:p>
          </table:table-cell>
          <table:table-cell table:style-name="Default" table:formula="of:=IF([.H135]=&quot;&quot;;&quot;&quot;;IF([.I135]=&quot;&quot;;&quot;&quot;;COM.MICROSOFT.CONCAT([.H135];&quot;=&quot;;[.I135])))" office:value-type="string" office:string-value="midi:C#3;midi:CC45=iop/bilat/shadows" calcext:value-type="string">
            <text:p>midi:C#3;midi:CC45=iop/bilat/shadows</text:p>
          </table:table-cell>
        </table:table-row>
        <table:table-row table:style-name="ro1">
          <table:table-cell office:value-type="string" calcext:value-type="string">
            <text:p>Clarity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local contrast</text:p>
          </table:table-cell>
          <table:table-cell office:value-type="string" calcext:value-type="string">
            <text:p>midtones +/-</text:p>
          </table:table-cell>
          <table:table-cell office:value-type="string" calcext:value-type="string">
            <text:p>midi:D3;midi:CC45</text:p>
          </table:table-cell>
          <table:table-cell office:value-type="string" calcext:value-type="string">
            <text:p>iop/bilat/midtone range</text:p>
          </table:table-cell>
          <table:table-cell table:style-name="Default" table:formula="of:=IF([.H136]=&quot;&quot;;&quot;&quot;;IF([.I136]=&quot;&quot;;&quot;&quot;;COM.MICROSOFT.CONCAT([.H136];&quot;=&quot;;[.I136])))" office:value-type="string" office:string-value="midi:D3;midi:CC45=iop/bilat/midtone range" calcext:value-type="string">
            <text:p>midi:D3;midi:CC45=iop/bilat/midtone range</text:p>
          </table:table-cell>
        </table:table-row>
        <table:table-row table:style-name="ro1">
          <table:table-cell office:value-type="string" calcext:value-type="string">
            <text:p>Clarity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local contrast</text:p>
          </table:table-cell>
          <table:table-cell office:value-type="string" calcext:value-type="string">
            <text:p>highlights +/-</text:p>
          </table:table-cell>
          <table:table-cell office:value-type="string" calcext:value-type="string">
            <text:p>midi:D#3;midi:CC45</text:p>
          </table:table-cell>
          <table:table-cell office:value-type="string" calcext:value-type="string">
            <text:p>iop/bilat/highlights</text:p>
          </table:table-cell>
          <table:table-cell table:style-name="Default" table:formula="of:=IF([.H137]=&quot;&quot;;&quot;&quot;;IF([.I137]=&quot;&quot;;&quot;&quot;;COM.MICROSOFT.CONCAT([.H137];&quot;=&quot;;[.I137])))" office:value-type="string" office:string-value="midi:D#3;midi:CC45=iop/bilat/highlights" calcext:value-type="string">
            <text:p>midi:D#3;midi:CC45=iop/bilat/highlights</text:p>
          </table:table-cell>
        </table:table-row>
        <table:table-row table:style-name="ro1">
          <table:table-cell table:number-columns-repeated="9"/>
          <table:table-cell table:style-name="Default" table:formula="of:=IF([.H138]=&quot;&quot;;&quot;&quot;;IF([.I138]=&quot;&quot;;&quot;&quot;;COM.MICROSOFT.CONCAT([.H138];&quot;=&quot;;[.I138])))">
            <text:p/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exposure</text:p>
          </table:table-cell>
          <table:table-cell office:value-type="string" calcext:value-type="string">
            <text:p>exposure – value +/- </text:p>
          </table:table-cell>
          <table:table-cell office:value-type="string" calcext:value-type="string">
            <text:p>None;midi:CC33</text:p>
          </table:table-cell>
          <table:table-cell office:value-type="string" calcext:value-type="string">
            <text:p>iop/exposure/exposure</text:p>
          </table:table-cell>
          <table:table-cell table:style-name="Default" table:formula="of:=IF([.H139]=&quot;&quot;;&quot;&quot;;IF([.I139]=&quot;&quot;;&quot;&quot;;COM.MICROSOFT.CONCAT([.H139];&quot;=&quot;;[.I139])))" office:value-type="string" office:string-value="None;midi:CC33=iop/exposure/exposure" calcext:value-type="string">
            <text:p>None;midi:CC33=iop/exposure/exposure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exposure</text:p>
          </table:table-cell>
          <table:table-cell office:value-type="string" calcext:value-type="string">
            <text:p>reset to default</text:p>
          </table:table-cell>
          <table:table-cell table:number-columns-repeated="2"/>
          <table:table-cell table:style-name="Default" table:formula="of:=IF([.H140]=&quot;&quot;;&quot;&quot;;IF([.I140]=&quot;&quot;;&quot;&quot;;COM.MICROSOFT.CONCAT([.H140];&quot;=&quot;;[.I140])))">
            <text:p/>
          </table:table-cell>
        </table:table-row>
        <table:table-row table:style-name="ro1">
          <table:table-cell table:number-columns-repeated="9"/>
          <table:table-cell table:style-name="Default" table:formula="of:=IF([.H141]=&quot;&quot;;&quot;&quot;;IF([.I141]=&quot;&quot;;&quot;&quot;;COM.MICROSOFT.CONCAT([.H141];&quot;=&quot;;[.I141])))">
            <text:p/>
          </table:table-cell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perceptual brilliance grading – shadows +/-</text:p>
          </table:table-cell>
          <table:table-cell office:value-type="string" calcext:value-type="string">
            <text:p>none;midi:CC44</text:p>
          </table:table-cell>
          <table:table-cell table:style-name="Default" office:value-type="string" calcext:value-type="string">
            <text:p>iop/colorbalancergb/brilliance/shadows</text:p>
          </table:table-cell>
          <table:table-cell table:style-name="Default" table:formula="of:=IF([.H142]=&quot;&quot;;&quot;&quot;;IF([.I142]=&quot;&quot;;&quot;&quot;;COM.MICROSOFT.CONCAT([.H142];&quot;=&quot;;[.I142])))" office:value-type="string" office:string-value="none;midi:CC44=iop/colorbalancergb/brilliance/shadows" calcext:value-type="string">
            <text:p>none;midi:CC44=iop/colorbalancergb/brilliance/shadows</text:p>
          </table:table-cell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perceptual brilliance grading – shadows reset</text:p>
          </table:table-cell>
          <table:table-cell table:number-columns-repeated="2"/>
          <table:table-cell table:style-name="Default" table:formula="of:=IF([.H143]=&quot;&quot;;&quot;&quot;;IF([.I143]=&quot;&quot;;&quot;&quot;;COM.MICROSOFT.CONCAT([.H143];&quot;=&quot;;[.I143])))">
            <text:p/>
          </table:table-cell>
        </table:table-row>
        <table:table-row table:style-name="ro1">
          <table:table-cell table:number-columns-repeated="9"/>
          <table:table-cell table:style-name="Default" table:formula="of:=IF([.H144]=&quot;&quot;;&quot;&quot;;IF([.I144]=&quot;&quot;;&quot;&quot;;COM.MICROSOFT.CONCAT([.H144];&quot;=&quot;;[.I144])))">
            <text:p/>
          </table:table-cell>
        </table:table-row>
        <table:table-row table:style-name="ro1">
          <table:table-cell office:value-type="string" calcext:value-type="string">
            <text:p>Highlights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perceptual brilliance grading – highlights +/-</text:p>
          </table:table-cell>
          <table:table-cell office:value-type="string" calcext:value-type="string">
            <text:p>none;midi:CC40</text:p>
          </table:table-cell>
          <table:table-cell table:style-name="Default" office:value-type="string" calcext:value-type="string">
            <text:p>iop/colorbalancergb/brilliance/highlights</text:p>
          </table:table-cell>
          <table:table-cell table:style-name="Default" table:formula="of:=IF([.H145]=&quot;&quot;;&quot;&quot;;IF([.I145]=&quot;&quot;;&quot;&quot;;COM.MICROSOFT.CONCAT([.H145];&quot;=&quot;;[.I145])))" office:value-type="string" office:string-value="none;midi:CC40=iop/colorbalancergb/brilliance/highlights" calcext:value-type="string">
            <text:p>none;midi:CC40=iop/colorbalancergb/brilliance/highlights</text:p>
          </table:table-cell>
        </table:table-row>
        <table:table-row table:style-name="ro1">
          <table:table-cell office:value-type="string" calcext:value-type="string">
            <text:p>Highlights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 table:style-name="Default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perceptual brilliance grading – mid-tones +/-</text:p>
          </table:table-cell>
          <table:table-cell office:value-type="string" calcext:value-type="string">
            <text:p>midi:C#3;midi:CC40</text:p>
          </table:table-cell>
          <table:table-cell table:style-name="Default" office:value-type="string" calcext:value-type="string">
            <text:p>iop/colorbalancergb/brilliance/mid-tones</text:p>
          </table:table-cell>
          <table:table-cell table:style-name="Default" table:formula="of:=IF([.H146]=&quot;&quot;;&quot;&quot;;IF([.I146]=&quot;&quot;;&quot;&quot;;COM.MICROSOFT.CONCAT([.H146];&quot;=&quot;;[.I146])))" office:value-type="string" office:string-value="midi:C#3;midi:CC40=iop/colorbalancergb/brilliance/mid-tones" calcext:value-type="string">
            <text:p>midi:C#3;midi:CC40=iop/colorbalancergb/brilliance/mid-tones</text:p>
          </table:table-cell>
        </table:table-row>
        <table:table-row table:style-name="ro1">
          <table:table-cell office:value-type="string" calcext:value-type="string">
            <text:p>Highlights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2</text:p>
          </table:table-cell>
          <table:table-cell table:style-name="Default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perceptual brilliance grading – global brilliance +/-</text:p>
          </table:table-cell>
          <table:table-cell office:value-type="string" calcext:value-type="string">
            <text:p>midi:D3;midi:CC40</text:p>
          </table:table-cell>
          <table:table-cell table:style-name="Default" office:value-type="string" calcext:value-type="string">
            <text:p>iop/colorbalancergb/global brilliance</text:p>
          </table:table-cell>
          <table:table-cell table:style-name="Default" table:formula="of:=IF([.H147]=&quot;&quot;;&quot;&quot;;IF([.I147]=&quot;&quot;;&quot;&quot;;COM.MICROSOFT.CONCAT([.H147];&quot;=&quot;;[.I147])))" office:value-type="string" office:string-value="midi:D3;midi:CC40=iop/colorbalancergb/global brilliance" calcext:value-type="string">
            <text:p>midi:D3;midi:CC40=iop/colorbalancergb/global brilliance</text:p>
          </table:table-cell>
        </table:table-row>
        <table:table-row table:style-name="ro1">
          <table:table-cell office:value-type="string" calcext:value-type="string">
            <text:p>Highlights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3</text:p>
          </table:table-cell>
          <table:table-cell table:style-name="Default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perceptual brilliance grading – shadows +/-</text:p>
          </table:table-cell>
          <table:table-cell office:value-type="string" calcext:value-type="string">
            <text:p>midi:D#3;midi:CC40</text:p>
          </table:table-cell>
          <table:table-cell table:style-name="Default" office:value-type="string" calcext:value-type="string">
            <text:p>iop/colorbalancergb/brilliance/shadows</text:p>
          </table:table-cell>
          <table:table-cell table:style-name="Default" table:formula="of:=IF([.H148]=&quot;&quot;;&quot;&quot;;IF([.I148]=&quot;&quot;;&quot;&quot;;COM.MICROSOFT.CONCAT([.H148];&quot;=&quot;;[.I148])))" office:value-type="string" office:string-value="midi:D#3;midi:CC40=iop/colorbalancergb/brilliance/shadows" calcext:value-type="string">
            <text:p>midi:D#3;midi:CC40=iop/colorbalancergb/brilliance/shadows</text:p>
          </table:table-cell>
        </table:table-row>
        <table:table-row table:style-name="ro1">
          <table:table-cell office:value-type="string" calcext:value-type="string">
            <text:p>Highlights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perceptual brilliance grading – highlights reset</text:p>
          </table:table-cell>
          <table:table-cell table:number-columns-repeated="2"/>
          <table:table-cell table:style-name="Default" table:formula="of:=IF([.H149]=&quot;&quot;;&quot;&quot;;IF([.I149]=&quot;&quot;;&quot;&quot;;COM.MICROSOFT.CONCAT([.H149];&quot;=&quot;;[.I149])))">
            <text:p/>
          </table:table-cell>
        </table:table-row>
        <table:table-row table:style-name="ro1">
          <table:table-cell table:number-columns-repeated="9"/>
          <table:table-cell table:style-name="Default" table:formula="of:=IF([.H150]=&quot;&quot;;&quot;&quot;;IF([.I150]=&quot;&quot;;&quot;&quot;;COM.MICROSOFT.CONCAT([.H150];&quot;=&quot;;[.I150])))">
            <text:p/>
          </table:table-cell>
        </table:table-row>
        <table:table-row table:style-name="ro1">
          <table:table-cell office:value-type="string" calcext:value-type="string">
            <text:p>Blacks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rget black +/-</text:p>
          </table:table-cell>
          <table:table-cell table:style-name="Default" office:value-type="string" calcext:value-type="string">
            <text:p>None;midi:CC34</text:p>
          </table:table-cell>
          <table:table-cell office:value-type="string" calcext:value-type="string">
            <text:p>iop/sigmoid/target black</text:p>
          </table:table-cell>
          <table:table-cell table:style-name="Default" table:formula="of:=IF([.H151]=&quot;&quot;;&quot;&quot;;IF([.I151]=&quot;&quot;;&quot;&quot;;COM.MICROSOFT.CONCAT([.H151];&quot;=&quot;;[.I151])))" office:value-type="string" office:string-value="None;midi:CC34=iop/sigmoid/target black" calcext:value-type="string">
            <text:p>None;midi:CC34=iop/sigmoid/target black</text:p>
          </table:table-cell>
        </table:table-row>
        <table:table-row table:style-name="ro1">
          <table:table-cell office:value-type="string" calcext:value-type="string">
            <text:p>Blacks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filmic rgb</text:p>
          </table:table-cell>
          <table:table-cell office:value-type="string" calcext:value-type="string">
            <text:p>black relative exposure +/-</text:p>
          </table:table-cell>
          <table:table-cell table:style-name="Default" office:value-type="string" calcext:value-type="string">
            <text:p>midi:C#3;midi:CC34</text:p>
          </table:table-cell>
          <table:table-cell office:value-type="string" calcext:value-type="string">
            <text:p>iop/filmicrgb/black relative exposure</text:p>
          </table:table-cell>
          <table:table-cell table:style-name="Default" table:formula="of:=IF([.H152]=&quot;&quot;;&quot;&quot;;IF([.I152]=&quot;&quot;;&quot;&quot;;COM.MICROSOFT.CONCAT([.H152];&quot;=&quot;;[.I152])))" office:value-type="string" office:string-value="midi:C#3;midi:CC34=iop/filmicrgb/black relative exposure" calcext:value-type="string">
            <text:p>midi:C#3;midi:CC34=iop/filmicrgb/black relative exposure</text:p>
          </table:table-cell>
        </table:table-row>
        <table:table-row table:style-name="ro1">
          <table:table-cell office:value-type="string" calcext:value-type="string">
            <text:p>Blacks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rget black reset</text:p>
          </table:table-cell>
          <table:table-cell table:style-name="Default"/>
          <table:table-cell/>
          <table:table-cell table:style-name="Default" table:formula="of:=IF([.H153]=&quot;&quot;;&quot;&quot;;IF([.I153]=&quot;&quot;;&quot;&quot;;COM.MICROSOFT.CONCAT([.H153];&quot;=&quot;;[.I153])))">
            <text:p/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formula="of:=IF([.H154]=&quot;&quot;;&quot;&quot;;IF([.I154]=&quot;&quot;;&quot;&quot;;COM.MICROSOFT.CONCAT([.H154];&quot;=&quot;;[.I154])))">
            <text:p/>
          </table:table-cell>
        </table:table-row>
        <table:table-row table:style-name="ro1">
          <table:table-cell office:value-type="string" calcext:value-type="string">
            <text:p>Whites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rget white +/-</text:p>
          </table:table-cell>
          <table:table-cell table:style-name="Default" office:value-type="string" calcext:value-type="string">
            <text:p>None;midi:CC35</text:p>
          </table:table-cell>
          <table:table-cell office:value-type="string" calcext:value-type="string">
            <text:p>iop/sigmoid/target white</text:p>
          </table:table-cell>
          <table:table-cell table:style-name="Default" table:formula="of:=IF([.H155]=&quot;&quot;;&quot;&quot;;IF([.I155]=&quot;&quot;;&quot;&quot;;COM.MICROSOFT.CONCAT([.H155];&quot;=&quot;;[.I155])))" office:value-type="string" office:string-value="None;midi:CC35=iop/sigmoid/target white" calcext:value-type="string">
            <text:p>None;midi:CC35=iop/sigmoid/target white</text:p>
          </table:table-cell>
        </table:table-row>
        <table:table-row table:style-name="ro1">
          <table:table-cell office:value-type="string" calcext:value-type="string">
            <text:p>Whites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filmic rgb</text:p>
          </table:table-cell>
          <table:table-cell office:value-type="string" calcext:value-type="string">
            <text:p>white relative exposure +/-</text:p>
          </table:table-cell>
          <table:table-cell table:style-name="Default" office:value-type="string" calcext:value-type="string">
            <text:p>midi:C#3;midi:CC35</text:p>
          </table:table-cell>
          <table:table-cell office:value-type="string" calcext:value-type="string">
            <text:p>iop/filmicrgb/white relative exposure</text:p>
          </table:table-cell>
          <table:table-cell table:style-name="Default" table:formula="of:=IF([.H156]=&quot;&quot;;&quot;&quot;;IF([.I156]=&quot;&quot;;&quot;&quot;;COM.MICROSOFT.CONCAT([.H156];&quot;=&quot;;[.I156])))" office:value-type="string" office:string-value="midi:C#3;midi:CC35=iop/filmicrgb/white relative exposure" calcext:value-type="string">
            <text:p>midi:C#3;midi:CC35=iop/filmicrgb/white relative exposure</text:p>
          </table:table-cell>
        </table:table-row>
        <table:table-row table:style-name="ro1">
          <table:table-cell office:value-type="string" calcext:value-type="string">
            <text:p>Whites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target white reset</text:p>
          </table:table-cell>
          <table:table-cell table:style-name="Default"/>
          <table:table-cell/>
          <table:table-cell table:style-name="Default" table:formula="of:=IF([.H157]=&quot;&quot;;&quot;&quot;;IF([.I157]=&quot;&quot;;&quot;&quot;;COM.MICROSOFT.CONCAT([.H157];&quot;=&quot;;[.I157])))">
            <text:p/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formula="of:=IF([.H158]=&quot;&quot;;&quot;&quot;;IF([.I158]=&quot;&quot;;&quot;&quot;;COM.MICROSOFT.CONCAT([.H158];&quot;=&quot;;[.I158])))">
            <text:p/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calibration</text:p>
          </table:table-cell>
          <table:table-cell office:value-type="string" calcext:value-type="string">
            <text:p>illuminant – scroll through options</text:p>
          </table:table-cell>
          <table:table-cell table:style-name="Default" office:value-type="string" calcext:value-type="string">
            <text:p>None;midi:CC38</text:p>
          </table:table-cell>
          <table:table-cell office:value-type="string" calcext:value-type="string">
            <text:p>iop/channelmixerrgb/illuminant</text:p>
          </table:table-cell>
          <table:table-cell table:style-name="Default" table:formula="of:=IF([.H159]=&quot;&quot;;&quot;&quot;;IF([.I159]=&quot;&quot;;&quot;&quot;;COM.MICROSOFT.CONCAT([.H159];&quot;=&quot;;[.I159])))" office:value-type="string" office:string-value="None;midi:CC38=iop/channelmixerrgb/illuminant" calcext:value-type="string">
            <text:p>None;midi:CC38=iop/channelmixerrgb/illuminant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formula="of:=IF([.H160]=&quot;&quot;;&quot;&quot;;IF([.I160]=&quot;&quot;;&quot;&quot;;COM.MICROSOFT.CONCAT([.H160];&quot;=&quot;;[.I160])))">
            <text:p/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calibration</text:p>
          </table:table-cell>
          <table:table-cell office:value-type="string" calcext:value-type="string">
            <text:p>CAT – hue</text:p>
          </table:table-cell>
          <table:table-cell table:style-name="Default" office:value-type="string" calcext:value-type="string">
            <text:p>none;midi:CC39</text:p>
          </table:table-cell>
          <table:table-cell office:value-type="string" calcext:value-type="string">
            <text:p>iop/channelmixerrgb/hue</text:p>
          </table:table-cell>
          <table:table-cell table:style-name="Default" table:formula="of:=IF([.H161]=&quot;&quot;;&quot;&quot;;IF([.I161]=&quot;&quot;;&quot;&quot;;COM.MICROSOFT.CONCAT([.H161];&quot;=&quot;;[.I161])))" office:value-type="string" office:string-value="none;midi:CC39=iop/channelmixerrgb/hue" calcext:value-type="string">
            <text:p>none;midi:CC39=iop/channelmixerrgb/hue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calibration</text:p>
          </table:table-cell>
          <table:table-cell office:value-type="string" calcext:value-type="string">
            <text:p>CAT – chroma</text:p>
          </table:table-cell>
          <table:table-cell table:style-name="Default" office:value-type="string" calcext:value-type="string">
            <text:p>midi:C#3;midi:CC39</text:p>
          </table:table-cell>
          <table:table-cell office:value-type="string" calcext:value-type="string">
            <text:p>iop/channelmixerrgb/chroma</text:p>
          </table:table-cell>
          <table:table-cell table:style-name="Default" table:formula="of:=IF([.H162]=&quot;&quot;;&quot;&quot;;IF([.I162]=&quot;&quot;;&quot;&quot;;COM.MICROSOFT.CONCAT([.H162];&quot;=&quot;;[.I162])))" office:value-type="string" office:string-value="midi:C#3;midi:CC39=iop/channelmixerrgb/chroma" calcext:value-type="string">
            <text:p>midi:C#3;midi:CC39=iop/channelmixerrgb/chroma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hue shift (master)</text:p>
          </table:table-cell>
          <table:table-cell table:style-name="Default" office:value-type="string" calcext:value-type="string">
            <text:p>midi:D3;midi:CC39</text:p>
          </table:table-cell>
          <table:table-cell office:value-type="string" calcext:value-type="string">
            <text:p>iop/colorbalancergb/hue shift</text:p>
          </table:table-cell>
          <table:table-cell table:style-name="Default" table:formula="of:=IF([.H163]=&quot;&quot;;&quot;&quot;;IF([.I163]=&quot;&quot;;&quot;&quot;;COM.MICROSOFT.CONCAT([.H163];&quot;=&quot;;[.I163])))" office:value-type="string" office:string-value="midi:D3;midi:CC39=iop/colorbalancergb/hue shift" calcext:value-type="string">
            <text:p>midi:D3;midi:CC39=iop/colorbalancergb/hue shift</text:p>
          </table:table-cell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formula="of:=IF([.H164]=&quot;&quot;;&quot;&quot;;IF([.I164]=&quot;&quot;;&quot;&quot;;COM.MICROSOFT.CONCAT([.H164];&quot;=&quot;;[.I164])))">
            <text:p/>
          </table:table-cell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perceptual saturation grading – global saturation % +/-</text:p>
          </table:table-cell>
          <table:table-cell office:value-type="string" calcext:value-type="string">
            <text:p>none;midi:CC36</text:p>
          </table:table-cell>
          <table:table-cell office:value-type="string" calcext:value-type="string">
            <text:p>iop/colorbalancergb/global saturation</text:p>
          </table:table-cell>
          <table:table-cell table:style-name="Default" table:formula="of:=IF([.H165]=&quot;&quot;;&quot;&quot;;IF([.I165]=&quot;&quot;;&quot;&quot;;COM.MICROSOFT.CONCAT([.H165];&quot;=&quot;;[.I165])))" office:value-type="string" office:string-value="none;midi:CC36=iop/colorbalancergb/global saturation" calcext:value-type="string">
            <text:p>none;midi:CC36=iop/colorbalancergb/global saturation</text:p>
          </table:table-cell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perceptual saturation grading – global saturation 0%</text:p>
          </table:table-cell>
          <table:table-cell table:number-columns-repeated="2"/>
          <table:table-cell table:style-name="Default" table:formula="of:=IF([.H166]=&quot;&quot;;&quot;&quot;;IF([.I166]=&quot;&quot;;&quot;&quot;;COM.MICROSOFT.CONCAT([.H166];&quot;=&quot;;[.I166])))">
            <text:p/>
          </table:table-cell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<text:span text:style-name="T2">perceptual saturation grading</text:span> – shadows % +/-</text:p>
          </table:table-cell>
          <table:table-cell office:value-type="string" calcext:value-type="string">
            <text:p>midi:C#3;midi:CC36</text:p>
          </table:table-cell>
          <table:table-cell office:value-type="string" calcext:value-type="string">
            <text:p>iop/colorbalancergb/saturation/shadows</text:p>
          </table:table-cell>
          <table:table-cell table:style-name="Default" table:formula="of:=IF([.H167]=&quot;&quot;;&quot;&quot;;IF([.I167]=&quot;&quot;;&quot;&quot;;COM.MICROSOFT.CONCAT([.H167];&quot;=&quot;;[.I167])))" office:value-type="string" office:string-value="midi:C#3;midi:CC36=iop/colorbalancergb/saturation/shadows" calcext:value-type="string">
            <text:p>midi:C#3;midi:CC36=iop/colorbalancergb/saturation/shadows</text:p>
          </table:table-cell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<text:span text:style-name="T2">perceptual saturation grading</text:span> – mid-tones % +/-</text:p>
          </table:table-cell>
          <table:table-cell office:value-type="string" calcext:value-type="string">
            <text:p>midi:D3;midi:CC36</text:p>
          </table:table-cell>
          <table:table-cell office:value-type="string" calcext:value-type="string">
            <text:p><text:span text:style-name="T2">iop/colorbalancergb/saturation/</text:span>mid-tones</text:p>
          </table:table-cell>
          <table:table-cell table:style-name="Default" table:formula="of:=IF([.H168]=&quot;&quot;;&quot;&quot;;IF([.I168]=&quot;&quot;;&quot;&quot;;COM.MICROSOFT.CONCAT([.H168];&quot;=&quot;;[.I168])))" office:value-type="string" office:string-value="midi:D3;midi:CC36=iop/colorbalancergb/saturation/mid-tones" calcext:value-type="string">
            <text:p>midi:D3;midi:CC36=iop/colorbalancergb/saturation/mid-tones</text:p>
          </table:table-cell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<text:span text:style-name="T2">perceptual saturation grading</text:span> – highlights % +/-</text:p>
          </table:table-cell>
          <table:table-cell office:value-type="string" calcext:value-type="string">
            <text:p>midi:D#3;midi:CC36</text:p>
          </table:table-cell>
          <table:table-cell office:value-type="string" calcext:value-type="string">
            <text:p><text:span text:style-name="T2">iop/colorbalancergb/saturation/</text:span>highlights</text:p>
          </table:table-cell>
          <table:table-cell table:style-name="Default" table:formula="of:=IF([.H169]=&quot;&quot;;&quot;&quot;;IF([.I169]=&quot;&quot;;&quot;&quot;;COM.MICROSOFT.CONCAT([.H169];&quot;=&quot;;[.I169])))" office:value-type="string" office:string-value="midi:D#3;midi:CC36=iop/colorbalancergb/saturation/highlights" calcext:value-type="string">
            <text:p>midi:D#3;midi:CC36=iop/colorbalancergb/saturation/highlights</text:p>
          </table:table-cell>
        </table:table-row>
        <table:table-row table:style-name="ro1">
          <table:table-cell table:number-columns-repeated="9"/>
          <table:table-cell table:style-name="Default" table:formula="of:=IF([.H170]=&quot;&quot;;&quot;&quot;;IF([.I170]=&quot;&quot;;&quot;&quot;;COM.MICROSOFT.CONCAT([.H170];&quot;=&quot;;[.I170])))">
            <text:p/>
          </table:table-cell>
        </table:table-row>
        <table:table-row table:style-name="ro1">
          <table:table-cell office:value-type="string" calcext:value-type="string">
            <text:p>Vibrance</text:p>
          </table:table-cell>
          <table:table-cell office:value-type="string" calcext:value-type="string">
            <text:p>Rotate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global vibrance % +/-</text:p>
          </table:table-cell>
          <table:table-cell office:value-type="string" calcext:value-type="string">
            <text:p>none;midi:CC37</text:p>
          </table:table-cell>
          <table:table-cell office:value-type="string" calcext:value-type="string">
            <text:p>iop/colorbalancergb/global vibrance</text:p>
          </table:table-cell>
          <table:table-cell table:style-name="Default" table:formula="of:=IF([.H171]=&quot;&quot;;&quot;&quot;;IF([.I171]=&quot;&quot;;&quot;&quot;;COM.MICROSOFT.CONCAT([.H171];&quot;=&quot;;[.I171])))" office:value-type="string" office:string-value="none;midi:CC37=iop/colorbalancergb/global vibrance" calcext:value-type="string">
            <text:p>none;midi:CC37=iop/colorbalancergb/global vibrance</text:p>
          </table:table-cell>
        </table:table-row>
        <table:table-row table:style-name="ro1">
          <table:table-cell office:value-type="string" calcext:value-type="string">
            <text:p>Vibrance</text:p>
          </table:table-cell>
          <table:table-cell office:value-type="string" calcext:value-type="string">
            <text:p>Click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global vibrance 0%</text:p>
          </table:table-cell>
          <table:table-cell table:number-columns-repeated="2"/>
          <table:table-cell table:style-name="Default" table:formula="of:=IF([.H172]=&quot;&quot;;&quot;&quot;;IF([.I172]=&quot;&quot;;&quot;&quot;;COM.MICROSOFT.CONCAT([.H172];&quot;=&quot;;[.I172])))">
            <text:p/>
          </table:table-cell>
        </table:table-row>
        <table:table-row table:style-name="ro1">
          <table:table-cell office:value-type="string" calcext:value-type="string">
            <text:p>Vibranc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linear chroma grading <text:s/>– global chroma % +/-</text:p>
          </table:table-cell>
          <table:table-cell office:value-type="string" calcext:value-type="string">
            <text:p>midi:C#3;midi:CC37</text:p>
          </table:table-cell>
          <table:table-cell office:value-type="string" calcext:value-type="string">
            <text:p>iop/colorbalancergb/global chroma</text:p>
          </table:table-cell>
          <table:table-cell table:style-name="Default" table:formula="of:=IF([.H173]=&quot;&quot;;&quot;&quot;;IF([.I173]=&quot;&quot;;&quot;&quot;;COM.MICROSOFT.CONCAT([.H173];&quot;=&quot;;[.I173])))" office:value-type="string" office:string-value="midi:C#3;midi:CC37=iop/colorbalancergb/global chroma" calcext:value-type="string">
            <text:p>midi:C#3;midi:CC37=iop/colorbalancergb/global chroma</text:p>
          </table:table-cell>
        </table:table-row>
        <table:table-row table:style-name="ro1">
          <table:table-cell office:value-type="string" calcext:value-type="string">
            <text:p>Vibranc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<text:span text:style-name="T2">linear chroma grading</text:span> – shadows % +/-</text:p>
          </table:table-cell>
          <table:table-cell office:value-type="string" calcext:value-type="string">
            <text:p>midi:D3;midi:CC37</text:p>
          </table:table-cell>
          <table:table-cell office:value-type="string" calcext:value-type="string">
            <text:p>iop/colorbalancergb/chroma/shadows</text:p>
          </table:table-cell>
          <table:table-cell table:style-name="Default" table:formula="of:=IF([.H174]=&quot;&quot;;&quot;&quot;;IF([.I174]=&quot;&quot;;&quot;&quot;;COM.MICROSOFT.CONCAT([.H174];&quot;=&quot;;[.I174])))" office:value-type="string" office:string-value="midi:D3;midi:CC37=iop/colorbalancergb/chroma/shadows" calcext:value-type="string">
            <text:p>midi:D3;midi:CC37=iop/colorbalancergb/chroma/shadows</text:p>
          </table:table-cell>
        </table:table-row>
        <table:table-row table:style-name="ro1">
          <table:table-cell office:value-type="string" calcext:value-type="string">
            <text:p>Vibranc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<text:span text:style-name="T2">linear chroma grading</text:span> – mid-tones % +/-</text:p>
          </table:table-cell>
          <table:table-cell office:value-type="string" calcext:value-type="string">
            <text:p>midi:D#3;midi:CC37</text:p>
          </table:table-cell>
          <table:table-cell office:value-type="string" calcext:value-type="string">
            <text:p>iop/colorbalancergb/chroma/mid-tones</text:p>
          </table:table-cell>
          <table:table-cell table:style-name="Default" table:formula="of:=IF([.H175]=&quot;&quot;;&quot;&quot;;IF([.I175]=&quot;&quot;;&quot;&quot;;COM.MICROSOFT.CONCAT([.H175];&quot;=&quot;;[.I175])))" office:value-type="string" office:string-value="midi:D#3;midi:CC37=iop/colorbalancergb/chroma/mid-tones" calcext:value-type="string">
            <text:p>midi:D#3;midi:CC37=iop/colorbalancergb/chroma/mid-tones</text:p>
          </table:table-cell>
        </table:table-row>
        <table:table-row table:style-name="ro1">
          <table:table-cell office:value-type="string" calcext:value-type="string">
            <text:p>Vibranc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color balance rgb</text:p>
          </table:table-cell>
          <table:table-cell office:value-type="string" calcext:value-type="string">
            <text:p><text:span text:style-name="T2">linear chroma grading</text:span> – highlights % +/-</text:p>
          </table:table-cell>
          <table:table-cell office:value-type="string" calcext:value-type="string">
            <text:p>midi:E3;midi:CC37</text:p>
          </table:table-cell>
          <table:table-cell office:value-type="string" calcext:value-type="string">
            <text:p>iop/colorbalancergb/chroma/highlights</text:p>
          </table:table-cell>
          <table:table-cell table:style-name="Default" table:formula="of:=IF([.H176]=&quot;&quot;;&quot;&quot;;IF([.I176]=&quot;&quot;;&quot;&quot;;COM.MICROSOFT.CONCAT([.H176];&quot;=&quot;;[.I176])))" office:value-type="string" office:string-value="midi:E3;midi:CC37=iop/colorbalancergb/chroma/highlights" calcext:value-type="string">
            <text:p>midi:E3;midi:CC37=iop/colorbalancergb/chroma/highlights</text:p>
          </table:table-cell>
        </table:table-row>
        <table:table-row table:style-name="ro1">
          <table:table-cell table:number-columns-repeated="9"/>
          <table:table-cell table:style-name="Default" table:formula="of:=IF([.H177]=&quot;&quot;;&quot;&quot;;IF([.I177]=&quot;&quot;;&quot;&quot;;COM.MICROSOFT.CONCAT([.H177];&quot;=&quot;;[.I177])))">
            <text:p/>
          </table:table-cell>
        </table:table-row>
        <table:table-row table:style-name="ro1">
          <table:table-cell office:value-type="string" calcext:value-type="string">
            <text:p>Before / After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utility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ake snapshot</text:p>
          </table:table-cell>
          <table:table-cell table:style-name="Default" office:value-type="string" calcext:value-type="string">
            <text:p>midi:F#7</text:p>
          </table:table-cell>
          <table:table-cell office:value-type="string" calcext:value-type="string">
            <text:p>lib/snapshots/take snapshot</text:p>
          </table:table-cell>
          <table:table-cell table:style-name="Default" table:formula="of:=IF([.H178]=&quot;&quot;;&quot;&quot;;IF([.I178]=&quot;&quot;;&quot;&quot;;COM.MICROSOFT.CONCAT([.H178];&quot;=&quot;;[.I178])))" office:value-type="string" office:string-value="midi:F#7=lib/snapshots/take snapshot" calcext:value-type="string">
            <text:p>midi:F#7=lib/snapshots/take snapshot</text:p>
          </table:table-cell>
        </table:table-row>
        <table:table-row table:style-name="ro1">
          <table:table-cell office:value-type="string" calcext:value-type="string">
            <text:p>Before / After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oggle last snapshot</text:p>
          </table:table-cell>
          <table:table-cell table:style-name="Default" office:value-type="string" calcext:value-type="string">
            <text:p>midi:F#7;shift</text:p>
          </table:table-cell>
          <table:table-cell office:value-type="string" calcext:value-type="string">
            <text:p>lib/snapshots/toggle last snapshot</text:p>
          </table:table-cell>
          <table:table-cell table:style-name="Default" table:formula="of:=IF([.H179]=&quot;&quot;;&quot;&quot;;IF([.I179]=&quot;&quot;;&quot;&quot;;COM.MICROSOFT.CONCAT([.H179];&quot;=&quot;;[.I179])))" office:value-type="string" office:string-value="midi:F#7;shift=lib/snapshots/toggle last snapshot" calcext:value-type="string">
            <text:p>midi:F#7;shift=lib/snapshots/toggle last snapshot</text:p>
          </table:table-cell>
        </table:table-row>
        <table:table-row table:style-name="ro1">
          <table:table-cell office:value-type="string" calcext:value-type="string">
            <text:p>Screen Mode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utility</text:p>
          </table:table-cell>
          <table:table-cell office:value-type="string" calcext:value-type="string">
            <text:p>Toggle Full screen mode on off</text:p>
          </table:table-cell>
          <table:table-cell table:style-name="Default" office:value-type="string" calcext:value-type="string">
            <text:p>midi:C#7</text:p>
          </table:table-cell>
          <table:table-cell office:value-type="string" calcext:value-type="string">
            <text:p>global/fullscreen</text:p>
          </table:table-cell>
          <table:table-cell table:style-name="Default" table:formula="of:=IF([.H180]=&quot;&quot;;&quot;&quot;;IF([.I180]=&quot;&quot;;&quot;&quot;;COM.MICROSOFT.CONCAT([.H180];&quot;=&quot;;[.I180])))" office:value-type="string" office:string-value="midi:C#7=global/fullscreen" calcext:value-type="string">
            <text:p>midi:C#7=global/fullscreen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Global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Export</text:p>
          </table:table-cell>
          <table:table-cell table:style-name="Default" office:value-type="string" calcext:value-type="string">
            <text:p>midi:E6</text:p>
          </table:table-cell>
          <table:table-cell table:style-name="Default" office:value-type="string" calcext:value-type="string">
            <text:p>lib/export/export</text:p>
          </table:table-cell>
          <table:table-cell table:style-name="Default" table:formula="of:=IF([.H181]=&quot;&quot;;&quot;&quot;;IF([.I181]=&quot;&quot;;&quot;&quot;;COM.MICROSOFT.CONCAT([.H181];&quot;=&quot;;[.I181])))" office:value-type="string" office:string-value="midi:E6=lib/export/export" calcext:value-type="string">
            <text:p>midi:E6=lib/export/export</text:p>
          </table:table-cell>
        </table:table-row>
        <table:table-row table:style-name="ro1">
          <table:table-cell office:value-type="string" calcext:value-type="string">
            <text:p>Up Arrow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zoom close up</text:p>
          </table:table-cell>
          <table:table-cell office:value-type="string" calcext:value-type="string">
            <text:p>midi:E5;shift</text:p>
          </table:table-cell>
          <table:table-cell table:style-name="Default" office:value-type="string" calcext:value-type="string">
            <text:p>views/darkroom/zoom close-up</text:p>
          </table:table-cell>
          <table:table-cell table:style-name="Default" table:formula="of:=IF([.H182]=&quot;&quot;;&quot;&quot;;IF([.I182]=&quot;&quot;;&quot;&quot;;COM.MICROSOFT.CONCAT([.H182];&quot;=&quot;;[.I182])))" office:value-type="string" office:string-value="midi:E5;shift=views/darkroom/zoom close-up" calcext:value-type="string">
            <text:p>midi:E5;shift=views/darkroom/zoom close-up</text:p>
          </table:table-cell>
        </table:table-row>
        <table:table-row table:style-name="ro1">
          <table:table-cell office:value-type="string" calcext:value-type="string">
            <text:p>Up Arrow</text:p>
          </table:table-cell>
          <table:table-cell office:value-type="string" calcext:value-type="string">
            <text:p>Press</text:p>
          </table:table-cell>
          <table:table-cell table:style-name="ce6"/>
          <table:table-cell table:style-name="ce3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midi:E5</text:p>
          </table:table-cell>
          <table:table-cell table:style-name="Default" office:value-type="string" calcext:value-type="string">
            <text:p>views/darkroom/zoom in</text:p>
          </table:table-cell>
          <table:table-cell table:style-name="Default" table:formula="of:=IF([.H183]=&quot;&quot;;&quot;&quot;;IF([.I183]=&quot;&quot;;&quot;&quot;;COM.MICROSOFT.CONCAT([.H183];&quot;=&quot;;[.I183])))" office:value-type="string" office:string-value="midi:E5=views/darkroom/zoom in" calcext:value-type="string">
            <text:p>midi:E5=views/darkroom/zoom in</text:p>
          </table:table-cell>
        </table:table-row>
        <table:table-row table:style-name="ro1">
          <table:table-cell office:value-type="string" calcext:value-type="string">
            <text:p>Up Arrow</text:p>
          </table:table-cell>
          <table:table-cell office:value-type="string" calcext:value-type="string">
            <text:p>Press</text:p>
          </table:table-cell>
          <table:table-cell table:style-name="ce6"/>
          <table:table-cell table:style-name="ce3"/>
          <table:table-cell office:value-type="string" calcext:value-type="string">
            <text:p>lighttable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idi:E5</text:p>
          </table:table-cell>
          <table:table-cell table:style-name="Default" office:value-type="string" calcext:value-type="string">
            <text:p>views/lighttable/move/vertical;next</text:p>
          </table:table-cell>
          <table:table-cell table:style-name="Default" table:formula="of:=IF([.H184]=&quot;&quot;;&quot;&quot;;IF([.I184]=&quot;&quot;;&quot;&quot;;COM.MICROSOFT.CONCAT([.H184];&quot;=&quot;;[.I184])))" office:value-type="string" office:string-value="midi:E5=views/lighttable/move/vertical;next" calcext:value-type="string">
            <text:p>midi:E5=views/lighttable/move/vertical;next</text:p>
          </table:table-cell>
        </table:table-row>
        <table:table-row table:style-name="ro1">
          <table:table-cell office:value-type="string" calcext:value-type="string">
            <text:p>Down Arrow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midi:F5</text:p>
          </table:table-cell>
          <table:table-cell office:value-type="string" calcext:value-type="string">
            <text:p>views/darkroom/zoom out</text:p>
          </table:table-cell>
          <table:table-cell table:style-name="Default" table:formula="of:=IF([.H185]=&quot;&quot;;&quot;&quot;;IF([.I185]=&quot;&quot;;&quot;&quot;;COM.MICROSOFT.CONCAT([.H185];&quot;=&quot;;[.I185])))" office:value-type="string" office:string-value="midi:F5=views/darkroom/zoom out" calcext:value-type="string">
            <text:p>midi:F5=views/darkroom/zoom out</text:p>
          </table:table-cell>
        </table:table-row>
        <table:table-row table:style-name="ro1">
          <table:table-cell office:value-type="string" calcext:value-type="string">
            <text:p>Down Arrow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lighttable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midi:F5</text:p>
          </table:table-cell>
          <table:table-cell office:value-type="string" calcext:value-type="string">
            <text:p>views/lighttable/move/vertical;previous</text:p>
          </table:table-cell>
          <table:table-cell table:style-name="Default" table:formula="of:=IF([.H186]=&quot;&quot;;&quot;&quot;;IF([.I186]=&quot;&quot;;&quot;&quot;;COM.MICROSOFT.CONCAT([.H186];&quot;=&quot;;[.I186])))" office:value-type="string" office:string-value="midi:F5=views/lighttable/move/vertical;previous" calcext:value-type="string">
            <text:p>midi:F5=views/lighttable/move/vertical;previous</text:p>
          </table:table-cell>
        </table:table-row>
        <table:table-row table:style-name="ro1">
          <table:table-cell office:value-type="string" calcext:value-type="string">
            <text:p>Down Arrow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midi:E5</text:p>
          </table:table-cell>
          <table:table-cell table:style-name="Default" office:value-type="string" calcext:value-type="string">
            <text:p>views/map/scroll down</text:p>
          </table:table-cell>
          <table:table-cell table:style-name="Default" table:formula="of:=IF([.H187]=&quot;&quot;;&quot;&quot;;IF([.I187]=&quot;&quot;;&quot;&quot;;COM.MICROSOFT.CONCAT([.H187];&quot;=&quot;;[.I187])))" office:value-type="string" office:string-value="midi:E5=views/map/scroll down" calcext:value-type="string">
            <text:p>midi:E5=views/map/scroll down</text:p>
          </table:table-cell>
        </table:table-row>
        <table:table-row table:style-name="ro1">
          <table:table-cell office:value-type="string" calcext:value-type="string">
            <text:p>Left Arrow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filmstrip image back</text:p>
          </table:table-cell>
          <table:table-cell office:value-type="string" calcext:value-type="string">
            <text:p>midi:F#5</text:p>
          </table:table-cell>
          <table:table-cell office:value-type="string" calcext:value-type="string">
            <text:p>views/darkroom/image back</text:p>
          </table:table-cell>
          <table:table-cell table:style-name="Default" table:formula="of:=IF([.H188]=&quot;&quot;;&quot;&quot;;IF([.I188]=&quot;&quot;;&quot;&quot;;COM.MICROSOFT.CONCAT([.H188];&quot;=&quot;;[.I188])))" office:value-type="string" office:string-value="midi:F#5=views/darkroom/image back" calcext:value-type="string">
            <text:p>midi:F#5=views/darkroom/image back</text:p>
          </table:table-cell>
        </table:table-row>
        <table:table-row table:style-name="ro1">
          <table:table-cell office:value-type="string" calcext:value-type="string">
            <text:p>Left Arrow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rotate image 90 deg counter clockwise</text:p>
          </table:table-cell>
          <table:table-cell office:value-type="string" calcext:value-type="string">
            <text:p>midi:F#5;shift</text:p>
          </table:table-cell>
          <table:table-cell office:value-type="string" calcext:value-type="string">
            <text:p>iop/flip/rotate 90 degrees CCW</text:p>
          </table:table-cell>
          <table:table-cell table:style-name="Default" table:formula="of:=IF([.H189]=&quot;&quot;;&quot;&quot;;IF([.I189]=&quot;&quot;;&quot;&quot;;COM.MICROSOFT.CONCAT([.H189];&quot;=&quot;;[.I189])))" office:value-type="string" office:string-value="midi:F#5;shift=iop/flip/rotate 90 degrees CCW" calcext:value-type="string">
            <text:p>midi:F#5;shift=iop/flip/rotate 90 degrees CCW</text:p>
          </table:table-cell>
        </table:table-row>
        <table:table-row table:style-name="ro1">
          <table:table-cell office:value-type="string" calcext:value-type="string">
            <text:p>Left Arrow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lighttable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midi:F#5</text:p>
          </table:table-cell>
          <table:table-cell office:value-type="string" calcext:value-type="string">
            <text:p>views/lighttable/move/horizontal;previous</text:p>
          </table:table-cell>
          <table:table-cell table:style-name="Default" table:formula="of:=IF([.H190]=&quot;&quot;;&quot;&quot;;IF([.I190]=&quot;&quot;;&quot;&quot;;COM.MICROSOFT.CONCAT([.H190];&quot;=&quot;;[.I190])))" office:value-type="string" office:string-value="midi:F#5=views/lighttable/move/horizontal;previous" calcext:value-type="string">
            <text:p>midi:F#5=views/lighttable/move/horizontal;previous</text:p>
          </table:table-cell>
        </table:table-row>
        <table:table-row table:style-name="ro1">
          <table:table-cell office:value-type="string" calcext:value-type="string">
            <text:p>Right Arrow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filmstrip image forward</text:p>
          </table:table-cell>
          <table:table-cell office:value-type="string" calcext:value-type="string">
            <text:p>midi:G5</text:p>
          </table:table-cell>
          <table:table-cell office:value-type="string" calcext:value-type="string">
            <text:p>views/darkroom/image forward</text:p>
          </table:table-cell>
          <table:table-cell table:style-name="Default" table:formula="of:=IF([.H191]=&quot;&quot;;&quot;&quot;;IF([.I191]=&quot;&quot;;&quot;&quot;;COM.MICROSOFT.CONCAT([.H191];&quot;=&quot;;[.I191])))" office:value-type="string" office:string-value="midi:G5=views/darkroom/image forward" calcext:value-type="string">
            <text:p>midi:G5=views/darkroom/image forward</text:p>
          </table:table-cell>
        </table:table-row>
        <table:table-row table:style-name="ro1">
          <table:table-cell office:value-type="string" calcext:value-type="string">
            <text:p>Right Arrow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L1 (Shift)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rotate image 90 deg clockwise</text:p>
          </table:table-cell>
          <table:table-cell office:value-type="string" calcext:value-type="string">
            <text:p>midi:G5;shift</text:p>
          </table:table-cell>
          <table:table-cell office:value-type="string" calcext:value-type="string">
            <text:p>iop/flip/rotate 90 degrees CW</text:p>
          </table:table-cell>
          <table:table-cell table:style-name="Default" table:formula="of:=IF([.H192]=&quot;&quot;;&quot;&quot;;IF([.I192]=&quot;&quot;;&quot;&quot;;COM.MICROSOFT.CONCAT([.H192];&quot;=&quot;;[.I192])))" office:value-type="string" office:string-value="midi:G5;shift=iop/flip/rotate 90 degrees CW" calcext:value-type="string">
            <text:p>midi:G5;shift=iop/flip/rotate 90 degrees CW</text:p>
          </table:table-cell>
        </table:table-row>
        <table:table-row table:style-name="ro1">
          <table:table-cell office:value-type="string" calcext:value-type="string">
            <text:p>Right Arrow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lighttable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midi:G5</text:p>
          </table:table-cell>
          <table:table-cell office:value-type="string" calcext:value-type="string">
            <text:p>views/lighttable/move/horizontal;next</text:p>
          </table:table-cell>
          <table:table-cell table:style-name="Default" table:formula="of:=IF([.H193]=&quot;&quot;;&quot;&quot;;IF([.I193]=&quot;&quot;;&quot;&quot;;COM.MICROSOFT.CONCAT([.H193];&quot;=&quot;;[.I193])))" office:value-type="string" office:string-value="midi:G5=views/lighttable/move/horizontal;next" calcext:value-type="string">
            <text:p>midi:G5=views/lighttable/move/horizontal;next</text:p>
          </table:table-cell>
        </table:table-row>
        <table:table-row table:style-name="ro1">
          <table:table-cell table:number-columns-repeated="9"/>
          <table:table-cell table:style-name="Default" table:formula="of:=IF([.H194]=&quot;&quot;;&quot;&quot;;IF([.I194]=&quot;&quot;;&quot;&quot;;COM.MICROSOFT.CONCAT([.H194];&quot;=&quot;;[.I194])))">
            <text:p/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oggle focus peaking</text:p>
          </table:table-cell>
          <table:table-cell office:value-type="string" calcext:value-type="string">
            <text:p>midi:G#5</text:p>
          </table:table-cell>
          <table:table-cell office:value-type="string" calcext:value-type="string">
            <text:p>global/toggle focus peaking</text:p>
          </table:table-cell>
          <table:table-cell table:style-name="Default" table:formula="of:=IF([.H195]=&quot;&quot;;&quot;&quot;;IF([.I195]=&quot;&quot;;&quot;&quot;;COM.MICROSOFT.CONCAT([.H195];&quot;=&quot;;[.I195])))" office:value-type="string" office:string-value="midi:G#5=global/toggle focus peaking" calcext:value-type="string">
            <text:p>midi:G#5=global/toggle focus peaking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oggle color assessment view</text:p>
          </table:table-cell>
          <table:table-cell office:value-type="string" calcext:value-type="string">
            <text:p>midi:A5</text:p>
          </table:table-cell>
          <table:table-cell office:value-type="string" calcext:value-type="string">
            <text:p>views/darkroom/color assessment</text:p>
          </table:table-cell>
          <table:table-cell table:style-name="Default" table:formula="of:=IF([.H196]=&quot;&quot;;&quot;&quot;;IF([.I196]=&quot;&quot;;&quot;&quot;;COM.MICROSOFT.CONCAT([.H196];&quot;=&quot;;[.I196])))" office:value-type="string" office:string-value="midi:A5=views/darkroom/color assessment" calcext:value-type="string">
            <text:p>midi:A5=views/darkroom/color assessmen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oggle high quality processing</text:p>
          </table:table-cell>
          <table:table-cell office:value-type="string" calcext:value-type="string">
            <text:p>midi:A#5</text:p>
          </table:table-cell>
          <table:table-cell office:value-type="string" calcext:value-type="string">
            <text:p>views/darkroom/high quality processing</text:p>
          </table:table-cell>
          <table:table-cell table:style-name="Default" table:formula="of:=IF([.H197]=&quot;&quot;;&quot;&quot;;IF([.I197]=&quot;&quot;;&quot;&quot;;COM.MICROSOFT.CONCAT([.H197];&quot;=&quot;;[.I197])))" office:value-type="string" office:string-value="midi:A#5=views/darkroom/high quality processing" calcext:value-type="string">
            <text:p>midi:A#5=views/darkroom/high quality processing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oggle raw overexposed view</text:p>
          </table:table-cell>
          <table:table-cell office:value-type="string" calcext:value-type="string">
            <text:p>midi:B5</text:p>
          </table:table-cell>
          <table:table-cell office:value-type="string" calcext:value-type="string">
            <text:p>views/darkroom/raw overexposed/toggle</text:p>
          </table:table-cell>
          <table:table-cell table:style-name="Default" table:formula="of:=IF([.H198]=&quot;&quot;;&quot;&quot;;IF([.I198]=&quot;&quot;;&quot;&quot;;COM.MICROSOFT.CONCAT([.H198];&quot;=&quot;;[.I198])))" office:value-type="string" office:string-value="midi:B5=views/darkroom/raw overexposed/toggle" calcext:value-type="string">
            <text:p>midi:B5=views/darkroom/raw overexposed/toggle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oggle overexposed view</text:p>
          </table:table-cell>
          <table:table-cell office:value-type="string" calcext:value-type="string">
            <text:p>midi:C6</text:p>
          </table:table-cell>
          <table:table-cell office:value-type="string" calcext:value-type="string">
            <text:p>views/darkroom/overexposed/toggle</text:p>
          </table:table-cell>
          <table:table-cell table:style-name="Default" table:formula="of:=IF([.H199]=&quot;&quot;;&quot;&quot;;IF([.I199]=&quot;&quot;;&quot;&quot;;COM.MICROSOFT.CONCAT([.H199];&quot;=&quot;;[.I199])))" office:value-type="string" office:string-value="midi:C6=views/darkroom/overexposed/toggle" calcext:value-type="string">
            <text:p>midi:C6=views/darkroom/overexposed/toggle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oggle softproofinf</text:p>
          </table:table-cell>
          <table:table-cell office:value-type="string" calcext:value-type="string">
            <text:p>midi:C#6</text:p>
          </table:table-cell>
          <table:table-cell office:value-type="string" calcext:value-type="string">
            <text:p>views/darkroom/softproof</text:p>
          </table:table-cell>
          <table:table-cell table:style-name="Default" table:formula="of:=IF([.H200]=&quot;&quot;;&quot;&quot;;IF([.I200]=&quot;&quot;;&quot;&quot;;COM.MICROSOFT.CONCAT([.H200];&quot;=&quot;;[.I200])))" office:value-type="string" office:string-value="midi:C#6=views/darkroom/softproof" calcext:value-type="string">
            <text:p>midi:C#6=views/darkroom/softproof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oggle gamut check</text:p>
          </table:table-cell>
          <table:table-cell office:value-type="string" calcext:value-type="string">
            <text:p>midi:D6</text:p>
          </table:table-cell>
          <table:table-cell office:value-type="string" calcext:value-type="string">
            <text:p>views/darkroom/gamut check</text:p>
          </table:table-cell>
          <table:table-cell table:style-name="Default" table:formula="of:=IF([.H201]=&quot;&quot;;&quot;&quot;;IF([.I201]=&quot;&quot;;&quot;&quot;;COM.MICROSOFT.CONCAT([.H201];&quot;=&quot;;[.I201])))" office:value-type="string" office:string-value="midi:D6=views/darkroom/gamut check" calcext:value-type="string">
            <text:p>midi:D6=views/darkroom/gamut check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Press</text:p>
          </table:table-cell>
          <table:table-cell table:number-columns-repeated="2"/>
          <table:table-cell office:value-type="string" calcext:value-type="string">
            <text:p>darkroom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toggle guidelines</text:p>
          </table:table-cell>
          <table:table-cell office:value-type="string" calcext:value-type="string">
            <text:p>midi:D#6</text:p>
          </table:table-cell>
          <table:table-cell office:value-type="string" calcext:value-type="string">
            <text:p>views/darkroom/guide lines/toggle</text:p>
          </table:table-cell>
          <table:table-cell table:style-name="Default" table:formula="of:=IF([.H202]=&quot;&quot;;&quot;&quot;;IF([.I202]=&quot;&quot;;&quot;&quot;;COM.MICROSOFT.CONCAT([.H202];&quot;=&quot;;[.I202])))" office:value-type="string" office:string-value="midi:D#6=views/darkroom/guide lines/toggle" calcext:value-type="string">
            <text:p>midi:D#6=views/darkroom/guide lines/toggle</text:p>
          </table:table-cell>
        </table:table-row>
        <table:table-row table:style-name="ro1">
          <table:table-cell table:number-columns-repeated="9"/>
          <table:table-cell table:style-name="Default" table:formula="of:=IF([.H203]=&quot;&quot;;&quot;&quot;;IF([.I203]=&quot;&quot;;&quot;&quot;;COM.MICROSOFT.CONCAT([.H203];&quot;=&quot;;[.I203])))">
            <text:p/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ress</text:p>
          </table:table-cell>
          <table:table-cell table:number-columns-repeated="4"/>
          <table:table-cell office:value-type="string" calcext:value-type="string">
            <text:p>modifiers for other controls</text:p>
          </table:table-cell>
          <table:table-cell office:value-type="string" calcext:value-type="string">
            <text:p>midi:C#3:</text:p>
          </table:table-cell>
          <table:table-cell/>
          <table:table-cell table:style-name="Default" table:formula="of:=IF([.H204]=&quot;&quot;;&quot;&quot;;IF([.I204]=&quot;&quot;;&quot;&quot;;COM.MICROSOFT.CONCAT([.H204];&quot;=&quot;;[.I204])))">
            <text:p/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ress</text:p>
          </table:table-cell>
          <table:table-cell table:number-columns-repeated="4"/>
          <table:table-cell office:value-type="string" calcext:value-type="string">
            <text:p>modifiers for other controls</text:p>
          </table:table-cell>
          <table:table-cell office:value-type="string" calcext:value-type="string">
            <text:p>midi:D3</text:p>
          </table:table-cell>
          <table:table-cell/>
          <table:table-cell table:style-name="Default" table:formula="of:=IF([.H205]=&quot;&quot;;&quot;&quot;;IF([.I205]=&quot;&quot;;&quot;&quot;;COM.MICROSOFT.CONCAT([.H205];&quot;=&quot;;[.I205])))">
            <text:p/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ress</text:p>
          </table:table-cell>
          <table:table-cell table:number-columns-repeated="4"/>
          <table:table-cell office:value-type="string" calcext:value-type="string">
            <text:p>modifiers for other controls</text:p>
          </table:table-cell>
          <table:table-cell office:value-type="string" calcext:value-type="string">
            <text:p>midi:D#3</text:p>
          </table:table-cell>
          <table:table-cell/>
          <table:table-cell table:style-name="Default" table:formula="of:=IF([.H206]=&quot;&quot;;&quot;&quot;;IF([.I206]=&quot;&quot;;&quot;&quot;;COM.MICROSOFT.CONCAT([.H206];&quot;=&quot;;[.I206])))">
            <text:p/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ress</text:p>
          </table:table-cell>
          <table:table-cell table:number-columns-repeated="4"/>
          <table:table-cell office:value-type="string" calcext:value-type="string">
            <text:p>modifiers for other controls</text:p>
          </table:table-cell>
          <table:table-cell office:value-type="string" calcext:value-type="string">
            <text:p>midi:E3</text:p>
          </table:table-cell>
          <table:table-cell/>
          <table:table-cell table:style-name="Default" table:formula="of:=IF([.H207]=&quot;&quot;;&quot;&quot;;IF([.I207]=&quot;&quot;;&quot;&quot;;COM.MICROSOFT.CONCAT([.H207];&quot;=&quot;;[.I207])))">
            <text:p/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ress</text:p>
          </table:table-cell>
          <table:table-cell table:number-columns-repeated="4"/>
          <table:table-cell office:value-type="string" calcext:value-type="string">
            <text:p>modifiers for other controls</text:p>
          </table:table-cell>
          <table:table-cell office:value-type="string" calcext:value-type="string">
            <text:p>midi:F3</text:p>
          </table:table-cell>
          <table:table-cell/>
          <table:table-cell table:style-name="Default" table:formula="of:=IF([.H208]=&quot;&quot;;&quot;&quot;;IF([.I208]=&quot;&quot;;&quot;&quot;;COM.MICROSOFT.CONCAT([.H208];&quot;=&quot;;[.I208])))">
            <text:p/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ress</text:p>
          </table:table-cell>
          <table:table-cell table:number-columns-repeated="4"/>
          <table:table-cell office:value-type="string" calcext:value-type="string">
            <text:p>modifiers for other controls</text:p>
          </table:table-cell>
          <table:table-cell office:value-type="string" calcext:value-type="string">
            <text:p>midi:F#3</text:p>
          </table:table-cell>
          <table:table-cell/>
          <table:table-cell table:style-name="Default" table:formula="of:=IF([.H209]=&quot;&quot;;&quot;&quot;;IF([.I209]=&quot;&quot;;&quot;&quot;;COM.MICROSOFT.CONCAT([.H209];&quot;=&quot;;[.I209])))">
            <text:p/>
          </table:table-cell>
        </table:table-row>
        <table:table-row table:style-name="ro1">
          <table:table-cell table:number-columns-repeated="9"/>
          <table:table-cell table:style-name="Default" table:formula="of:=IF([.H210]=&quot;&quot;;&quot;&quot;;COM.MICROSOFT.CONCAT([.H210];&quot;=&quot;;[.I210]))">
            <text:p/>
          </table:table-cell>
        </table:table-row>
        <table:table-row table:style-name="ro1">
          <table:table-cell table:number-columns-repeated="9"/>
          <table:table-cell table:style-name="Default" table:formula="of:=IF([.H211]=&quot;&quot;;&quot;&quot;;COM.MICROSOFT.CONCAT([.H211];&quot;=&quot;;[.I211]))">
            <text:p/>
          </table:table-cell>
        </table:table-row>
        <table:table-row table:style-name="ro1">
          <table:table-cell table:number-columns-repeated="9"/>
          <table:table-cell table:style-name="Default" table:formula="of:=IF([.H212]=&quot;&quot;;&quot;&quot;;COM.MICROSOFT.CONCAT([.H212];&quot;=&quot;;[.I212]))">
            <text:p/>
          </table:table-cell>
        </table:table-row>
        <table:table-row table:style-name="ro1">
          <table:table-cell table:number-columns-repeated="9"/>
          <table:table-cell table:style-name="Default" table:formula="of:=IF([.H213]=&quot;&quot;;&quot;&quot;;COM.MICROSOFT.CONCAT([.H213];&quot;=&quot;;[.I213]))">
            <text:p/>
          </table:table-cell>
        </table:table-row>
        <table:table-row table:style-name="ro1">
          <table:table-cell table:number-columns-repeated="9"/>
          <table:table-cell table:style-name="Default" table:formula="of:=IF([.H214]=&quot;&quot;;&quot;&quot;;COM.MICROSOFT.CONCAT([.H214];&quot;=&quot;;[.I214]))">
            <text:p/>
          </table:table-cell>
        </table:table-row>
        <table:table-row table:style-name="ro1">
          <table:table-cell table:number-columns-repeated="9"/>
          <table:table-cell table:style-name="Default" table:formula="of:=IF([.H215]=&quot;&quot;;&quot;&quot;;COM.MICROSOFT.CONCAT([.H215];&quot;=&quot;;[.I215]))">
            <text:p/>
          </table:table-cell>
        </table:table-row>
        <table:table-row table:style-name="ro1">
          <table:table-cell table:number-columns-repeated="9"/>
          <table:table-cell table:style-name="Default" table:formula="of:=IF([.H216]=&quot;&quot;;&quot;&quot;;COM.MICROSOFT.CONCAT([.H216];&quot;=&quot;;[.I216]))">
            <text:p/>
          </table:table-cell>
        </table:table-row>
        <table:table-row table:style-name="ro1">
          <table:table-cell table:number-columns-repeated="9"/>
          <table:table-cell table:style-name="Default" table:formula="of:=IF([.H217]=&quot;&quot;;&quot;&quot;;COM.MICROSOFT.CONCAT([.H217];&quot;=&quot;;[.I217]))">
            <text:p/>
          </table:table-cell>
        </table:table-row>
        <table:table-row table:style-name="ro1">
          <table:table-cell table:number-columns-repeated="9"/>
          <table:table-cell table:style-name="Default" table:formula="of:=IF([.H218]=&quot;&quot;;&quot;&quot;;COM.MICROSOFT.CONCAT([.H218];&quot;=&quot;;[.I218]))">
            <text:p/>
          </table:table-cell>
        </table:table-row>
        <table:table-row table:style-name="ro1">
          <table:table-cell table:number-columns-repeated="9"/>
          <table:table-cell table:style-name="Default" table:formula="of:=IF([.H219]=&quot;&quot;;&quot;&quot;;COM.MICROSOFT.CONCAT([.H219];&quot;=&quot;;[.I219]))">
            <text:p/>
          </table:table-cell>
        </table:table-row>
        <table:table-row table:style-name="ro1">
          <table:table-cell table:number-columns-repeated="9"/>
          <table:table-cell table:style-name="Default" table:formula="of:=IF([.H220]=&quot;&quot;;&quot;&quot;;COM.MICROSOFT.CONCAT([.H220];&quot;=&quot;;[.I220]))">
            <text:p/>
          </table:table-cell>
        </table:table-row>
        <table:table-row table:style-name="ro1">
          <table:table-cell table:number-columns-repeated="9"/>
          <table:table-cell table:style-name="Default" table:formula="of:=IF([.H221]=&quot;&quot;;&quot;&quot;;COM.MICROSOFT.CONCAT([.H221];&quot;=&quot;;[.I221]))">
            <text:p/>
          </table:table-cell>
        </table:table-row>
        <table:table-row table:style-name="ro1">
          <table:table-cell table:number-columns-repeated="9"/>
          <table:table-cell table:style-name="Default" table:formula="of:=IF([.H222]=&quot;&quot;;&quot;&quot;;COM.MICROSOFT.CONCAT([.H222];&quot;=&quot;;[.I222]))">
            <text:p/>
          </table:table-cell>
        </table:table-row>
        <table:table-row table:style-name="ro1">
          <table:table-cell table:number-columns-repeated="9"/>
          <table:table-cell table:style-name="Default" table:formula="of:=IF([.H223]=&quot;&quot;;&quot;&quot;;COM.MICROSOFT.CONCAT([.H223];&quot;=&quot;;[.I223]))">
            <text:p/>
          </table:table-cell>
        </table:table-row>
        <table:table-row table:style-name="ro1">
          <table:table-cell table:number-columns-repeated="9"/>
          <table:table-cell table:style-name="Default" table:formula="of:=IF([.H224]=&quot;&quot;;&quot;&quot;;COM.MICROSOFT.CONCAT([.H224];&quot;=&quot;;[.I224]))">
            <text:p/>
          </table:table-cell>
        </table:table-row>
        <table:table-row table:style-name="ro1">
          <table:table-cell table:number-columns-repeated="9"/>
          <table:table-cell table:style-name="Default" table:formula="of:=IF([.H225]=&quot;&quot;;&quot;&quot;;COM.MICROSOFT.CONCAT([.H225];&quot;=&quot;;[.I225]))">
            <text:p/>
          </table:table-cell>
        </table:table-row>
        <table:table-row table:style-name="ro1">
          <table:table-cell table:number-columns-repeated="9"/>
          <table:table-cell table:style-name="Default" table:formula="of:=IF([.H226]=&quot;&quot;;&quot;&quot;;COM.MICROSOFT.CONCAT([.H226];&quot;=&quot;;[.I226]))">
            <text:p/>
          </table:table-cell>
        </table:table-row>
        <table:table-row table:style-name="ro1">
          <table:table-cell table:number-columns-repeated="9"/>
          <table:table-cell table:style-name="Default" table:formula="of:=IF([.H227]=&quot;&quot;;&quot;&quot;;COM.MICROSOFT.CONCAT([.H227];&quot;=&quot;;[.I227]))">
            <text:p/>
          </table:table-cell>
        </table:table-row>
        <table:table-row table:style-name="ro1">
          <table:table-cell table:number-columns-repeated="9"/>
          <table:table-cell table:style-name="Default" table:formula="of:=IF([.H228]=&quot;&quot;;&quot;&quot;;COM.MICROSOFT.CONCAT([.H228];&quot;=&quot;;[.I228]))">
            <text:p/>
          </table:table-cell>
        </table:table-row>
        <table:table-row table:style-name="ro1">
          <table:table-cell table:number-columns-repeated="9"/>
          <table:table-cell table:style-name="Default" table:formula="of:=IF([.H229]=&quot;&quot;;&quot;&quot;;COM.MICROSOFT.CONCAT([.H229];&quot;=&quot;;[.I229]))">
            <text:p/>
          </table:table-cell>
        </table:table-row>
        <table:table-row table:style-name="ro1">
          <table:table-cell table:number-columns-repeated="9"/>
          <table:table-cell table:style-name="Default" table:formula="of:=IF([.H230]=&quot;&quot;;&quot;&quot;;COM.MICROSOFT.CONCAT([.H230];&quot;=&quot;;[.I230]))">
            <text:p/>
          </table:table-cell>
        </table:table-row>
        <table:table-row table:style-name="ro1">
          <table:table-cell table:number-columns-repeated="9"/>
          <table:table-cell table:style-name="Default" table:formula="of:=IF([.H231]=&quot;&quot;;&quot;&quot;;COM.MICROSOFT.CONCAT([.H231];&quot;=&quot;;[.I231]))">
            <text:p/>
          </table:table-cell>
        </table:table-row>
        <table:table-row table:style-name="ro1">
          <table:table-cell table:number-columns-repeated="9"/>
          <table:table-cell table:style-name="Default" table:formula="of:=IF([.H232]=&quot;&quot;;&quot;&quot;;COM.MICROSOFT.CONCAT([.H232];&quot;=&quot;;[.I232]))">
            <text:p/>
          </table:table-cell>
        </table:table-row>
        <table:table-row table:style-name="ro1">
          <table:table-cell table:number-columns-repeated="9"/>
          <table:table-cell table:style-name="Default" table:formula="of:=IF([.H233]=&quot;&quot;;&quot;&quot;;COM.MICROSOFT.CONCAT([.H233];&quot;=&quot;;[.I233]))">
            <text:p/>
          </table:table-cell>
        </table:table-row>
        <table:table-row table:style-name="ro1">
          <table:table-cell table:number-columns-repeated="9"/>
          <table:table-cell table:style-name="Default" table:formula="of:=IF([.H234]=&quot;&quot;;&quot;&quot;;COM.MICROSOFT.CONCAT([.H234];&quot;=&quot;;[.I234]))">
            <text:p/>
          </table:table-cell>
        </table:table-row>
        <table:table-row table:style-name="ro1">
          <table:table-cell table:number-columns-repeated="9"/>
          <table:table-cell table:style-name="Default" table:formula="of:=IF([.H235]=&quot;&quot;;&quot;&quot;;COM.MICROSOFT.CONCAT([.H235];&quot;=&quot;;[.I235]))">
            <text:p/>
          </table:table-cell>
        </table:table-row>
        <table:table-row table:style-name="ro1">
          <table:table-cell table:number-columns-repeated="9"/>
          <table:table-cell table:style-name="Default" table:formula="of:=IF([.H236]=&quot;&quot;;&quot;&quot;;COM.MICROSOFT.CONCAT([.H236];&quot;=&quot;;[.I236]))">
            <text:p/>
          </table:table-cell>
        </table:table-row>
        <table:table-row table:style-name="ro1">
          <table:table-cell table:number-columns-repeated="9"/>
          <table:table-cell table:style-name="Default" table:formula="of:=IF([.H237]=&quot;&quot;;&quot;&quot;;COM.MICROSOFT.CONCAT([.H237];&quot;=&quot;;[.I237]))">
            <text:p/>
          </table:table-cell>
        </table:table-row>
        <table:table-row table:style-name="ro1">
          <table:table-cell table:number-columns-repeated="9"/>
          <table:table-cell table:style-name="Default" table:formula="of:=IF([.H238]=&quot;&quot;;&quot;&quot;;COM.MICROSOFT.CONCAT([.H238];&quot;=&quot;;[.I238]))">
            <text:p/>
          </table:table-cell>
        </table:table-row>
        <table:table-row table:style-name="ro1">
          <table:table-cell table:number-columns-repeated="9"/>
          <table:table-cell table:style-name="Default" table:formula="of:=IF([.H239]=&quot;&quot;;&quot;&quot;;COM.MICROSOFT.CONCAT([.H239];&quot;=&quot;;[.I239]))">
            <text:p/>
          </table:table-cell>
        </table:table-row>
        <table:table-row table:style-name="ro1">
          <table:table-cell table:number-columns-repeated="9"/>
          <table:table-cell table:style-name="Default" table:formula="of:=IF([.H240]=&quot;&quot;;&quot;&quot;;COM.MICROSOFT.CONCAT([.H240];&quot;=&quot;;[.I240]))">
            <text:p/>
          </table:table-cell>
        </table:table-row>
        <table:table-row table:style-name="ro1" table:number-rows-repeated="104833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Loupedeck+'.A2:'Loupedeck+'.J2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0" number:min-decimal-places="0" number:min-integer-digits="0"/>
    </number:number-style>
    <number:date-style style:name="N120"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iona Boston</meta:initial-creator>
    <meta:creation-date>2024-12-04T13:22:15.940854158</meta:creation-date>
    <dc:date>2024-12-04T13:27:35.420203663</dc:date>
    <dc:creator>Fiona Boston</dc:creator>
    <meta:editing-duration>PT5M19S</meta:editing-duration>
    <meta:editing-cycles>2</meta:editing-cycles>
    <meta:generator>LibreOffice/24.8.2.1$MacOSX_AARCH64 LibreOffice_project/0f794b6e29741098670a3b95d60478a65d05ef13</meta:generator>
    <meta:document-statistic meta:table-count="1" meta:cell-count="1600" meta:object-count="0"/>
  </office:meta>
</office:document-meta>
</file>